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>
      <style:text-properties fo:font-style="italic" style:font-style-asian="italic" style:font-style-complex="italic"/>
    </style:style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>
      <style:text-properties fo:font-style="italic" style:font-style-asian="italic" style:font-style-complex="italic"/>
    </style:style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>
      <style:text-properties fo:font-style="italic" style:font-style-asian="italic" style:font-style-complex="italic"/>
    </style:style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P12" style:family="paragraph" style:parent-style-name="Standard">
      <style:paragraph-properties fo:break-before="auto" fo:text-indent="1.27cm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>
      <style:text-properties fo:font-style="italic" style:font-style-asian="italic" style:font-style-complex="italic"/>
    </style:style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>
      <style:text-properties fo:font-style="italic" style:font-style-asian="italic" style:font-style-complex="italic"/>
    </style:style>
    <style:style style:name="T20_49" style:family="text"/>
    <style:style style:name="T20_50" style:family="text"/>
    <style:style style:name="T20_51" style:family="text"/>
    <style:style style:name="T20_52" style:family="text">
      <style:text-properties fo:font-style="italic" style:font-style-asian="italic" style:font-style-complex="italic"/>
    </style:style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>
      <style:text-properties fo:font-style="italic" style:font-style-asian="italic" style:font-style-complex="italic"/>
    </style:style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>
      <style:text-properties fo:font-style="italic" style:font-style-asian="italic" style:font-style-complex="italic"/>
    </style:style>
    <style:style style:name="T21_31" style:family="text"/>
    <style:style style:name="T21_32" style:family="text">
      <style:text-properties fo:font-style="italic" style:font-style-asian="italic" style:font-style-complex="italic"/>
    </style:style>
    <style:style style:name="T21_33" style:family="text">
      <style:text-properties fo:font-style="italic" style:font-style-asian="italic" style:font-style-complex="italic"/>
    </style:style>
    <style:style style:name="T21_34" style:family="text"/>
    <style:style style:name="T21_35" style:family="text">
      <style:text-properties fo:font-style="italic" style:font-style-asian="italic" style:font-style-complex="italic"/>
    </style:style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>
      <style:text-properties fo:font-weight="bold" style:font-weight-asian="bold" style:font-weight-complex="bold"/>
    </style:style>
    <style:style style:name="T28_103" style:family="text">
      <style:text-properties fo:font-weight="bold" style:font-weight-asian="bold" style:font-weight-complex="bold"/>
    </style:style>
    <style:style style:name="T28_104" style:family="text">
      <style:text-properties fo:font-weight="bold" style:font-weight-asian="bold" style:font-weight-complex="bold"/>
    </style:style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text-indent="1.27cm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>
      <style:text-properties fo:font-style="italic" style:font-style-asian="italic" style:font-style-complex="italic"/>
    </style:style>
    <style:style style:name="T92_14" style:family="text"/>
    <style:style style:name="T92_15" style:family="text"/>
    <style:style style:name="T92_16" style:family="text"/>
    <style:style style:name="T92_17" style:family="text">
      <style:text-properties fo:font-style="italic" style:font-style-asian="italic" style:font-style-complex="italic"/>
    </style:style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>
      <style:text-properties fo:font-style="italic" style:font-style-asian="italic" style:font-style-complex="italic"/>
    </style:style>
    <style:style style:name="T92_24" style:family="text">
      <style:text-properties fo:font-style="italic" style:font-style-asian="italic" style:font-style-complex="italic"/>
    </style:style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>
      <style:text-properties fo:font-style="italic" style:font-style-asian="italic" style:font-style-complex="italic"/>
    </style:style>
    <style:style style:name="T92_70" style:family="text"/>
    <style:style style:name="T92_71" style:family="text"/>
    <style:style style:name="T92_72" style:family="text"/>
    <style:style style:name="T92_73" style:family="text">
      <style:text-properties fo:font-style="italic" style:font-style-asian="italic" style:font-style-complex="italic"/>
    </style:style>
    <style:style style:name="T92_74" style:family="text">
      <style:text-properties fo:font-style="italic" style:font-style-asian="italic" style:font-style-complex="italic"/>
    </style:style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T94_6" style:family="text">
      <style:text-properties fo:font-weight="bold" style:font-weight-asian="bold" style:font-weight-complex="bold"/>
    </style:style>
    <style:style style:name="T94_7" style:family="text">
      <style:text-properties fo:font-weight="bold" style:font-weight-asian="bold" style:font-weight-complex="bold"/>
    </style:style>
    <style:style style:name="T94_8" style:family="text">
      <style:text-properties fo:font-weight="bold" style:font-weight-asian="bold" style:font-weight-complex="bold"/>
    </style:style>
    <style:style style:name="T94_9" style:family="text">
      <style:text-properties fo:font-weight="bold" style:font-weight-asian="bold" style:font-weight-complex="bold"/>
    </style:style>
    <style:style style:name="T94_10" style:family="text">
      <style:text-properties fo:font-weight="bold" style:font-weight-asian="bold" style:font-weight-complex="bold"/>
    </style:style>
    <style:style style:name="T94_11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T97_101" style:family="text"/>
    <style:style style:name="T97_102" style:family="text"/>
    <style:style style:name="T97_103" style:family="text"/>
    <style:style style:name="T97_104" style:family="text"/>
    <style:style style:name="T97_105" style:family="text"/>
    <style:style style:name="T97_106" style:family="text"/>
    <style:style style:name="T97_107" style:family="text"/>
    <style:style style:name="T97_108" style:family="text"/>
    <style:style style:name="T97_109" style:family="text"/>
    <style:style style:name="T97_110" style:family="text"/>
    <style:style style:name="T97_111" style:family="text"/>
    <style:style style:name="T97_112" style:family="text"/>
    <style:style style:name="T97_113" style:family="text"/>
    <style:style style:name="T97_114" style:family="text"/>
    <style:style style:name="T97_115" style:family="text"/>
    <style:style style:name="T97_116" style:family="text"/>
    <style:style style:name="T97_117" style:family="text"/>
    <style:style style:name="T97_118" style:family="text"/>
    <style:style style:name="T97_119" style:family="text"/>
    <style:style style:name="T97_120" style:family="text"/>
    <style:style style:name="T97_121" style:family="text"/>
    <style:style style:name="T97_122" style:family="text"/>
    <style:style style:name="T97_123" style:family="text"/>
    <style:style style:name="T97_124" style:family="text"/>
    <style:style style:name="T97_125" style:family="text"/>
    <style:style style:name="T97_126" style:family="text"/>
    <style:style style:name="T97_127" style:family="text"/>
    <style:style style:name="T97_128" style:family="text"/>
    <style:style style:name="T97_129" style:family="text"/>
    <style:style style:name="T97_130" style:family="text"/>
    <style:style style:name="T97_131" style:family="text"/>
    <style:style style:name="T97_132" style:family="text"/>
    <style:style style:name="T97_133" style:family="text"/>
    <style:style style:name="T97_134" style:family="text"/>
    <style:style style:name="T97_135" style:family="text"/>
    <style:style style:name="T97_136" style:family="text"/>
    <style:style style:name="T97_137" style:family="text"/>
    <style:style style:name="T97_138" style:family="text"/>
    <style:style style:name="T97_139" style:family="text"/>
    <style:style style:name="T97_140" style:family="text"/>
    <style:style style:name="T97_141" style:family="text"/>
    <style:style style:name="T97_142" style:family="text"/>
    <style:style style:name="T97_143" style:family="text"/>
    <style:style style:name="T97_144" style:family="text"/>
    <style:style style:name="T97_145" style:family="text"/>
    <style:style style:name="T97_146" style:family="text"/>
    <style:style style:name="T97_147" style:family="text"/>
    <style:style style:name="T97_148" style:family="text"/>
    <style:style style:name="T97_149" style:family="text"/>
    <style:style style:name="T97_150" style:family="text"/>
    <style:style style:name="T97_151" style:family="text"/>
    <style:style style:name="T97_152" style:family="text"/>
    <style:style style:name="T97_153" style:family="text"/>
    <style:style style:name="T97_154" style:family="text"/>
    <style:style style:name="T97_155" style:family="text"/>
    <style:style style:name="T97_156" style:family="text"/>
    <style:style style:name="T97_157" style:family="text"/>
    <style:style style:name="T97_158" style:family="text"/>
    <style:style style:name="T97_159" style:family="text"/>
    <style:style style:name="T97_160" style:family="text"/>
    <style:style style:name="T97_161" style:family="text"/>
    <style:style style:name="T97_162" style:family="text"/>
    <style:style style:name="T97_163" style:family="text"/>
    <style:style style:name="T97_164" style:family="text"/>
    <style:style style:name="T97_165" style:family="text"/>
    <style:style style:name="T97_166" style:family="text"/>
    <style:style style:name="T97_167" style:family="text"/>
    <style:style style:name="T97_168" style:family="text"/>
    <style:style style:name="T97_169" style:family="text"/>
    <style:style style:name="T97_170" style:family="text"/>
    <style:style style:name="T97_171" style:family="text"/>
    <style:style style:name="T97_172" style:family="text"/>
    <style:style style:name="T97_173" style:family="text"/>
    <style:style style:name="T97_174" style:family="text"/>
    <style:style style:name="T97_175" style:family="text"/>
    <style:style style:name="T97_176" style:family="text"/>
    <style:style style:name="T97_177" style:family="text"/>
    <style:style style:name="T97_178" style:family="text"/>
    <style:style style:name="T97_179" style:family="text"/>
    <style:style style:name="T97_180" style:family="text"/>
    <style:style style:name="T97_181" style:family="text"/>
    <style:style style:name="T97_182" style:family="text"/>
    <style:style style:name="T97_183" style:family="text"/>
    <style:style style:name="T97_184" style:family="text"/>
    <style:style style:name="T97_185" style:family="text"/>
    <style:style style:name="T97_186" style:family="text"/>
    <style:style style:name="T97_187" style:family="text"/>
    <style:style style:name="T97_188" style:family="text"/>
    <style:style style:name="T97_189" style:family="text"/>
    <style:style style:name="T97_190" style:family="text"/>
    <style:style style:name="T97_191" style:family="text"/>
    <style:style style:name="T97_192" style:family="text"/>
    <style:style style:name="T97_193" style:family="text"/>
    <style:style style:name="T97_194" style:family="text"/>
    <style:style style:name="T97_195" style:family="text"/>
    <style:style style:name="T97_196" style:family="text"/>
    <style:style style:name="T97_197" style:family="text"/>
    <style:style style:name="T97_198" style:family="text"/>
    <style:style style:name="T97_199" style:family="text"/>
    <style:style style:name="T97_200" style:family="text"/>
    <style:style style:name="T97_201" style:family="text"/>
    <style:style style:name="T97_202" style:family="text"/>
    <style:style style:name="T97_203" style:family="text"/>
    <style:style style:name="T97_204" style:family="text"/>
    <style:style style:name="T97_205" style:family="text"/>
    <style:style style:name="T97_206" style:family="text"/>
    <style:style style:name="T97_207" style:family="text"/>
    <style:style style:name="T97_208" style:family="text"/>
    <style:style style:name="T97_209" style:family="text"/>
    <style:style style:name="T97_210" style:family="text"/>
    <style:style style:name="T97_211" style:family="text"/>
    <style:style style:name="T97_212" style:family="text"/>
    <style:style style:name="T97_213" style:family="text"/>
    <style:style style:name="T97_214" style:family="text"/>
    <style:style style:name="T97_215" style:family="text"/>
    <style:style style:name="T97_216" style:family="text"/>
    <style:style style:name="T97_217" style:family="text"/>
    <style:style style:name="T97_218" style:family="text"/>
    <style:style style:name="T97_219" style:family="text"/>
    <style:style style:name="T97_220" style:family="text"/>
    <style:style style:name="T97_221" style:family="text"/>
    <style:style style:name="T97_222" style:family="text"/>
    <style:style style:name="T97_223" style:family="text"/>
    <style:style style:name="T97_224" style:family="text"/>
    <style:style style:name="T97_225" style:family="text"/>
    <style:style style:name="T97_226" style:family="text"/>
    <style:style style:name="T97_227" style:family="text"/>
    <style:style style:name="T97_228" style:family="text"/>
    <style:style style:name="T97_229" style:family="text"/>
    <style:style style:name="T97_230" style:family="text"/>
    <style:style style:name="T97_231" style:family="text"/>
    <style:style style:name="T97_232" style:family="text"/>
    <style:style style:name="T97_233" style:family="text"/>
    <style:style style:name="T97_234" style:family="text"/>
    <style:style style:name="T97_235" style:family="text"/>
    <style:style style:name="T97_236" style:family="text"/>
    <style:style style:name="T97_237" style:family="text"/>
    <style:style style:name="T97_238" style:family="text"/>
    <style:style style:name="T97_239" style:family="text"/>
    <style:style style:name="T97_240" style:family="text"/>
    <style:style style:name="T97_241" style:family="text"/>
    <style:style style:name="T97_242" style:family="text"/>
    <style:style style:name="T97_243" style:family="text"/>
    <style:style style:name="T97_244" style:family="text"/>
    <style:style style:name="T97_245" style:family="text"/>
    <style:style style:name="T97_246" style:family="text"/>
    <style:style style:name="T97_247" style:family="text"/>
    <style:style style:name="T97_248" style:family="text"/>
    <style:style style:name="T97_249" style:family="text"/>
    <style:style style:name="T97_250" style:family="text"/>
    <style:style style:name="T97_251" style:family="text"/>
    <style:style style:name="T97_252" style:family="text"/>
    <style:style style:name="T97_253" style:family="text"/>
    <style:style style:name="T97_254" style:family="text"/>
    <style:style style:name="T97_255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P99" style:family="paragraph" style:parent-style-name="Standard">
      <style:paragraph-properties fo:break-before="auto" fo:text-indent="1.27cm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>
      <style:text-properties fo:font-weight="bold" style:font-weight-asian="bold" style:font-weight-complex="bold"/>
    </style:style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>
      <style:text-properties fo:font-weight="bold" style:font-weight-asian="bold" style:font-weight-complex="bold"/>
    </style:style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T99_122" style:family="text"/>
    <style:style style:name="T99_123" style:family="text"/>
    <style:style style:name="T99_124" style:family="text"/>
    <style:style style:name="T99_125" style:family="text"/>
    <style:style style:name="T99_126" style:family="text"/>
    <style:style style:name="T99_127" style:family="text"/>
    <style:style style:name="T99_128" style:family="text"/>
    <style:style style:name="T99_129" style:family="text"/>
    <style:style style:name="T99_130" style:family="text"/>
    <style:style style:name="T99_131" style:family="text"/>
    <style:style style:name="T99_132" style:family="text"/>
    <style:style style:name="T99_133" style:family="text"/>
    <style:style style:name="T99_134" style:family="text"/>
    <style:style style:name="T99_135" style:family="text"/>
    <style:style style:name="T99_136" style:family="text"/>
    <style:style style:name="T99_137" style:family="text"/>
    <style:style style:name="T99_138" style:family="text"/>
    <style:style style:name="T99_139" style:family="text"/>
    <style:style style:name="T99_140" style:family="text"/>
    <style:style style:name="T99_141" style:family="text"/>
    <style:style style:name="T99_142" style:family="text"/>
    <style:style style:name="T99_143" style:family="text"/>
    <style:style style:name="T99_144" style:family="text"/>
    <style:style style:name="T99_145" style:family="text"/>
    <style:style style:name="T99_146" style:family="text"/>
    <style:style style:name="T99_147" style:family="text"/>
    <style:style style:name="T99_148" style:family="text"/>
    <style:style style:name="T99_149" style:family="text"/>
    <style:style style:name="T99_150" style:family="text"/>
    <style:style style:name="T99_151" style:family="text"/>
    <style:style style:name="T99_152" style:family="text"/>
    <style:style style:name="T99_153" style:family="text"/>
    <style:style style:name="T99_154" style:family="text"/>
    <style:style style:name="T99_155" style:family="text"/>
    <style:style style:name="T99_156" style:family="text"/>
    <style:style style:name="T99_157" style:family="text"/>
    <style:style style:name="T99_158" style:family="text"/>
    <style:style style:name="T99_159" style:family="text"/>
    <style:style style:name="T99_160" style:family="text"/>
    <style:style style:name="T99_161" style:family="text"/>
    <style:style style:name="T99_162" style:family="text"/>
    <style:style style:name="T99_163" style:family="text"/>
    <style:style style:name="T99_164" style:family="text"/>
    <style:style style:name="T99_165" style:family="text"/>
    <style:style style:name="T99_166" style:family="text"/>
    <style:style style:name="T99_167" style:family="text"/>
    <style:style style:name="T99_168" style:family="text"/>
    <style:style style:name="T99_169" style:family="text"/>
    <style:style style:name="T99_170" style:family="text"/>
    <style:style style:name="T99_171" style:family="text"/>
    <style:style style:name="T99_172" style:family="text"/>
    <style:style style:name="T99_173" style:family="text"/>
    <style:style style:name="T99_174" style:family="text"/>
    <style:style style:name="T99_175" style:family="text"/>
    <style:style style:name="T99_176" style:family="text"/>
    <style:style style:name="T99_177" style:family="text"/>
    <style:style style:name="T99_178" style:family="text"/>
    <style:style style:name="T99_179" style:family="text"/>
    <style:style style:name="T99_180" style:family="text"/>
    <style:style style:name="T99_181" style:family="text"/>
    <style:style style:name="T99_182" style:family="text"/>
    <style:style style:name="P100" style:family="paragraph" style:parent-style-name="Standard">
      <style:paragraph-properties fo:break-before="auto" fo:text-indent="1.27cm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T103_3" style:family="text">
      <style:text-properties fo:font-weight="bold" style:font-weight-asian="bold" style:font-weight-complex="bold"/>
    </style:style>
    <style:style style:name="T103_4" style:family="text">
      <style:text-properties fo:font-weight="bold" style:font-weight-asian="bold" style:font-weight-complex="bold"/>
    </style:style>
    <style:style style:name="T103_5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>
      <style:text-properties fo:font-style="italic" style:font-style-asian="italic" style:font-style-complex="italic"/>
    </style:style>
    <style:style style:name="T105_83" style:family="text">
      <style:text-properties fo:font-style="italic" style:font-style-asian="italic" style:font-style-complex="italic"/>
    </style:style>
    <style:style style:name="T105_84" style:family="text">
      <style:text-properties fo:font-style="italic" style:font-style-asian="italic" style:font-style-complex="italic"/>
    </style:style>
    <style:style style:name="T105_85" style:family="text">
      <style:text-properties fo:font-style="italic" style:font-style-asian="italic" style:font-style-complex="italic"/>
    </style:style>
    <style:style style:name="T105_86" style:family="text">
      <style:text-properties fo:font-style="italic" style:font-style-asian="italic" style:font-style-complex="italic"/>
    </style:style>
    <style:style style:name="T105_87" style:family="text">
      <style:text-properties fo:font-style="italic" style:font-style-asian="italic" style:font-style-complex="italic"/>
    </style:style>
    <style:style style:name="T105_88" style:family="text">
      <style:text-properties fo:font-style="italic" style:font-style-asian="italic" style:font-style-complex="italic"/>
    </style:style>
    <style:style style:name="T105_89" style:family="text">
      <style:text-properties fo:font-style="italic" style:font-style-asian="italic" style:font-style-complex="italic"/>
    </style:style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>
      <style:text-properties fo:font-style="italic" style:font-style-asian="italic" style:font-style-complex="italic"/>
    </style:style>
    <style:style style:name="T112_77" style:family="text">
      <style:text-properties fo:font-style="italic" style:font-style-asian="italic" style:font-style-complex="italic"/>
    </style:style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>
      <style:text-properties fo:font-weight="bold" style:font-weight-asian="bold" style:font-weight-complex="bold"/>
    </style:style>
    <style:style style:name="T112_117" style:family="text">
      <style:text-properties fo:font-weight="bold" style:font-weight-asian="bold" style:font-weight-complex="bold"/>
    </style:style>
    <style:style style:name="T112_118" style:family="text">
      <style:text-properties fo:font-weight="bold" style:font-weight-asian="bold" style:font-weight-complex="bold"/>
    </style:style>
    <style:style style:name="T112_119" style:family="text">
      <style:text-properties fo:font-weight="bold" style:font-weight-asian="bold" style:font-weight-complex="bold"/>
    </style:style>
    <style:style style:name="T112_120" style:family="text">
      <style:text-properties fo:font-weight="bold" style:font-weight-asian="bold" style:font-weight-complex="bold"/>
    </style:style>
    <style:style style:name="T112_121" style:family="text">
      <style:text-properties fo:font-weight="bold" style:font-weight-asian="bold" style:font-weight-complex="bold"/>
    </style:style>
    <style:style style:name="T112_122" style:family="text">
      <style:text-properties fo:font-weight="bold" style:font-weight-asian="bold" style:font-weight-complex="bold"/>
    </style:style>
    <style:style style:name="T112_123" style:family="text">
      <style:text-properties fo:font-weight="bold" style:font-weight-asian="bold" style:font-weight-complex="bold"/>
    </style:style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/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/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T112_179" style:family="text"/>
    <style:style style:name="T112_180" style:family="text"/>
    <style:style style:name="T112_181" style:family="text"/>
    <style:style style:name="T112_182" style:family="text"/>
    <style:style style:name="T112_183" style:family="text"/>
    <style:style style:name="T112_184" style:family="text"/>
    <style:style style:name="T112_185" style:family="text"/>
    <style:style style:name="T112_186" style:family="text"/>
    <style:style style:name="T112_187" style:family="text"/>
    <style:style style:name="T112_188" style:family="text"/>
    <style:style style:name="T112_189" style:family="text"/>
    <style:style style:name="T112_190" style:family="text"/>
    <style:style style:name="T112_191" style:family="text"/>
    <style:style style:name="T112_192" style:family="text"/>
    <style:style style:name="T112_193" style:family="text"/>
    <style:style style:name="T112_194" style:family="text"/>
    <style:style style:name="T112_195" style:family="text"/>
    <style:style style:name="T112_196" style:family="text"/>
    <style:style style:name="T112_197" style:family="text"/>
    <style:style style:name="T112_198" style:family="text"/>
    <style:style style:name="T112_199" style:family="text"/>
    <style:style style:name="T112_200" style:family="text"/>
    <style:style style:name="T112_201" style:family="text"/>
    <style:style style:name="T112_202" style:family="text"/>
    <style:style style:name="T112_203" style:family="text">
      <style:text-properties fo:font-style="italic" style:font-style-asian="italic" style:font-style-complex="italic"/>
    </style:style>
    <style:style style:name="T112_204" style:family="text">
      <style:text-properties fo:font-style="italic" style:font-style-asian="italic" style:font-style-complex="italic"/>
    </style:style>
    <style:style style:name="T112_205" style:family="text">
      <style:text-properties fo:font-style="italic" style:font-style-asian="italic" style:font-style-complex="italic"/>
    </style:style>
    <style:style style:name="T112_206" style:family="text">
      <style:text-properties fo:font-style="italic" style:font-style-asian="italic" style:font-style-complex="italic"/>
    </style:style>
    <style:style style:name="T112_207" style:family="text">
      <style:text-properties fo:font-style="italic" style:font-style-asian="italic" style:font-style-complex="italic"/>
    </style:style>
    <style:style style:name="T112_208" style:family="text">
      <style:text-properties fo:font-style="italic" style:font-style-asian="italic" style:font-style-complex="italic"/>
    </style:style>
    <style:style style:name="T112_209" style:family="text">
      <style:text-properties fo:font-style="italic" style:font-style-asian="italic" style:font-style-complex="italic"/>
    </style:style>
    <style:style style:name="T112_210" style:family="text">
      <style:text-properties fo:font-style="italic" style:font-style-asian="italic" style:font-style-complex="italic"/>
    </style:style>
    <style:style style:name="T112_211" style:family="text">
      <style:text-properties fo:font-style="italic" style:font-style-asian="italic" style:font-style-complex="italic"/>
    </style:style>
    <style:style style:name="T112_212" style:family="text">
      <style:text-properties fo:font-style="italic" style:font-style-asian="italic" style:font-style-complex="italic"/>
    </style:style>
    <style:style style:name="T112_213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T115_5" style:family="text">
      <style:text-properties fo:font-weight="bold" style:font-weight-asian="bold" style:font-weight-complex="bold"/>
    </style:style>
    <style:style style:name="T115_6" style:family="text">
      <style:text-properties fo:font-weight="bold" style:font-weight-asian="bold" style:font-weight-complex="bold"/>
    </style:style>
    <style:style style:name="T115_7" style:family="text">
      <style:text-properties fo:font-weight="bold" style:font-weight-asian="bold" style:font-weight-complex="bold"/>
    </style:style>
    <style:style style:name="T115_8" style:family="text">
      <style:text-properties fo:font-weight="bold" style:font-weight-asian="bold" style:font-weight-complex="bold"/>
    </style:style>
    <style:style style:name="T115_9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T117_110" style:family="text"/>
    <style:style style:name="T117_111" style:family="text"/>
    <style:style style:name="T117_112" style:family="text"/>
    <style:style style:name="T117_113" style:family="text"/>
    <style:style style:name="T117_114" style:family="text"/>
    <style:style style:name="T117_115" style:family="text"/>
    <style:style style:name="T117_116" style:family="text"/>
    <style:style style:name="T117_117" style:family="text"/>
    <style:style style:name="T117_118" style:family="text"/>
    <style:style style:name="T117_119" style:family="text"/>
    <style:style style:name="T117_120" style:family="text"/>
    <style:style style:name="T117_121" style:family="text"/>
    <style:style style:name="T117_122" style:family="text"/>
    <style:style style:name="T117_123" style:family="text"/>
    <style:style style:name="T117_124" style:family="text"/>
    <style:style style:name="T117_125" style:family="text"/>
    <style:style style:name="T117_126" style:family="text"/>
    <style:style style:name="T117_127" style:family="text"/>
    <style:style style:name="T117_128" style:family="text"/>
    <style:style style:name="T117_129" style:family="text"/>
    <style:style style:name="T117_130" style:family="text"/>
    <style:style style:name="T117_131" style:family="text"/>
    <style:style style:name="T117_132" style:family="text"/>
    <style:style style:name="T117_133" style:family="text"/>
    <style:style style:name="T117_134" style:family="text"/>
    <style:style style:name="T117_135" style:family="text"/>
    <style:style style:name="T117_136" style:family="text"/>
    <style:style style:name="T117_137" style:family="text"/>
    <style:style style:name="T117_138" style:family="text"/>
    <style:style style:name="T117_139" style:family="text"/>
    <style:style style:name="T117_140" style:family="text"/>
    <style:style style:name="T117_141" style:family="text"/>
    <style:style style:name="T117_142" style:family="text"/>
    <style:style style:name="T117_143" style:family="text"/>
    <style:style style:name="T117_144" style:family="text"/>
    <style:style style:name="T117_145" style:family="text"/>
    <style:style style:name="T117_146" style:family="text"/>
    <style:style style:name="T117_147" style:family="text"/>
    <style:style style:name="T117_148" style:family="text"/>
    <style:style style:name="T117_149" style:family="text"/>
    <style:style style:name="T117_150" style:family="text"/>
    <style:style style:name="T117_151" style:family="text"/>
    <style:style style:name="T117_152" style:family="text"/>
    <style:style style:name="T117_153" style:family="text"/>
    <style:style style:name="T117_154" style:family="text"/>
    <style:style style:name="T117_155" style:family="text"/>
    <style:style style:name="T117_156" style:family="text"/>
    <style:style style:name="T117_157" style:family="text"/>
    <style:style style:name="T117_158" style:family="text"/>
    <style:style style:name="T117_159" style:family="text"/>
    <style:style style:name="T117_160" style:family="text"/>
    <style:style style:name="T117_161" style:family="text"/>
    <style:style style:name="T117_162" style:family="text"/>
    <style:style style:name="T117_163" style:family="text"/>
    <style:style style:name="T117_164" style:family="text"/>
    <style:style style:name="T117_165" style:family="text"/>
    <style:style style:name="T117_166" style:family="text"/>
    <style:style style:name="T117_167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>
      <style:text-properties fo:font-style="italic" style:font-style-asian="italic" style:font-style-complex="italic"/>
    </style:style>
    <style:style style:name="T130_143" style:family="text">
      <style:text-properties fo:font-style="italic" style:font-style-asian="italic" style:font-style-complex="italic"/>
    </style:style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T130_169" style:family="text"/>
    <style:style style:name="T130_170" style:family="text"/>
    <style:style style:name="T130_171" style:family="text"/>
    <style:style style:name="T130_172" style:family="text"/>
    <style:style style:name="T130_173" style:family="text"/>
    <style:style style:name="T130_174" style:family="text"/>
    <style:style style:name="T130_175" style:family="text"/>
    <style:style style:name="T130_176" style:family="text"/>
    <style:style style:name="T130_177" style:family="text"/>
    <style:style style:name="T130_178" style:family="text"/>
    <style:style style:name="T130_179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>
      <style:text-properties fo:font-style="italic" style:font-style-asian="italic" style:font-style-complex="italic"/>
    </style:style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T149_4" style:family="text">
      <style:text-properties fo:font-weight="bold" style:font-weight-asian="bold" style:font-weight-complex="bold"/>
    </style:style>
    <style:style style:name="T149_5" style:family="text">
      <style:text-properties fo:font-weight="bold" style:font-weight-asian="bold" style:font-weight-complex="bold"/>
    </style:style>
    <style:style style:name="T149_6" style:family="text">
      <style:text-properties fo:font-weight="bold" style:font-weight-asian="bold" style:font-weight-complex="bold"/>
    </style:style>
    <style:style style:name="T149_7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T170_98" style:family="text"/>
    <style:style style:name="T170_99" style:family="text"/>
    <style:style style:name="T170_100" style:family="text"/>
    <style:style style:name="T170_101" style:family="text"/>
    <style:style style:name="T170_102" style:family="text"/>
    <style:style style:name="T170_103" style:family="text"/>
    <style:style style:name="T170_104" style:family="text"/>
    <style:style style:name="T170_105" style:family="text"/>
    <style:style style:name="T170_106" style:family="text"/>
    <style:style style:name="T170_107" style:family="text"/>
    <style:style style:name="T170_108" style:family="text"/>
    <style:style style:name="T170_109" style:family="text"/>
    <style:style style:name="T170_110" style:family="text"/>
    <style:style style:name="T170_111" style:family="text"/>
    <style:style style:name="T170_112" style:family="text"/>
    <style:style style:name="T170_113" style:family="text"/>
    <style:style style:name="T170_114" style:family="text"/>
    <style:style style:name="T170_115" style:family="text"/>
    <style:style style:name="T170_116" style:family="text"/>
    <style:style style:name="T170_117" style:family="text"/>
    <style:style style:name="T170_118" style:family="text"/>
    <style:style style:name="T170_119" style:family="text"/>
    <style:style style:name="T170_120" style:family="text"/>
    <style:style style:name="T170_121" style:family="text"/>
    <style:style style:name="T170_122" style:family="text"/>
    <style:style style:name="T170_123" style:family="text"/>
    <style:style style:name="T170_124" style:family="text"/>
    <style:style style:name="T170_125" style:family="text"/>
    <style:style style:name="T170_126" style:family="text"/>
    <style:style style:name="T170_127" style:family="text"/>
    <style:style style:name="T170_128" style:family="text"/>
    <style:style style:name="T170_129" style:family="text"/>
    <style:style style:name="T170_130" style:family="text"/>
    <style:style style:name="T170_131" style:family="text"/>
    <style:style style:name="T170_132" style:family="text"/>
    <style:style style:name="T170_133" style:family="text"/>
    <style:style style:name="T170_134" style:family="text"/>
    <style:style style:name="T170_135" style:family="text"/>
    <style:style style:name="T170_136" style:family="text"/>
    <style:style style:name="T170_137" style:family="text"/>
    <style:style style:name="T170_138" style:family="text"/>
    <style:style style:name="T170_139" style:family="text"/>
    <style:style style:name="T170_140" style:family="text"/>
    <style:style style:name="T170_141" style:family="text"/>
    <style:style style:name="T170_142" style:family="text"/>
    <style:style style:name="T170_143" style:family="text"/>
    <style:style style:name="T170_144" style:family="text"/>
    <style:style style:name="T170_145" style:family="text"/>
    <style:style style:name="T170_146" style:family="text"/>
    <style:style style:name="T170_147" style:family="text"/>
    <style:style style:name="T170_148" style:family="text"/>
    <style:style style:name="T170_149" style:family="text"/>
    <style:style style:name="T170_150" style:family="text"/>
    <style:style style:name="T170_151" style:family="text"/>
    <style:style style:name="T170_152" style:family="text"/>
    <style:style style:name="T170_153" style:family="text"/>
    <style:style style:name="T170_154" style:family="text"/>
    <style:style style:name="T170_155" style:family="text"/>
    <style:style style:name="T170_156" style:family="text"/>
    <style:style style:name="T170_157" style:family="text"/>
    <style:style style:name="T170_158" style:family="text"/>
    <style:style style:name="T170_159" style:family="text"/>
    <style:style style:name="T170_160" style:family="text"/>
    <style:style style:name="T170_161" style:family="text"/>
    <style:style style:name="T170_162" style:family="text"/>
    <style:style style:name="T170_163" style:family="text"/>
    <style:style style:name="T170_164" style:family="text"/>
    <style:style style:name="T170_165" style:family="text"/>
    <style:style style:name="T170_166" style:family="text"/>
    <style:style style:name="T170_167" style:family="text"/>
    <style:style style:name="T170_168" style:family="text"/>
    <style:style style:name="T170_169" style:family="text"/>
    <style:style style:name="T170_170" style:family="text"/>
    <style:style style:name="T170_171" style:family="text"/>
    <style:style style:name="T170_172" style:family="text"/>
    <style:style style:name="T170_173" style:family="text"/>
    <style:style style:name="T170_174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T178_99" style:family="text"/>
    <style:style style:name="T178_100" style:family="text"/>
    <style:style style:name="T178_101" style:family="text"/>
    <style:style style:name="T178_102" style:family="text"/>
    <style:style style:name="T178_103" style:family="text"/>
    <style:style style:name="T178_104" style:family="text"/>
    <style:style style:name="T178_105" style:family="text"/>
    <style:style style:name="T178_106" style:family="text"/>
    <style:style style:name="T178_107" style:family="text"/>
    <style:style style:name="T178_108" style:family="text"/>
    <style:style style:name="T178_109" style:family="text"/>
    <style:style style:name="T178_110" style:family="text"/>
    <style:style style:name="T178_111" style:family="text"/>
    <style:style style:name="T178_112" style:family="text"/>
    <style:style style:name="T178_113" style:family="text"/>
    <style:style style:name="T178_114" style:family="text"/>
    <style:style style:name="T178_115" style:family="text"/>
    <style:style style:name="T178_116" style:family="text"/>
    <style:style style:name="T178_117" style:family="text"/>
    <style:style style:name="T178_118" style:family="text"/>
    <style:style style:name="T178_119" style:family="text"/>
    <style:style style:name="T178_120" style:family="text"/>
    <style:style style:name="T178_121" style:family="text"/>
    <style:style style:name="T178_122" style:family="text"/>
    <style:style style:name="T178_123" style:family="text"/>
    <style:style style:name="T178_124" style:family="text"/>
    <style:style style:name="T178_125" style:family="text"/>
    <style:style style:name="T178_126" style:family="text"/>
    <style:style style:name="T178_127" style:family="text"/>
    <style:style style:name="T178_128" style:family="text"/>
    <style:style style:name="T178_129" style:family="text"/>
    <style:style style:name="T178_130" style:family="text"/>
    <style:style style:name="T178_131" style:family="text"/>
    <style:style style:name="T178_132" style:family="text"/>
    <style:style style:name="T178_133" style:family="text"/>
    <style:style style:name="T178_134" style:family="text"/>
    <style:style style:name="T178_135" style:family="text"/>
    <style:style style:name="T178_136" style:family="text"/>
    <style:style style:name="T178_137" style:family="text"/>
    <style:style style:name="T178_138" style:family="text"/>
    <style:style style:name="T178_139" style:family="text"/>
    <style:style style:name="T178_140" style:family="text"/>
    <style:style style:name="T178_141" style:family="text"/>
    <style:style style:name="T178_142" style:family="text"/>
    <style:style style:name="T178_143" style:family="text"/>
    <style:style style:name="T178_144" style:family="text"/>
    <style:style style:name="T178_145" style:family="text"/>
    <style:style style:name="T178_146" style:family="text"/>
    <style:style style:name="T178_147" style:family="text"/>
    <style:style style:name="T178_148" style:family="text"/>
    <style:style style:name="T178_149" style:family="text"/>
    <style:style style:name="T178_150" style:family="text"/>
    <style:style style:name="T178_151" style:family="text"/>
    <style:style style:name="T178_152" style:family="text"/>
    <style:style style:name="T178_153" style:family="text"/>
    <style:style style:name="T178_154" style:family="text"/>
    <style:style style:name="T178_155" style:family="text"/>
    <style:style style:name="T178_156" style:family="text"/>
    <style:style style:name="T178_157" style:family="text"/>
    <style:style style:name="T178_158" style:family="text"/>
    <style:style style:name="T178_159" style:family="text"/>
    <style:style style:name="T178_160" style:family="text"/>
    <style:style style:name="T178_161" style:family="text"/>
    <style:style style:name="T178_162" style:family="text"/>
    <style:style style:name="T178_163" style:family="text"/>
    <style:style style:name="T178_164" style:family="text"/>
    <style:style style:name="T178_165" style:family="text"/>
    <style:style style:name="T178_166" style:family="text"/>
    <style:style style:name="T178_167" style:family="text"/>
    <style:style style:name="T178_168" style:family="text"/>
    <style:style style:name="T178_169" style:family="text"/>
    <style:style style:name="T178_170" style:family="text"/>
    <style:style style:name="T178_171" style:family="text"/>
    <style:style style:name="T178_172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fo:font-weight="bold" style:font-weight-asian="bold" style:font-weight-complex="bold"/>
    </style:style>
    <style:style style:name="T181_4" style:family="text">
      <style:text-properties fo:font-weight="bold" style:font-weight-asian="bold" style:font-weight-complex="bold"/>
    </style:style>
    <style:style style:name="T181_5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T183_93" style:family="text"/>
    <style:style style:name="T183_94" style:family="text"/>
    <style:style style:name="T183_95" style:family="text"/>
    <style:style style:name="T183_96" style:family="text"/>
    <style:style style:name="T183_97" style:family="text"/>
    <style:style style:name="T183_98" style:family="text"/>
    <style:style style:name="T183_99" style:family="text"/>
    <style:style style:name="T183_100" style:family="text"/>
    <style:style style:name="T183_101" style:family="text"/>
    <style:style style:name="T183_102" style:family="text"/>
    <style:style style:name="T183_103" style:family="text"/>
    <style:style style:name="T183_104" style:family="text"/>
    <style:style style:name="T183_105" style:family="text"/>
    <style:style style:name="T183_106" style:family="text"/>
    <style:style style:name="T183_107" style:family="text"/>
    <style:style style:name="T183_108" style:family="text"/>
    <style:style style:name="T183_109" style:family="text"/>
    <style:style style:name="T183_110" style:family="text"/>
    <style:style style:name="T183_111" style:family="text"/>
    <style:style style:name="T183_112" style:family="text"/>
    <style:style style:name="T183_113" style:family="text"/>
    <style:style style:name="T183_114" style:family="text"/>
    <style:style style:name="T183_115" style:family="text"/>
    <style:style style:name="P184" style:family="paragraph" style:parent-style-name="Standard">
      <style:paragraph-properties fo:break-before="auto" fo:text-indent="1.27cm" fo:line-height="115%" style:writing-mode="lr-tb"/>
    </style:style>
    <style:style style:name="P185" style:family="paragraph" style:parent-style-name="Standard">
      <style:paragraph-properties fo:break-before="auto" fo:text-indent="1.27cm" fo:line-height="115%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>
      <style:text-properties fo:font-style="italic" style:font-style-asian="italic" style:font-style-complex="italic"/>
    </style:style>
    <style:style style:name="T198_23" style:family="text">
      <style:text-properties fo:font-style="italic" style:font-style-asian="italic" style:font-style-complex="italic"/>
    </style:style>
    <style:style style:name="T198_24" style:family="text">
      <style:text-properties fo:font-style="italic" style:font-style-asian="italic" style:font-style-complex="italic"/>
    </style:style>
    <style:style style:name="T198_25" style:family="text">
      <style:text-properties fo:font-style="italic" style:font-style-asian="italic" style:font-style-complex="italic"/>
    </style:style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weight="bold" style:font-weight-asian="bold" style:font-weight-complex="bold"/>
    </style:style>
    <style:style style:name="T208_2" style:family="text">
      <style:text-properties fo:font-weight="bold" style:font-weight-asian="bold" style:font-weight-complex="bold"/>
    </style:style>
    <style:style style:name="T208_3" style:family="text">
      <style:text-properties fo:font-weight="bold" style:font-weight-asian="bold" style:font-weight-complex="bold"/>
    </style:style>
    <style:style style:name="T208_4" style:family="text">
      <style:text-properties fo:font-weight="bold" style:font-weight-asian="bold" style:font-weight-complex="bold"/>
    </style:style>
    <style:style style:name="T208_5" style:family="text">
      <style:text-properties fo:font-weight="bold" style:font-weight-asian="bold" style:font-weight-complex="bold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>
      <style:text-properties fo:font-style="italic" style:font-style-asian="italic" style:font-style-complex="italic"/>
    </style:style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>
      <style:text-properties fo:font-style="italic" style:font-style-asian="italic" style:font-style-complex="italic"/>
    </style:style>
    <style:style style:name="T228_11" style:family="text">
      <style:text-properties fo:font-style="italic" style:font-style-asian="italic" style:font-style-complex="italic"/>
    </style:style>
    <style:style style:name="T228_12" style:family="text">
      <style:text-properties fo:font-style="italic" style:font-style-asian="italic" style:font-style-complex="italic"/>
    </style:style>
    <style:style style:name="T228_13" style:family="text">
      <style:text-properties fo:font-style="italic" style:font-style-asian="italic" style:font-style-complex="italic"/>
    </style:style>
    <style:style style:name="T228_14" style:family="text">
      <style:text-properties fo:font-style="italic" style:font-style-asian="italic" style:font-style-complex="italic"/>
    </style:style>
    <style:style style:name="T228_15" style:family="text">
      <style:text-properties fo:font-style="italic" style:font-style-asian="italic" style:font-style-complex="italic"/>
    </style:style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P2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font-weight="bold" style:font-weight-asian="bold" style:font-weight-complex="bold" style:text-underline-style="solid" style:text-underline-color="font-color"/>
    </style:style>
    <style:style style:name="P2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weight="bold" style:font-weight-asian="bold" style:font-weight-complex="bold" style:text-underline-style="solid" style:text-underline-color="font-color"/>
    </style:style>
    <style:style style:name="P2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font-weight="bold" style:font-weight-asian="bold" style:font-weight-complex="bold" style:text-underline-style="solid" style:text-underline-color="font-color"/>
    </style:style>
    <style:style style:name="T260_2" style:family="text">
      <style:text-properties fo:font-weight="bold" style:font-weight-asian="bold" style:font-weight-complex="bold" style:text-underline-style="solid" style:text-underline-color="font-color"/>
    </style:style>
    <style:style style:name="T260_3" style:family="text">
      <style:text-properties fo:font-weight="bold" style:font-weight-asian="bold" style:font-weight-complex="bold" style:text-underline-style="solid" style:text-underline-color="font-color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>
      <style:text-properties fo:color="#1155cc" style:text-underline-style="solid" style:text-underline-color="font-color"/>
    </style:style>
    <style:style style:name="T261_4" style:family="text"/>
    <style:style style:name="T261_5" style:family="text">
      <style:text-properties fo:color="#1155cc" style:text-underline-style="solid" style:text-underline-color="font-color"/>
    </style:style>
    <style:style style:name="T261_6" style:family="text"/>
    <style:style style:name="T261_7" style:family="text">
      <style:text-properties fo:color="#1155cc" style:text-underline-style="solid" style:text-underline-color="font-color"/>
    </style:style>
    <style:style style:name="T261_8" style:family="text"/>
    <style:style style:name="T261_9" style:family="text">
      <style:text-properties fo:color="#1155cc" style:text-underline-style="solid" style:text-underline-color="font-color"/>
    </style:style>
    <style:style style:name="T261_10" style:family="text"/>
    <style:style style:name="T261_11" style:family="text">
      <style:text-properties fo:color="#1155cc" style:text-underline-style="solid" style:text-underline-color="font-color"/>
    </style:style>
    <style:style style:name="T261_12" style:family="text"/>
    <style:style style:name="T261_13" style:family="text">
      <style:text-properties fo:color="#1155cc" style:text-underline-style="solid" style:text-underline-color="font-color"/>
    </style:style>
    <style:style style:name="T261_14" style:family="text"/>
    <style:style style:name="T261_15" style:family="text">
      <style:text-properties fo:color="#1155cc" style:text-underline-style="solid" style:text-underline-color="font-color"/>
    </style:style>
    <style:style style:name="T261_16" style:family="text"/>
    <style:style style:name="T261_17" style:family="text">
      <style:text-properties fo:color="#1155cc" style:text-underline-style="solid" style:text-underline-color="font-color"/>
    </style:style>
    <style:style style:name="T261_18" style:family="text"/>
    <style:style style:name="T261_19" style:family="text">
      <style:text-properties fo:color="#1155cc" style:text-underline-style="solid" style:text-underline-color="font-color"/>
    </style:style>
    <style:style style:name="T261_20" style:family="text"/>
    <style:style style:name="T261_21" style:family="text">
      <style:text-properties fo:color="#1155cc" style:text-underline-style="solid" style:text-underline-color="font-color"/>
    </style:style>
    <style:style style:name="T261_22" style:family="text"/>
    <style:style style:name="T261_23" style:family="text">
      <style:text-properties fo:color="#1155cc" style:text-underline-style="solid" style:text-underline-color="font-color"/>
    </style:style>
    <style:style style:name="T261_24" style:family="text"/>
    <style:style style:name="T261_25" style:family="text">
      <style:text-properties fo:color="#1155cc" style:text-underline-style="solid" style:text-underline-color="font-color"/>
    </style:style>
    <style:style style:name="T261_26" style:family="text"/>
    <style:style style:name="T261_27" style:family="text">
      <style:text-properties fo:color="#1155cc" style:text-underline-style="solid" style:text-underline-color="font-color"/>
    </style:style>
    <style:style style:name="T261_28" style:family="text"/>
    <style:style style:name="T261_29" style:family="text">
      <style:text-properties fo:color="#1155cc" style:text-underline-style="solid" style:text-underline-color="font-color"/>
    </style:style>
    <style:style style:name="T261_30" style:family="text"/>
    <style:style style:name="T261_31" style:family="text">
      <style:text-properties fo:color="#1155cc" style:text-underline-style="solid" style:text-underline-color="font-color"/>
    </style:style>
    <style:style style:name="T261_32" style:family="text"/>
    <style:style style:name="T261_33" style:family="text">
      <style:text-properties fo:color="#1155cc" style:text-underline-style="solid" style:text-underline-color="font-color"/>
    </style:style>
    <style:style style:name="T261_34" style:family="text"/>
    <style:style style:name="T261_35" style:family="text">
      <style:text-properties fo:color="#1155cc" style:text-underline-style="solid" style:text-underline-color="font-color"/>
    </style:style>
    <style:style style:name="T261_36" style:family="text"/>
    <style:style style:name="T261_37" style:family="text">
      <style:text-properties fo:color="#1155cc" style:text-underline-style="solid" style:text-underline-color="font-color"/>
    </style:style>
    <style:style style:name="T261_38" style:family="text"/>
    <style:style style:name="T261_39" style:family="text">
      <style:text-properties fo:color="#1155cc" style:text-underline-style="solid" style:text-underline-color="font-color"/>
    </style:style>
    <style:style style:name="T261_40" style:family="text"/>
    <style:style style:name="T261_41" style:family="text">
      <style:text-properties fo:color="#1155cc" style:text-underline-style="solid" style:text-underline-color="font-color"/>
    </style:style>
    <style:style style:name="T261_42" style:family="text"/>
    <style:style style:name="T261_43" style:family="text">
      <style:text-properties fo:color="#1155cc" style:text-underline-style="solid" style:text-underline-color="font-color"/>
    </style:style>
    <style:style style:name="T261_44" style:family="text"/>
    <style:style style:name="T261_45" style:family="text">
      <style:text-properties fo:color="#1155cc" style:text-underline-style="solid" style:text-underline-color="font-color"/>
    </style:style>
    <style:style style:name="T261_46" style:family="text"/>
    <style:style style:name="T261_47" style:family="text">
      <style:text-properties fo:color="#1155cc" style:text-underline-style="solid" style:text-underline-color="font-color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>
      <style:text-properties fo:color="#1155cc" style:text-underline-style="solid" style:text-underline-color="font-color"/>
    </style:style>
    <style:style style:name="T262_4" style:family="text"/>
    <style:style style:name="T262_5" style:family="text">
      <style:text-properties fo:color="#1155cc" style:text-underline-style="solid" style:text-underline-color="font-color"/>
    </style:style>
    <style:style style:name="T262_6" style:family="text"/>
    <style:style style:name="T262_7" style:family="text">
      <style:text-properties fo:color="#1155cc" style:text-underline-style="solid" style:text-underline-color="font-color"/>
    </style:style>
    <style:style style:name="T262_8" style:family="text"/>
    <style:style style:name="T262_9" style:family="text">
      <style:text-properties fo:color="#1155cc" style:text-underline-style="solid" style:text-underline-color="font-color"/>
    </style:style>
    <style:style style:name="T262_10" style:family="text"/>
    <style:style style:name="T262_11" style:family="text">
      <style:text-properties fo:color="#1155cc" style:text-underline-style="solid" style:text-underline-color="font-color"/>
    </style:style>
    <style:style style:name="T262_12" style:family="text"/>
    <style:style style:name="T262_13" style:family="text">
      <style:text-properties fo:color="#1155cc" style:text-underline-style="solid" style:text-underline-color="font-color"/>
    </style:style>
    <style:style style:name="T262_14" style:family="text"/>
    <style:style style:name="T262_15" style:family="text">
      <style:text-properties fo:color="#1155cc" style:text-underline-style="solid" style:text-underline-color="font-color"/>
    </style:style>
    <style:style style:name="T262_16" style:family="text"/>
    <style:style style:name="T262_17" style:family="text">
      <style:text-properties fo:color="#1155cc" style:text-underline-style="solid" style:text-underline-color="font-color"/>
    </style:style>
    <style:style style:name="T262_18" style:family="text"/>
    <style:style style:name="T262_19" style:family="text">
      <style:text-properties fo:color="#1155cc" style:text-underline-style="solid" style:text-underline-color="font-color"/>
    </style:style>
    <style:style style:name="T262_20" style:family="text"/>
    <style:style style:name="T262_21" style:family="text">
      <style:text-properties fo:color="#1155cc" style:text-underline-style="solid" style:text-underline-color="font-color"/>
    </style:style>
    <style:style style:name="T262_22" style:family="text"/>
    <style:style style:name="T262_23" style:family="text">
      <style:text-properties fo:color="#1155cc" style:text-underline-style="solid" style:text-underline-color="font-color"/>
    </style:style>
    <style:style style:name="T262_24" style:family="text"/>
    <style:style style:name="T262_25" style:family="text">
      <style:text-properties fo:color="#1155cc" style:text-underline-style="solid" style:text-underline-color="font-color"/>
    </style:style>
    <style:style style:name="T262_26" style:family="text"/>
    <style:style style:name="T262_27" style:family="text">
      <style:text-properties fo:color="#1155cc" style:text-underline-style="solid" style:text-underline-color="font-color"/>
    </style:style>
    <style:style style:name="T262_28" style:family="text"/>
    <style:style style:name="T262_29" style:family="text">
      <style:text-properties fo:color="#1155cc" style:text-underline-style="solid" style:text-underline-color="font-color"/>
    </style:style>
    <style:style style:name="T262_30" style:family="text"/>
    <style:style style:name="T262_31" style:family="text">
      <style:text-properties fo:color="#1155cc" style:text-underline-style="solid" style:text-underline-color="font-color"/>
    </style:style>
    <style:style style:name="T262_32" style:family="text"/>
    <style:style style:name="T262_33" style:family="text">
      <style:text-properties fo:color="#1155cc" style:text-underline-style="solid" style:text-underline-color="font-color"/>
    </style:style>
    <style:style style:name="T262_34" style:family="text"/>
    <style:style style:name="T262_35" style:family="text">
      <style:text-properties fo:color="#1155cc" style:text-underline-style="solid" style:text-underline-color="font-color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>
      <style:text-properties fo:color="#1155cc" style:text-underline-style="solid" style:text-underline-color="font-color"/>
    </style:style>
    <style:style style:name="T263_4" style:family="text"/>
    <style:style style:name="T263_5" style:family="text">
      <style:text-properties fo:color="#1155cc" style:text-underline-style="solid" style:text-underline-color="font-color"/>
    </style:style>
    <style:style style:name="T263_6" style:family="text"/>
    <style:style style:name="T263_7" style:family="text">
      <style:text-properties fo:color="#1155cc" style:text-underline-style="solid" style:text-underline-color="font-color"/>
    </style:style>
    <style:style style:name="T263_8" style:family="text"/>
    <style:style style:name="T263_9" style:family="text">
      <style:text-properties fo:color="#1155cc" style:text-underline-style="solid" style:text-underline-color="font-color"/>
    </style:style>
    <style:style style:name="T263_10" style:family="text"/>
    <style:style style:name="T263_11" style:family="text">
      <style:text-properties fo:color="#1155cc" style:text-underline-style="solid" style:text-underline-color="font-color"/>
    </style:style>
    <style:style style:name="T263_12" style:family="text"/>
    <style:style style:name="T263_13" style:family="text">
      <style:text-properties fo:color="#1155cc" style:text-underline-style="solid" style:text-underline-color="font-color"/>
    </style:style>
    <style:style style:name="T263_14" style:family="text"/>
    <style:style style:name="T263_15" style:family="text">
      <style:text-properties fo:color="#1155cc" style:text-underline-style="solid" style:text-underline-color="font-color"/>
    </style:style>
    <style:style style:name="T263_16" style:family="text"/>
    <style:style style:name="T263_17" style:family="text">
      <style:text-properties fo:color="#1155cc" style:text-underline-style="solid" style:text-underline-color="font-color"/>
    </style:style>
    <style:style style:name="T263_18" style:family="text"/>
    <style:style style:name="T263_19" style:family="text">
      <style:text-properties fo:color="#1155cc" style:text-underline-style="solid" style:text-underline-color="font-color"/>
    </style:style>
    <style:style style:name="T263_20" style:family="text"/>
    <style:style style:name="T263_21" style:family="text">
      <style:text-properties fo:color="#1155cc" style:text-underline-style="solid" style:text-underline-color="font-color"/>
    </style:style>
    <style:style style:name="T263_22" style:family="text"/>
    <style:style style:name="T263_23" style:family="text">
      <style:text-properties fo:color="#1155cc" style:text-underline-style="solid" style:text-underline-color="font-color"/>
    </style:style>
    <style:style style:name="T263_24" style:family="text"/>
    <style:style style:name="T263_25" style:family="text">
      <style:text-properties fo:color="#1155cc" style:text-underline-style="solid" style:text-underline-color="font-color"/>
    </style:style>
    <style:style style:name="T263_26" style:family="text"/>
    <style:style style:name="T263_27" style:family="text">
      <style:text-properties fo:color="#1155cc" style:text-underline-style="solid" style:text-underline-color="font-color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bstract</text:span><text:span text:style-name="T1_2"><text:s/></text:span><text:span text:style-name="T1_3">Data</text:span><text:span text:style-name="T1_4"><text:s/></text:span><text:span text:style-name="T1_5">Types</text:span></text:p>
      <text:p text:style-name="P2"/>
      <text:p text:style-name="P3"><text:span text:style-name="T3_1">Analogy</text:span></text:p>
      <text:p text:style-name="P4"/>
      <text:p text:style-name="P5"><text:span text:style-name="T5_1"><text:tab/></text:span><text:span text:style-name="T5_2">Imagine</text:span><text:span text:style-name="T5_3"><text:s/></text:span><text:span text:style-name="T5_4">for</text:span><text:span text:style-name="T5_5"><text:s/></text:span><text:span text:style-name="T5_6">a</text:span><text:span text:style-name="T5_7"><text:s/></text:span><text:span text:style-name="T5_8">second</text:span><text:span text:style-name="T5_9"><text:s/></text:span><text:span text:style-name="T5_10">you</text:span><text:span text:style-name="T5_11">’</text:span><text:span text:style-name="T5_12">re</text:span><text:span text:style-name="T5_13"><text:s/></text:span><text:span text:style-name="T5_14">behind</text:span><text:span text:style-name="T5_15"><text:s/></text:span><text:span text:style-name="T5_16">the</text:span><text:span text:style-name="T5_17"><text:s/></text:span><text:span text:style-name="T5_18">wheel</text:span><text:span text:style-name="T5_19"><text:s/></text:span><text:span text:style-name="T5_20">of</text:span><text:span text:style-name="T5_21"><text:s/></text:span><text:span text:style-name="T5_22">an</text:span><text:span text:style-name="T5_23"><text:s/></text:span><text:span text:style-name="T5_24">automobile</text:span><text:span text:style-name="T5_25">.<text:s/></text:span><text:span text:style-name="T5_26">You</text:span><text:span text:style-name="T5_27">’</text:span><text:span text:style-name="T5_28">re</text:span><text:span text:style-name="T5_29"><text:s/></text:span><text:span text:style-name="T5_30">driving</text:span><text:span text:style-name="T5_31"><text:s/></text:span><text:span text:style-name="T5_32">along</text:span><text:span text:style-name="T5_33">,<text:s/></text:span><text:span text:style-name="T5_34">but</text:span><text:span text:style-name="T5_35"><text:s/></text:span><text:span text:style-name="T5_36">do</text:span><text:span text:style-name="T5_37"><text:s/></text:span><text:span text:style-name="T5_38">you</text:span><text:span text:style-name="T5_39"><text:s/></text:span><text:span text:style-name="T5_40">know</text:span><text:span text:style-name="T5_41"><text:s/></text:span><text:span text:style-name="T5_42">your</text:span><text:span text:style-name="T5_43"><text:s/></text:span><text:span text:style-name="T5_44">engine</text:span><text:span text:style-name="T5_45"><text:s/></text:span><text:span text:style-name="T5_46">is</text:span><text:span text:style-name="T5_47"><text:s/></text:span><text:span text:style-name="T5_48">working</text:span><text:span text:style-name="T5_49"><text:s/></text:span><text:span text:style-name="T5_50">right</text:span><text:span text:style-name="T5_51"><text:s/></text:span><text:span text:style-name="T5_52">if</text:span><text:span text:style-name="T5_53"><text:s/></text:span><text:span text:style-name="T5_54">it</text:span><text:span text:style-name="T5_55">’</text:span><text:span text:style-name="T5_56">s</text:span><text:span text:style-name="T5_57"><text:s/></text:span><text:span text:style-name="T5_58">not</text:span><text:span text:style-name="T5_59"><text:s/></text:span><text:span text:style-name="T5_60">making</text:span><text:span text:style-name="T5_61"><text:s/></text:span><text:span text:style-name="T5_62">any</text:span><text:span text:style-name="T5_63"><text:s/></text:span><text:span text:style-name="T5_64">horrendous</text:span><text:span text:style-name="T5_65"><text:s/></text:span><text:span text:style-name="T5_66">screeching</text:span><text:span text:style-name="T5_67"><text:s/></text:span><text:span text:style-name="T5_68">sounds</text:span><text:span text:style-name="T5_69">?<text:s/></text:span><text:span text:style-name="T5_70">Do</text:span><text:span text:style-name="T5_71"><text:s/></text:span><text:span text:style-name="T5_72">you</text:span><text:span text:style-name="T5_73"><text:s/></text:span><text:span text:style-name="T5_74">have</text:span><text:span text:style-name="T5_75"><text:s/></text:span><text:span text:style-name="T5_76">any</text:span><text:span text:style-name="T5_77"><text:s/></text:span><text:span text:style-name="T5_78">idea</text:span><text:span text:style-name="T5_79"><text:s/></text:span><text:span text:style-name="T5_80">how</text:span><text:span text:style-name="T5_81"><text:s/></text:span><text:span text:style-name="T5_82">your</text:span><text:span text:style-name="T5_83"><text:s/></text:span><text:span text:style-name="T5_84">steering</text:span><text:span text:style-name="T5_85"><text:s/></text:span><text:span text:style-name="T5_86">actually</text:span><text:span text:style-name="T5_87"><text:s/></text:span><text:span text:style-name="T5_88">works</text:span><text:span text:style-name="T5_89"><text:s/></text:span><text:span text:style-name="T5_90">when</text:span><text:span text:style-name="T5_91"><text:s/></text:span><text:span text:style-name="T5_92">you</text:span><text:span text:style-name="T5_93"><text:s/></text:span><text:span text:style-name="T5_94">turn</text:span><text:span text:style-name="T5_95"><text:s/></text:span><text:span text:style-name="T5_96">the</text:span><text:span text:style-name="T5_97"><text:s/></text:span><text:span text:style-name="T5_98">wheel</text:span><text:span text:style-name="T5_99">?<text:s/></text:span><text:span text:style-name="T5_100">So</text:span><text:span text:style-name="T5_101"><text:s/></text:span><text:span text:style-name="T5_102">long</text:span><text:span text:style-name="T5_103"><text:s/></text:span><text:span text:style-name="T5_104">as</text:span><text:span text:style-name="T5_105"><text:s/></text:span><text:span text:style-name="T5_106">you</text:span><text:span text:style-name="T5_107"><text:s/></text:span><text:span text:style-name="T5_108">can</text:span><text:span text:style-name="T5_109"><text:s/></text:span><text:span text:style-name="T5_110">press</text:span><text:span text:style-name="T5_111"><text:s/></text:span><text:span text:style-name="T5_112">down</text:span><text:span text:style-name="T5_113"><text:s/></text:span><text:span text:style-name="T5_114">on</text:span><text:span text:style-name="T5_115"><text:s/></text:span><text:span text:style-name="T5_116">the</text:span><text:span text:style-name="T5_117"><text:s/></text:span><text:span text:style-name="T5_118">accelerator</text:span><text:span text:style-name="T5_119"><text:s/></text:span><text:span text:style-name="T5_120">to</text:span><text:span text:style-name="T5_121"><text:s/></text:span><text:span text:style-name="T5_122">move</text:span><text:span text:style-name="T5_123"><text:s/></text:span><text:span text:style-name="T5_124">and</text:span><text:span text:style-name="T5_125"><text:s/></text:span><text:span text:style-name="T5_126">the</text:span><text:span text:style-name="T5_127"><text:s/></text:span><text:span text:style-name="T5_128">steering</text:span><text:span text:style-name="T5_129"><text:s/></text:span><text:span text:style-name="T5_130">handles</text:span><text:span text:style-name="T5_131"><text:s/></text:span><text:span text:style-name="T5_132">correctly</text:span><text:span text:style-name="T5_133">,<text:s/></text:span><text:span text:style-name="T5_134">you</text:span><text:span text:style-name="T5_135"><text:s/></text:span><text:span text:style-name="T5_136">probably</text:span><text:span text:style-name="T5_137"><text:s/></text:span><text:span text:style-name="T5_138">don</text:span><text:span text:style-name="T5_139">’</text:span><text:span text:style-name="T5_140">t</text:span><text:span text:style-name="T5_141"><text:s/></text:span><text:span text:style-name="T5_142">care</text:span><text:span text:style-name="T5_143"><text:s/></text:span><text:span text:style-name="T5_144">about</text:span><text:span text:style-name="T5_145"><text:s/></text:span><text:span text:style-name="T5_146">the</text:span><text:span text:style-name="T5_147"><text:s/></text:span><text:span text:style-name="T5_148">specifics</text:span><text:span text:style-name="T5_149"><text:s/></text:span><text:span text:style-name="T5_150">of</text:span><text:span text:style-name="T5_151"><text:s/></text:span><text:span text:style-name="T5_152">how</text:span><text:span text:style-name="T5_153"><text:s/></text:span><text:span text:style-name="T5_154">things</text:span><text:span text:style-name="T5_155"><text:s/></text:span><text:span text:style-name="T5_156">work</text:span><text:span text:style-name="T5_157">.</text:span></text:p>
      <text:p text:style-name="P6"><text:span text:style-name="T6_1"><text:tab/></text:span><text:span text:style-name="T6_2">Abstract</text:span><text:span text:style-name="T6_3"><text:s/></text:span><text:span text:style-name="T6_4">Data</text:span><text:span text:style-name="T6_5"><text:s/></text:span><text:span text:style-name="T6_6">Types</text:span><text:span text:style-name="T6_7"><text:s/></text:span><text:span text:style-name="T6_8">are</text:span><text:span text:style-name="T6_9"><text:s/></text:span><text:span text:style-name="T6_10">the</text:span><text:span text:style-name="T6_11"><text:s/></text:span><text:span text:style-name="T6_12">automobiles</text:span><text:span text:style-name="T6_13"><text:s/></text:span><text:span text:style-name="T6_14">of</text:span><text:span text:style-name="T6_15"><text:s/></text:span><text:span text:style-name="T6_16">C</text:span><text:span text:style-name="T6_17">++,<text:s/></text:span><text:span text:style-name="T6_18">and</text:span><text:span text:style-name="T6_19"><text:s/></text:span><text:span text:style-name="T6_20">the</text:span><text:span text:style-name="T6_21"><text:s/></text:span><text:span text:style-name="T6_22">reason</text:span><text:span text:style-name="T6_23"><text:s/></text:span><text:span text:style-name="T6_24">C</text:span><text:span text:style-name="T6_25">++<text:s/></text:span><text:span text:style-name="T6_26">is</text:span><text:span text:style-name="T6_27"><text:s/></text:span><text:span text:style-name="T6_28">known</text:span><text:span text:style-name="T6_29"><text:s/></text:span><text:span text:style-name="T6_30">as</text:span><text:span text:style-name="T6_31"><text:s/></text:span><text:span text:style-name="T6_32">an</text:span><text:span text:style-name="T6_33"><text:s/></text:span><text:span text:style-name="T6_34">Object</text:span><text:span text:style-name="T6_35">-</text:span><text:span text:style-name="T6_36">Oriented</text:span><text:span text:style-name="T6_37"><text:s/></text:span><text:span text:style-name="T6_38">Programming</text:span><text:span text:style-name="T6_39"><text:s/></text:span><text:span text:style-name="T6_40">language</text:span><text:span text:style-name="T6_41">.<text:s/></text:span><text:span text:style-name="T6_42">It</text:span><text:span text:style-name="T6_43">’</text:span><text:span text:style-name="T6_44">s</text:span><text:span text:style-name="T6_45"><text:s/></text:span><text:span text:style-name="T6_46">their</text:span><text:span text:style-name="T6_47"><text:s/></text:span><text:span text:style-name="T6_48">job</text:span><text:span text:style-name="T6_49"><text:s/></text:span><text:span text:style-name="T6_50">to</text:span><text:span text:style-name="T6_51"><text:s/></text:span><text:span text:style-name="T6_52">package</text:span><text:span text:style-name="T6_53"><text:s/></text:span><text:span text:style-name="T6_54">and</text:span><text:span text:style-name="T6_55"><text:s/></text:span><text:span text:style-name="T6_56">obscure</text:span><text:span text:style-name="T6_57"><text:s/></text:span><text:span text:style-name="T6_58">the</text:span><text:span text:style-name="T6_59"><text:s/></text:span><text:span text:style-name="T6_60">information</text:span><text:span text:style-name="T6_61"><text:s/></text:span><text:span text:style-name="T6_62">from</text:span><text:span text:style-name="T6_63"><text:s/></text:span><text:span text:style-name="T6_64">the</text:span><text:span text:style-name="T6_65"><text:s/></text:span><text:span text:style-name="T6_66">average</text:span><text:span text:style-name="T6_67"><text:s/></text:span><text:span text:style-name="T6_68">user</text:span><text:span text:style-name="T6_69">,<text:s/></text:span><text:span text:style-name="T6_70">and</text:span><text:span text:style-name="T6_71"><text:s/></text:span><text:span text:style-name="T6_72">make</text:span><text:span text:style-name="T6_73"><text:s/></text:span><text:span text:style-name="T6_74">their</text:span><text:span text:style-name="T6_75"><text:s/></text:span><text:span text:style-name="T6_76">lives</text:span><text:span text:style-name="T6_77"><text:s/></text:span><text:span text:style-name="T6_78">more</text:span><text:span text:style-name="T6_79"><text:s/></text:span><text:span text:style-name="T6_80">convenient</text:span><text:span text:style-name="T6_81">.<text:s/></text:span><text:span text:style-name="T6_82">So</text:span><text:span text:style-name="T6_83"><text:s/></text:span><text:span text:style-name="T6_84">long</text:span><text:span text:style-name="T6_85"><text:s/></text:span><text:span text:style-name="T6_86">as</text:span><text:span text:style-name="T6_87"><text:s/></text:span><text:span text:style-name="T6_88">they</text:span><text:span text:style-name="T6_89"><text:s/></text:span><text:span text:style-name="T6_90">work</text:span><text:span text:style-name="T6_91">,<text:s/></text:span><text:span text:style-name="T6_92">that</text:span><text:span text:style-name="T6_93"><text:s/></text:span><text:span text:style-name="T6_94">is</text:span><text:span text:style-name="T6_95">.</text:span></text:p>
      <text:p text:style-name="P7"/>
      <text:p text:style-name="P8"><text:span text:style-name="T8_1">Struct</text:span></text:p>
      <text:p text:style-name="P9"/>
      <text:p text:style-name="P10"><text:span text:style-name="T10_1"><text:tab/></text:span><text:span text:style-name="T10_2">In</text:span><text:span text:style-name="T10_3"><text:s/></text:span><text:span text:style-name="T10_4">this</text:span><text:span text:style-name="T10_5"><text:s/></text:span><text:span text:style-name="T10_6">section</text:span><text:span text:style-name="T10_7"><text:s/></text:span><text:span text:style-name="T10_8">we</text:span><text:span text:style-name="T10_9"><text:s/></text:span><text:span text:style-name="T10_10">will</text:span><text:span text:style-name="T10_11"><text:s/></text:span><text:span text:style-name="T10_12">show</text:span><text:span text:style-name="T10_13"><text:s/></text:span><text:span text:style-name="T10_14">you</text:span><text:span text:style-name="T10_15"><text:s/></text:span><text:span text:style-name="T10_16">how</text:span><text:span text:style-name="T10_17"><text:s/></text:span><text:span text:style-name="T10_18">to</text:span><text:span text:style-name="T10_19"><text:s/></text:span><text:span text:style-name="T10_20">use</text:span><text:span text:style-name="T10_21"><text:s/></text:span><text:span text:style-name="T10_22">and</text:span><text:span text:style-name="T10_23"><text:s/></text:span><text:span text:style-name="T10_24">define</text:span><text:span text:style-name="T10_25"><text:s/></text:span><text:span text:style-name="T10_26">structures</text:span><text:span text:style-name="T10_27"><text:s/></text:span><text:span text:style-name="T10_28">and</text:span><text:span text:style-name="T10_29"><text:s/></text:span><text:span text:style-name="T10_30">classes</text:span><text:span text:style-name="T10_31">,<text:s/></text:span><text:span text:style-name="T10_32">also</text:span><text:span text:style-name="T10_33"><text:s/></text:span><text:span text:style-name="T10_34">known</text:span><text:span text:style-name="T10_35"><text:s/></text:span><text:span text:style-name="T10_36">as</text:span><text:span text:style-name="T10_37"><text:s/></text:span><text:span text:style-name="T10_38">Abstract</text:span><text:span text:style-name="T10_39"><text:s/></text:span><text:span text:style-name="T10_40">Data</text:span><text:span text:style-name="T10_41"><text:s/></text:span><text:span text:style-name="T10_42">Types</text:span><text:span text:style-name="T10_43"><text:s/>(</text:span><text:span text:style-name="T10_44">ADT</text:span><text:span text:style-name="T10_45">).<text:s/></text:span><text:span text:style-name="T10_46">ADTs</text:span><text:span text:style-name="T10_47"><text:s/></text:span><text:span text:style-name="T10_48">can</text:span><text:span text:style-name="T10_49"><text:s/></text:span><text:span text:style-name="T10_50">be</text:span><text:span text:style-name="T10_51"><text:s/></text:span><text:span text:style-name="T10_52">thought</text:span><text:span text:style-name="T10_53"><text:s/></text:span><text:span text:style-name="T10_54">of</text:span><text:span text:style-name="T10_55"><text:s/></text:span><text:span text:style-name="T10_56">as</text:span><text:span text:style-name="T10_57"><text:s/></text:span><text:span text:style-name="T10_58">a</text:span><text:span text:style-name="T10_59"><text:s/></text:span><text:span text:style-name="T10_60">group</text:span><text:span text:style-name="T10_61"><text:s/></text:span><text:span text:style-name="T10_62">of</text:span><text:span text:style-name="T10_63"><text:s/></text:span><text:span text:style-name="T10_64">data</text:span><text:span text:style-name="T10_65"><text:s/></text:span><text:span text:style-name="T10_66">of</text:span><text:span text:style-name="T10_67"><text:s/></text:span><text:span text:style-name="T10_68">different</text:span><text:span text:style-name="T10_69"><text:s/></text:span><text:span text:style-name="T10_70">types</text:span><text:span text:style-name="T10_71"><text:s/></text:span><text:span text:style-name="T10_72">that</text:span><text:span text:style-name="T10_73"><text:s/></text:span><text:span text:style-name="T10_74">are</text:span><text:span text:style-name="T10_75"><text:s/></text:span><text:span text:style-name="T10_76">treated</text:span><text:span text:style-name="T10_77"><text:s/></text:span><text:span text:style-name="T10_78">as</text:span><text:span text:style-name="T10_79"><text:s/></text:span><text:span text:style-name="T10_80">a</text:span><text:span text:style-name="T10_81"><text:s/></text:span><text:span text:style-name="T10_82">single</text:span><text:span text:style-name="T10_83"><text:s/></text:span><text:span text:style-name="T10_84">item</text:span><text:span text:style-name="T10_85">.<text:s/></text:span><text:span text:style-name="T10_86">For</text:span><text:span text:style-name="T10_87"><text:s/></text:span><text:span text:style-name="T10_88">example</text:span><text:span text:style-name="T10_89">,<text:s/></text:span><text:span text:style-name="T10_90">if</text:span><text:span text:style-name="T10_91"><text:s/></text:span><text:span text:style-name="T10_92">we</text:span><text:span text:style-name="T10_93"><text:s/></text:span><text:span text:style-name="T10_94">wanted</text:span><text:span text:style-name="T10_95"><text:s/></text:span><text:span text:style-name="T10_96">to</text:span><text:span text:style-name="T10_97"><text:s/></text:span><text:span text:style-name="T10_98">record</text:span><text:span text:style-name="T10_99"><text:s/></text:span><text:span text:style-name="T10_100">the</text:span><text:span text:style-name="T10_101"><text:s/></text:span><text:span text:style-name="T10_102">name</text:span><text:span text:style-name="T10_103">,<text:s/></text:span><text:span text:style-name="T10_104">ID</text:span><text:span text:style-name="T10_105">,<text:s/></text:span><text:span text:style-name="T10_106">age</text:span><text:span text:style-name="T10_107">,<text:s/></text:span><text:span text:style-name="T10_108">graduation</text:span><text:span text:style-name="T10_109"><text:s/></text:span><text:span text:style-name="T10_110">date</text:span><text:span text:style-name="T10_111">,<text:s/></text:span><text:span text:style-name="T10_112">and</text:span><text:span text:style-name="T10_113"><text:s/></text:span><text:span text:style-name="T10_114">sex</text:span><text:span text:style-name="T10_115"><text:s/></text:span><text:span text:style-name="T10_116">of</text:span><text:span text:style-name="T10_117"><text:s/></text:span><text:span text:style-name="T10_118">all</text:span><text:span text:style-name="T10_119"><text:s/></text:span><text:span text:style-name="T10_120">of</text:span><text:span text:style-name="T10_121"><text:s/></text:span><text:span text:style-name="T10_122">the</text:span><text:span text:style-name="T10_123"><text:s/></text:span><text:span text:style-name="T10_124">students</text:span><text:span text:style-name="T10_125"><text:s/></text:span><text:span text:style-name="T10_126">on</text:span><text:span text:style-name="T10_127"><text:s/></text:span><text:span text:style-name="T10_128">a</text:span><text:span text:style-name="T10_129"><text:s/></text:span><text:span text:style-name="T10_130">campus</text:span><text:span text:style-name="T10_131">,<text:s/></text:span><text:span text:style-name="T10_132">we</text:span><text:span text:style-name="T10_133"><text:s/></text:span><text:span text:style-name="T10_134">could</text:span><text:span text:style-name="T10_135"><text:s/></text:span><text:span text:style-name="T10_136">create</text:span><text:span text:style-name="T10_137"><text:s/></text:span><text:span text:style-name="T10_138">a</text:span><text:span text:style-name="T10_139"><text:s/></text:span><text:span text:style-name="T10_140">class</text:span><text:span text:style-name="T10_141"><text:s/></text:span><text:span text:style-name="T10_142">named</text:span><text:span text:style-name="T10_143"><text:s/>‘</text:span><text:span text:style-name="T10_144">Student</text:span><text:span text:style-name="T10_145">’<text:s/></text:span><text:span text:style-name="T10_146">with</text:span><text:span text:style-name="T10_147"><text:s/></text:span><text:span text:style-name="T10_148">those</text:span><text:span text:style-name="T10_149"><text:s/></text:span><text:span text:style-name="T10_150">variables</text:span><text:span text:style-name="T10_151">.</text:span></text:p>
      <text:p text:style-name="P11"><text:span text:style-name="T11_1">A</text:span><text:span text:style-name="T11_2"><text:s/></text:span><text:span text:style-name="T11_3">common</text:span><text:span text:style-name="T11_4"><text:s/></text:span><text:span text:style-name="T11_5">use</text:span><text:span text:style-name="T11_6"><text:s/></text:span><text:span text:style-name="T11_7">for</text:span><text:span text:style-name="T11_8"><text:s/></text:span><text:span text:style-name="T11_9">a</text:span><text:span text:style-name="T11_10"><text:s/></text:span><text:span text:style-name="T11_11">struct</text:span><text:span text:style-name="T11_12"><text:s/></text:span><text:span text:style-name="T11_13">is</text:span><text:span text:style-name="T11_14"><text:s/></text:span><text:span text:style-name="T11_15">a</text:span><text:span text:style-name="T11_16"><text:s/></text:span><text:span text:style-name="T11_17">Point</text:span><text:span text:style-name="T11_18"><text:s/></text:span><text:span text:style-name="T11_19">structure</text:span><text:span text:style-name="T11_20">.<text:s/></text:span><text:span text:style-name="T11_21">Points</text:span><text:span text:style-name="T11_22"><text:s/></text:span><text:span text:style-name="T11_23">have</text:span><text:span text:style-name="T11_24"><text:s/></text:span><text:span text:style-name="T11_25">an</text:span><text:span text:style-name="T11_26"><text:s/></text:span><text:span text:style-name="T11_27">X</text:span><text:span text:style-name="T11_28"><text:s/></text:span><text:span text:style-name="T11_29">and</text:span><text:span text:style-name="T11_30"><text:s/></text:span><text:span text:style-name="T11_31">a</text:span><text:span text:style-name="T11_32"><text:s/></text:span><text:span text:style-name="T11_33">Y</text:span><text:span text:style-name="T11_34"><text:s/></text:span><text:span text:style-name="T11_35">variable</text:span><text:span text:style-name="T11_36"><text:s/></text:span><text:span text:style-name="T11_37">that</text:span><text:span text:style-name="T11_38"><text:s/></text:span><text:span text:style-name="T11_39">hold</text:span><text:span text:style-name="T11_40"><text:s/></text:span><text:span text:style-name="T11_41">either</text:span><text:span text:style-name="T11_42"><text:s/></text:span><text:span text:style-name="T11_43">integers</text:span><text:span text:style-name="T11_44"><text:s/></text:span><text:span text:style-name="T11_45">or</text:span><text:span text:style-name="T11_46"><text:s/></text:span><text:span text:style-name="T11_47">floats</text:span><text:span text:style-name="T11_48">.<text:s/></text:span><text:span text:style-name="T11_49">X</text:span><text:span text:style-name="T11_50"><text:s/></text:span><text:span text:style-name="T11_51">and</text:span><text:span text:style-name="T11_52"><text:s/></text:span><text:span text:style-name="T11_53">Y</text:span><text:span text:style-name="T11_54"><text:s/></text:span><text:span text:style-name="T11_55">represent</text:span><text:span text:style-name="T11_56"><text:s/></text:span><text:span text:style-name="T11_57">the</text:span><text:span text:style-name="T11_58"><text:s/></text:span><text:span text:style-name="T11_59">position</text:span><text:span text:style-name="T11_60"><text:s/></text:span><text:span text:style-name="T11_61">of</text:span><text:span text:style-name="T11_62"><text:s/></text:span><text:span text:style-name="T11_63">the</text:span><text:span text:style-name="T11_64"><text:s/></text:span><text:span text:style-name="T11_65">Point</text:span><text:span text:style-name="T11_66"><text:s/></text:span><text:span text:style-name="T11_67">along</text:span><text:span text:style-name="T11_68"><text:s/></text:span><text:span text:style-name="T11_69">the</text:span><text:span text:style-name="T11_70"><text:s/></text:span><text:span text:style-name="T11_71">X</text:span><text:span text:style-name="T11_72"><text:s/></text:span><text:span text:style-name="T11_73">and</text:span><text:span text:style-name="T11_74"><text:s/></text:span><text:span text:style-name="T11_75">Y</text:span><text:span text:style-name="T11_76"><text:s/></text:span><text:span text:style-name="T11_77">axis</text:span><text:span text:style-name="T11_78"><text:s/></text:span><text:span text:style-name="T11_79">on</text:span><text:span text:style-name="T11_80"><text:s/></text:span><text:span text:style-name="T11_81">a</text:span><text:span text:style-name="T11_82"><text:s/></text:span><text:span text:style-name="T11_83">coordinate</text:span><text:span text:style-name="T11_84"><text:s/></text:span><text:span text:style-name="T11_85">plane</text:span><text:span text:style-name="T11_86">.<text:s/></text:span><text:span text:style-name="T11_87">Such</text:span><text:span text:style-name="T11_88"><text:s/></text:span><text:span text:style-name="T11_89">a</text:span><text:span text:style-name="T11_90"><text:s/></text:span><text:span text:style-name="T11_91">struct</text:span><text:span text:style-name="T11_92"><text:s/></text:span><text:span text:style-name="T11_93">may</text:span><text:span text:style-name="T11_94"><text:s/></text:span><text:span text:style-name="T11_95">look</text:span><text:span text:style-name="T11_96"><text:s/></text:span><text:span text:style-name="T11_97">like</text:span><text:span text:style-name="T11_98"><text:s/></text:span><text:span text:style-name="T11_99">this</text:span><text:span text:style-name="T11_100">:</text:span></text:p>
      <text:p text:style-name="P12"/>
      <text:p text:style-name="P13"><text:span text:style-name="T13_1"><text:tab/><text:tab/></text:span><text:span text:style-name="T13_2">struct</text:span><text:span text:style-name="T13_3"><text:s/></text:span><text:span text:style-name="T13_4">Point</text:span></text:p>
      <text:p text:style-name="P14"><text:span text:style-name="T14_1"><text:tab/><text:tab/>{</text:span></text:p>
      <text:p text:style-name="P15"><text:span text:style-name="T15_1"><text:tab/><text:tab/><text:tab/></text:span><text:span text:style-name="T15_2">double</text:span><text:span text:style-name="T15_3"><text:s/></text:span><text:span text:style-name="T15_4">X</text:span><text:span text:style-name="T15_5">;</text:span></text:p>
      <text:p text:style-name="P16"><text:span text:style-name="T16_1"><text:tab/><text:tab/><text:tab/></text:span><text:span text:style-name="T16_2">double</text:span><text:span text:style-name="T16_3"><text:s/></text:span><text:span text:style-name="T16_4">Y</text:span><text:span text:style-name="T16_5">;</text:span></text:p>
      <text:p text:style-name="P17"><text:span text:style-name="T17_1"><text:tab/><text:tab/>};</text:span></text:p>
      <text:p text:style-name="P18"/>
      <text:p text:style-name="P19"/>
      <text:p text:style-name="P20"><text:span text:style-name="T20_1"><text:tab/></text:span><text:span text:style-name="T20_2">In</text:span><text:span text:style-name="T20_3"><text:s/></text:span><text:span text:style-name="T20_4">the</text:span><text:span text:style-name="T20_5"><text:s/></text:span><text:span text:style-name="T20_6">example</text:span><text:span text:style-name="T20_7">,<text:s/></text:span><text:span text:style-name="T20_8">the</text:span><text:span text:style-name="T20_9"><text:s/></text:span><text:span text:style-name="T20_10">keyword</text:span><text:span text:style-name="T20_11"><text:s/></text:span><text:span text:style-name="T20_12">struct</text:span><text:span text:style-name="T20_13"><text:s/></text:span><text:span text:style-name="T20_14">is</text:span><text:span text:style-name="T20_15"><text:s/></text:span><text:span text:style-name="T20_16">used</text:span><text:span text:style-name="T20_17"><text:s/></text:span><text:span text:style-name="T20_18">to</text:span><text:span text:style-name="T20_19"><text:s/></text:span><text:span text:style-name="T20_20">declare</text:span><text:span text:style-name="T20_21"><text:s/></text:span><text:span text:style-name="T20_22">the</text:span><text:span text:style-name="T20_23"><text:s/></text:span><text:span text:style-name="T20_24">structure</text:span><text:span text:style-name="T20_25"><text:s/></text:span><text:span text:style-name="T20_26">definition</text:span><text:span text:style-name="T20_27"><text:s/></text:span><text:span text:style-name="T20_28">while</text:span><text:span text:style-name="T20_29"><text:s/></text:span><text:span text:style-name="T20_30">the</text:span><text:span text:style-name="T20_31"><text:s/></text:span><text:span text:style-name="T20_32">identifier</text:span><text:span text:style-name="T20_33">,<text:s/></text:span><text:span text:style-name="T20_34">the</text:span><text:span text:style-name="T20_35"><text:s/></text:span><text:span text:style-name="T20_36">word</text:span><text:span text:style-name="T20_37"><text:s/></text:span><text:span text:style-name="T20_38">directly</text:span><text:span text:style-name="T20_39"><text:s/></text:span><text:span text:style-name="T20_40">to</text:span><text:span text:style-name="T20_41"><text:s/></text:span><text:span text:style-name="T20_42">the</text:span><text:span text:style-name="T20_43"><text:s/></text:span><text:span text:style-name="T20_44">right</text:span><text:span text:style-name="T20_45"><text:s/></text:span><text:span text:style-name="T20_46">of</text:span><text:span text:style-name="T20_47"><text:s/></text:span><text:span text:style-name="T20_48">struct</text:span><text:span text:style-name="T20_49">,<text:s/></text:span><text:span text:style-name="T20_50">Point</text:span><text:span text:style-name="T20_51">,</text:span><text:span text:style-name="T20_52"><text:s/></text:span><text:span text:style-name="T20_53">is</text:span><text:span text:style-name="T20_54"><text:s/></text:span><text:span text:style-name="T20_55">the</text:span><text:span text:style-name="T20_56"><text:s/></text:span><text:span text:style-name="T20_57">structure</text:span><text:span text:style-name="T20_58"><text:s/></text:span><text:span text:style-name="T20_59">type</text:span><text:span text:style-name="T20_60">.<text:s/></text:span><text:span text:style-name="T20_61">The</text:span><text:span text:style-name="T20_62"><text:s/></text:span><text:span text:style-name="T20_63">braces</text:span><text:span text:style-name="T20_64"><text:s/></text:span><text:span text:style-name="T20_65">are</text:span><text:span text:style-name="T20_66"><text:s/></text:span><text:span text:style-name="T20_67">used</text:span><text:span text:style-name="T20_68"><text:s/></text:span><text:span text:style-name="T20_69">just</text:span><text:span text:style-name="T20_70"><text:s/></text:span><text:span text:style-name="T20_71">like</text:span><text:span text:style-name="T20_72"><text:s/></text:span><text:span text:style-name="T20_73">we</text:span><text:span text:style-name="T20_74"><text:s/></text:span><text:span text:style-name="T20_75">would</text:span><text:span text:style-name="T20_76"><text:s/></text:span><text:span text:style-name="T20_77">define</text:span><text:span text:style-name="T20_78"><text:s/></text:span><text:span text:style-name="T20_79">a</text:span><text:span text:style-name="T20_80"><text:s/></text:span><text:span text:style-name="T20_81">function</text:span><text:span text:style-name="T20_82">;<text:s/></text:span><text:span text:style-name="T20_83">however</text:span><text:span text:style-name="T20_84">,<text:s/></text:span><text:span text:style-name="T20_85">directly</text:span><text:span text:style-name="T20_86"><text:s/></text:span><text:span text:style-name="T20_87">after</text:span><text:span text:style-name="T20_88"><text:s/></text:span><text:span text:style-name="T20_89">the</text:span><text:span text:style-name="T20_90"><text:s/></text:span><text:span text:style-name="T20_91">closing</text:span><text:span text:style-name="T20_92"><text:s/></text:span><text:span text:style-name="T20_93">brace</text:span><text:span text:style-name="T20_94">,<text:s/></text:span><text:span text:style-name="T20_95">there</text:span><text:span text:style-name="T20_96"><text:s/></text:span><text:span text:style-name="T20_97">must</text:span><text:span text:style-name="T20_98"><text:s/></text:span><text:span text:style-name="T20_99">be</text:span><text:span text:style-name="T20_100"><text:s/></text:span><text:span text:style-name="T20_101">a</text:span><text:span text:style-name="T20_102"><text:s/></text:span><text:span text:style-name="T20_103">semicolon</text:span><text:span text:style-name="T20_104">!</text:span></text:p>
      <text:p text:style-name="P21"><text:span text:style-name="T21_1"><text:tab/></text:span><text:span text:style-name="T21_2">Once</text:span><text:span text:style-name="T21_3"><text:s/></text:span><text:span text:style-name="T21_4">a</text:span><text:span text:style-name="T21_5"><text:s/></text:span><text:span text:style-name="T21_6">structure</text:span><text:span text:style-name="T21_7"><text:s/></text:span><text:span text:style-name="T21_8">is</text:span><text:span text:style-name="T21_9"><text:s/></text:span><text:span text:style-name="T21_10">defined</text:span><text:span text:style-name="T21_11">,<text:s/></text:span><text:span text:style-name="T21_12">it</text:span><text:span text:style-name="T21_13"><text:s/></text:span><text:span text:style-name="T21_14">can</text:span><text:span text:style-name="T21_15"><text:s/></text:span><text:span text:style-name="T21_16">be</text:span><text:span text:style-name="T21_17"><text:s/></text:span><text:span text:style-name="T21_18">used</text:span><text:span text:style-name="T21_19"><text:s/></text:span><text:span text:style-name="T21_20">just</text:span><text:span text:style-name="T21_21"><text:s/></text:span><text:span text:style-name="T21_22">like</text:span><text:span text:style-name="T21_23"><text:s/></text:span><text:span text:style-name="T21_24">the</text:span><text:span text:style-name="T21_25"><text:s/></text:span><text:span text:style-name="T21_26">data</text:span><text:span text:style-name="T21_27"><text:s/></text:span><text:span text:style-name="T21_28">types</text:span><text:span text:style-name="T21_29"><text:s/></text:span><text:span text:style-name="T21_30">int</text:span><text:span text:style-name="T21_31">,<text:s/></text:span><text:span text:style-name="T21_32">char</text:span><text:span text:style-name="T21_33">,<text:s/></text:span><text:span text:style-name="T21_34">string</text:span><text:span text:style-name="T21_35">,</text:span><text:span text:style-name="T21_36"><text:s/></text:span><text:span text:style-name="T21_37">e</text:span><text:span text:style-name="T21_38">tc</text:span><text:span text:style-name="T21_39">.<text:s/></text:span><text:span text:style-name="T21_40">For</text:span><text:span text:style-name="T21_41"><text:s/></text:span><text:span text:style-name="T21_42">example</text:span><text:span text:style-name="T21_43">,<text:s/></text:span><text:span text:style-name="T21_44">the</text:span><text:span text:style-name="T21_45"><text:s/></text:span><text:span text:style-name="T21_46">struct</text:span><text:span text:style-name="T21_47"><text:s/></text:span><text:span text:style-name="T21_48">Point</text:span><text:span text:style-name="T21_49"><text:s/></text:span><text:span text:style-name="T21_50">might</text:span><text:span text:style-name="T21_51"><text:s/></text:span><text:span text:style-name="T21_52">declare</text:span><text:span text:style-name="T21_53"><text:s/></text:span><text:span text:style-name="T21_54">a</text:span><text:span text:style-name="T21_55"><text:s/></text:span><text:span text:style-name="T21_56">variable</text:span><text:span text:style-name="T21_57"><text:s/></text:span><text:span text:style-name="T21_58">with</text:span><text:span text:style-name="T21_59"><text:s/></text:span><text:span text:style-name="T21_60">the</text:span><text:span text:style-name="T21_61"><text:s/></text:span><text:span text:style-name="T21_62">identifier</text:span><text:span text:style-name="T21_63"><text:s/>‘</text:span><text:span text:style-name="T21_64">input</text:span><text:span text:style-name="T21_65">’<text:s/></text:span><text:span text:style-name="T21_66">which</text:span><text:span text:style-name="T21_67"><text:s/></text:span><text:span text:style-name="T21_68">would</text:span><text:span text:style-name="T21_69"><text:s/></text:span><text:span text:style-name="T21_70">be</text:span><text:span text:style-name="T21_71"><text:s/></text:span><text:span text:style-name="T21_72">declared</text:span><text:span text:style-name="T21_73"><text:s/></text:span><text:span text:style-name="T21_74">like</text:span><text:span text:style-name="T21_75"><text:s/></text:span><text:span text:style-name="T21_76">this</text:span><text:span text:style-name="T21_77">:</text:span></text:p>
      <text:p text:style-name="P22"/>
      <text:p text:style-name="P23"><text:span text:style-name="T23_1"><text:tab/><text:tab/></text:span><text:span text:style-name="T23_2">Point</text:span><text:span text:style-name="T23_3"><text:s/></text:span><text:span text:style-name="T23_4">input</text:span><text:span text:style-name="T23_5">;</text:span></text:p>
      <text:p text:style-name="P24"/>
      <text:p text:style-name="P25"/>
      <text:p text:style-name="P26"><text:span text:style-name="T26_1">Defining</text:span><text:span text:style-name="T26_2"><text:s/></text:span><text:span text:style-name="T26_3">Member</text:span><text:span text:style-name="T26_4"><text:s/></text:span><text:span text:style-name="T26_5">Variables</text:span></text:p>
      <text:p text:style-name="P27"/>
      <text:p text:style-name="P28"><text:span text:style-name="T28_1"><text:tab/></text:span><text:span text:style-name="T28_2">Any</text:span><text:span text:style-name="T28_3"><text:s/></text:span><text:span text:style-name="T28_4">value</text:span><text:span text:style-name="T28_5"><text:s/></text:span><text:span text:style-name="T28_6">of</text:span><text:span text:style-name="T28_7"><text:s/></text:span><text:span text:style-name="T28_8">type</text:span><text:span text:style-name="T28_9"><text:s/>‘</text:span><text:span text:style-name="T28_10">Point</text:span><text:span text:style-name="T28_11">’<text:s/></text:span><text:span text:style-name="T28_12">such</text:span><text:span text:style-name="T28_13"><text:s/></text:span><text:span text:style-name="T28_14">as</text:span><text:span text:style-name="T28_15"><text:s/></text:span><text:span text:style-name="T28_16">the</text:span><text:span text:style-name="T28_17"><text:s/></text:span><text:span text:style-name="T28_18">value</text:span><text:span text:style-name="T28_19"><text:s/></text:span><text:span text:style-name="T28_20">used</text:span><text:span text:style-name="T28_21"><text:s/></text:span><text:span text:style-name="T28_22">above</text:span><text:span text:style-name="T28_23">,<text:s/></text:span><text:span text:style-name="T28_24">is</text:span><text:span text:style-name="T28_25"><text:s/></text:span><text:span text:style-name="T28_26">a</text:span><text:span text:style-name="T28_27"><text:s/></text:span><text:span text:style-name="T28_28">collection</text:span><text:span text:style-name="T28_29"><text:s/></text:span><text:span text:style-name="T28_30">of</text:span><text:span text:style-name="T28_31"><text:s/></text:span><text:span text:style-name="T28_32">two</text:span><text:span text:style-name="T28_33"><text:s/></text:span><text:span text:style-name="T28_34">variables</text:span><text:span text:style-name="T28_35">,<text:s/></text:span><text:span text:style-name="T28_36">X</text:span><text:span text:style-name="T28_37"><text:s/></text:span><text:span text:style-name="T28_38">and</text:span><text:span text:style-name="T28_39"><text:s/></text:span><text:span text:style-name="T28_40">Y</text:span><text:span text:style-name="T28_41">.<text:s/></text:span><text:span text:style-name="T28_42">Any</text:span><text:span text:style-name="T28_43"><text:s/></text:span><text:span text:style-name="T28_44">variables</text:span><text:span text:style-name="T28_45"><text:s/></text:span><text:span text:style-name="T28_46">contained</text:span><text:span text:style-name="T28_47"><text:s/></text:span><text:span text:style-name="T28_48">in</text:span><text:span text:style-name="T28_49"><text:s/></text:span><text:span text:style-name="T28_50">the</text:span><text:span text:style-name="T28_51"><text:s/></text:span><text:span text:style-name="T28_52">struct</text:span><text:span text:style-name="T28_53"><text:s/></text:span><text:span text:style-name="T28_54">can</text:span><text:span text:style-name="T28_55"><text:s/></text:span><text:span text:style-name="T28_56">be</text:span><text:span text:style-name="T28_57"><text:s/></text:span><text:span text:style-name="T28_58">set</text:span><text:span text:style-name="T28_59"><text:s/></text:span><text:span text:style-name="T28_60">in</text:span><text:span text:style-name="T28_61"><text:s/></text:span><text:span text:style-name="T28_62">the</text:span><text:span text:style-name="T28_63"><text:s/></text:span><text:span text:style-name="T28_64">main</text:span><text:span text:style-name="T28_65">()<text:s/></text:span><text:span text:style-name="T28_66">by</text:span><text:span text:style-name="T28_67"><text:s/></text:span><text:span text:style-name="T28_68">combining</text:span><text:span text:style-name="T28_69"><text:s/></text:span><text:span text:style-name="T28_70">the</text:span><text:span text:style-name="T28_71"><text:s/></text:span><text:span text:style-name="T28_72">structure</text:span><text:span text:style-name="T28_73"><text:s/></text:span><text:span text:style-name="T28_74">identifier</text:span><text:span text:style-name="T28_75">,<text:s/></text:span><text:span text:style-name="T28_76">input</text:span><text:span text:style-name="T28_77"><text:s/></text:span><text:span text:style-name="T28_78">in</text:span><text:span text:style-name="T28_79"><text:s/></text:span><text:span text:style-name="T28_80">our</text:span><text:span text:style-name="T28_81"><text:s/></text:span><text:span text:style-name="T28_82">example</text:span><text:span text:style-name="T28_83">,<text:s/></text:span><text:span text:style-name="T28_84">and</text:span><text:span text:style-name="T28_85"><text:s/></text:span><text:span text:style-name="T28_86">the</text:span><text:span text:style-name="T28_87"><text:s/></text:span><text:span text:style-name="T28_88">member</text:span><text:span text:style-name="T28_89"><text:s/></text:span><text:span text:style-name="T28_90">variable</text:span><text:span text:style-name="T28_91"><text:s/></text:span><text:span text:style-name="T28_92">with</text:span><text:span text:style-name="T28_93"><text:s/></text:span><text:span text:style-name="T28_94">a</text:span><text:span text:style-name="T28_95"><text:s/></text:span><text:span text:style-name="T28_96">dot</text:span><text:span text:style-name="T28_97"><text:s/></text:span><text:span text:style-name="T28_98">called</text:span><text:span text:style-name="T28_99"><text:s/></text:span><text:span text:style-name="T28_100">a</text:span><text:span text:style-name="T28_101"><text:s/></text:span><text:span text:style-name="T28_102">dot</text:span><text:span text:style-name="T28_103"><text:s/></text:span><text:span text:style-name="T28_104">operator</text:span><text:span text:style-name="T28_105"><text:s/></text:span><text:span text:style-name="T28_106">like</text:span><text:span text:style-name="T28_107"><text:s/></text:span><text:span text:style-name="T28_108">the</text:span><text:span text:style-name="T28_109"><text:s/></text:span><text:span text:style-name="T28_110">following</text:span><text:span text:style-name="T28_111">.<text:s/></text:span><text:span text:style-name="T28_112">For</text:span><text:span text:style-name="T28_113"><text:s/></text:span><text:span text:style-name="T28_114">example</text:span><text:span text:style-name="T28_115">,<text:s/></text:span><text:span text:style-name="T28_116">if</text:span><text:span text:style-name="T28_117"><text:s/></text:span><text:span text:style-name="T28_118">we</text:span><text:span text:style-name="T28_119"><text:s/></text:span><text:span text:style-name="T28_120">wanted</text:span><text:span text:style-name="T28_121"><text:s/></text:span><text:span text:style-name="T28_122">to</text:span><text:span text:style-name="T28_123"><text:s/></text:span><text:span text:style-name="T28_124">set</text:span><text:span text:style-name="T28_125"><text:s/></text:span><text:span text:style-name="T28_126">the</text:span><text:span text:style-name="T28_127"><text:s/></text:span><text:span text:style-name="T28_128">variable</text:span><text:span text:style-name="T28_129"><text:s/></text:span><text:span text:style-name="T28_130">X</text:span><text:span text:style-name="T28_131"><text:s/></text:span><text:span text:style-name="T28_132">in</text:span><text:span text:style-name="T28_133"><text:s/></text:span><text:span text:style-name="T28_134">the</text:span><text:span text:style-name="T28_135"><text:s/></text:span><text:span text:style-name="T28_136">Point</text:span><text:span text:style-name="T28_137"><text:s/></text:span><text:span text:style-name="T28_138">input</text:span><text:span text:style-name="T28_139">,<text:s/></text:span><text:span text:style-name="T28_140">we</text:span><text:span text:style-name="T28_141"><text:s/></text:span><text:span text:style-name="T28_142">would</text:span><text:span text:style-name="T28_143"><text:s/></text:span><text:span text:style-name="T28_144">call</text:span><text:span text:style-name="T28_145"><text:s/></text:span><text:span text:style-name="T28_146">the</text:span><text:span text:style-name="T28_147"><text:s/></text:span><text:span text:style-name="T28_148">variable</text:span><text:span text:style-name="T28_149"><text:s/></text:span><text:span text:style-name="T28_150">as</text:span><text:span text:style-name="T28_151"><text:s/></text:span><text:span text:style-name="T28_152">follows</text:span><text:span text:style-name="T28_153">:</text:span></text:p>
      <text:p text:style-name="P29"/>
      <text:p text:style-name="P30"><text:span text:style-name="T30_1"><text:tab/><text:tab/></text:span><text:span text:style-name="T30_2">input</text:span><text:span text:style-name="T30_3">.</text:span><text:span text:style-name="T30_4">X</text:span><text:span text:style-name="T30_5"><text:s/>=<text:s/>5;</text:span></text:p>
      <text:p text:style-name="P31"/>
      <text:p text:style-name="P32"><text:span text:style-name="T32_1">Structs</text:span><text:span text:style-name="T32_2"><text:s/></text:span><text:span text:style-name="T32_3">Review</text:span><text:span text:style-name="T32_4"><text:s/></text:span><text:span text:style-name="T32_5">Exercises</text:span></text:p>
      <text:p text:style-name="P33"/>
      <text:p text:style-name="P34"><text:span text:style-name="T34_1">1.<text:s/></text:span><text:span text:style-name="T34_2">Given</text:span><text:span text:style-name="T34_3"><text:s/></text:span><text:span text:style-name="T34_4">the</text:span><text:span text:style-name="T34_5"><text:s/></text:span><text:span text:style-name="T34_6">following</text:span><text:span text:style-name="T34_7"><text:s/></text:span><text:span text:style-name="T34_8">struct</text:span><text:span text:style-name="T34_9"><text:s/></text:span><text:span text:style-name="T34_10">and</text:span><text:span text:style-name="T34_11"><text:s/></text:span><text:span text:style-name="T34_12">structure</text:span><text:span text:style-name="T34_13"><text:s/></text:span><text:span text:style-name="T34_14">variable</text:span><text:span text:style-name="T34_15">:</text:span></text:p>
      <text:p text:style-name="P35"/>
      <text:p text:style-name="P36"><text:span text:style-name="T36_1"><text:tab/></text:span><text:span text:style-name="T36_2">struct</text:span><text:span text:style-name="T36_3"><text:s/></text:span><text:span text:style-name="T36_4">personInfo</text:span></text:p>
      <text:p text:style-name="P37"><text:span text:style-name="T37_1"><text:tab/>{</text:span></text:p>
      <text:p text:style-name="P38"><text:span text:style-name="T38_1"><text:tab/><text:tab/></text:span><text:span text:style-name="T38_2">string</text:span><text:span text:style-name="T38_3"><text:s/></text:span><text:span text:style-name="T38_4">name</text:span><text:span text:style-name="T38_5">;</text:span></text:p>
      <text:p text:style-name="P39"><text:span text:style-name="T39_1"><text:tab/><text:tab/></text:span><text:span text:style-name="T39_2">int</text:span><text:span text:style-name="T39_3"><text:s/></text:span><text:span text:style-name="T39_4">birth</text:span><text:span text:style-name="T39_5">_</text:span><text:span text:style-name="T39_6">year</text:span><text:span text:style-name="T39_7">;</text:span></text:p>
      <text:p text:style-name="P40"><text:span text:style-name="T40_1"><text:tab/><text:tab/></text:span><text:span text:style-name="T40_2">int</text:span><text:span text:style-name="T40_3"><text:s/></text:span><text:span text:style-name="T40_4">birth</text:span><text:span text:style-name="T40_5">_</text:span><text:span text:style-name="T40_6">month</text:span><text:span text:style-name="T40_7">;</text:span></text:p>
      <text:p text:style-name="P41"><text:span text:style-name="T41_1"><text:tab/><text:tab/></text:span><text:span text:style-name="T41_2">int</text:span><text:span text:style-name="T41_3"><text:s/></text:span><text:span text:style-name="T41_4">birth</text:span><text:span text:style-name="T41_5">_</text:span><text:span text:style-name="T41_6">day</text:span><text:span text:style-name="T41_7">;</text:span></text:p>
      <text:p text:style-name="P42"><text:span text:style-name="T42_1"><text:tab/><text:tab/></text:span><text:span text:style-name="T42_2">int</text:span><text:span text:style-name="T42_3"><text:s/></text:span><text:span text:style-name="T42_4">age</text:span><text:span text:style-name="T42_5">;</text:span></text:p>
      <text:p text:style-name="P43"><text:span text:style-name="T43_1"><text:tab/>};</text:span></text:p>
      <text:p text:style-name="P44"/>
      <text:p text:style-name="P45"><text:span text:style-name="T45_1"><text:tab/></text:span><text:span text:style-name="T45_2">personInfo</text:span><text:span text:style-name="T45_3"><text:s/></text:span><text:span text:style-name="T45_4">info</text:span><text:span text:style-name="T45_5">;</text:span></text:p>
      <text:p text:style-name="P46"/>
      <text:p text:style-name="P47"><text:span text:style-name="T47_1">Which</text:span><text:span text:style-name="T47_2"><text:s/></text:span><text:span text:style-name="T47_3">of</text:span><text:span text:style-name="T47_4"><text:s/></text:span><text:span text:style-name="T47_5">the</text:span><text:span text:style-name="T47_6"><text:s/></text:span><text:span text:style-name="T47_7">following</text:span><text:span text:style-name="T47_8"><text:s/></text:span><text:span text:style-name="T47_9">are</text:span><text:span text:style-name="T47_10"><text:s/></text:span><text:span text:style-name="T47_11">not</text:span><text:span text:style-name="T47_12"><text:s/></text:span><text:span text:style-name="T47_13">correct</text:span><text:span text:style-name="T47_14"><text:s/></text:span><text:span text:style-name="T47_15">ways</text:span><text:span text:style-name="T47_16"><text:s/></text:span><text:span text:style-name="T47_17">to</text:span><text:span text:style-name="T47_18"><text:s/></text:span><text:span text:style-name="T47_19">use</text:span><text:span text:style-name="T47_20"><text:s/></text:span><text:span text:style-name="T47_21">the</text:span><text:span text:style-name="T47_22"><text:s/></text:span><text:span text:style-name="T47_23">dot</text:span><text:span text:style-name="T47_24"><text:s/></text:span><text:span text:style-name="T47_25">operator</text:span><text:span text:style-name="T47_26">?</text:span></text:p>
      <text:p text:style-name="P48"/>
      <text:p text:style-name="P49"><text:span text:style-name="T49_1"><text:tab/></text:span><text:span text:style-name="T49_2">a</text:span><text:span text:style-name="T49_3">.<text:s/></text:span><text:span text:style-name="T49_4">info</text:span><text:span text:style-name="T49_5">.</text:span><text:span text:style-name="T49_6">name</text:span></text:p>
      <text:p text:style-name="P50"><text:span text:style-name="T50_1"><text:tab/></text:span><text:span text:style-name="T50_2">b</text:span><text:span text:style-name="T50_3">.<text:s/></text:span><text:span text:style-name="T50_4">info</text:span><text:span text:style-name="T50_5">.</text:span><text:span text:style-name="T50_6">age</text:span></text:p>
      <text:p text:style-name="P51"><text:span text:style-name="T51_1"><text:tab/></text:span><text:span text:style-name="T51_2">c</text:span><text:span text:style-name="T51_3">.<text:s/></text:span><text:span text:style-name="T51_4">personInfo</text:span><text:span text:style-name="T51_5">.</text:span><text:span text:style-name="T51_6">birth</text:span><text:span text:style-name="T51_7">_</text:span><text:span text:style-name="T51_8">year</text:span></text:p>
      <text:p text:style-name="P52"><text:span text:style-name="T52_1"><text:tab/></text:span><text:span text:style-name="T52_2">d</text:span><text:span text:style-name="T52_3">.<text:s/></text:span><text:span text:style-name="T52_4">information</text:span><text:span text:style-name="T52_5">.</text:span><text:span text:style-name="T52_6">name</text:span></text:p>
      <text:p text:style-name="P53"><text:span text:style-name="T53_1"><text:tab/></text:span><text:span text:style-name="T53_2">e</text:span><text:span text:style-name="T53_3">.<text:s/></text:span><text:span text:style-name="T53_4">personInfo</text:span><text:span text:style-name="T53_5">.</text:span><text:span text:style-name="T53_6">birth</text:span><text:span text:style-name="T53_7">_</text:span><text:span text:style-name="T53_8">year</text:span><text:span text:style-name="T53_9">;</text:span></text:p>
      <text:p text:style-name="P54"/>
      <text:p text:style-name="P55"><text:span text:style-name="T55_1">2.<text:s/></text:span><text:span text:style-name="T55_2">Consider</text:span><text:span text:style-name="T55_3"><text:s/></text:span><text:span text:style-name="T55_4">the</text:span><text:span text:style-name="T55_5"><text:s/></text:span><text:span text:style-name="T55_6">following</text:span><text:span text:style-name="T55_7"><text:s/></text:span><text:span text:style-name="T55_8">code</text:span><text:span text:style-name="T55_9"><text:s/></text:span><text:span text:style-name="T55_10">of</text:span><text:span text:style-name="T55_11"><text:s/></text:span><text:span text:style-name="T55_12">the</text:span><text:span text:style-name="T55_13"><text:s/></text:span><text:span text:style-name="T55_14">struct</text:span><text:span text:style-name="T55_15">:</text:span></text:p>
      <text:p text:style-name="P56"/>
      <text:p text:style-name="P57"><text:span text:style-name="T57_1"><text:tab/></text:span><text:span text:style-name="T57_2">struct</text:span><text:span text:style-name="T57_3"><text:s/></text:span><text:span text:style-name="T57_4">personInfo</text:span></text:p>
      <text:p text:style-name="P58"><text:span text:style-name="T58_1"><text:tab/>{</text:span></text:p>
      <text:p text:style-name="P59"><text:span text:style-name="T59_1"><text:tab/><text:tab/></text:span><text:span text:style-name="T59_2">string</text:span><text:span text:style-name="T59_3"><text:s/></text:span><text:span text:style-name="T59_4">name</text:span><text:span text:style-name="T59_5">;</text:span></text:p>
      <text:p text:style-name="P60"><text:span text:style-name="T60_1"><text:tab/><text:tab/></text:span><text:span text:style-name="T60_2">int</text:span><text:span text:style-name="T60_3"><text:s/></text:span><text:span text:style-name="T60_4">birth</text:span><text:span text:style-name="T60_5">_</text:span><text:span text:style-name="T60_6">year</text:span><text:span text:style-name="T60_7">;</text:span></text:p>
      <text:p text:style-name="P61"><text:span text:style-name="T61_1"><text:tab/><text:tab/></text:span><text:span text:style-name="T61_2">string</text:span><text:span text:style-name="T61_3"><text:s/></text:span><text:span text:style-name="T61_4">birth</text:span><text:span text:style-name="T61_5">_</text:span><text:span text:style-name="T61_6">month</text:span><text:span text:style-name="T61_7">;</text:span></text:p>
      <text:p text:style-name="P62"><text:span text:style-name="T62_1"><text:tab/><text:tab/></text:span><text:span text:style-name="T62_2">int</text:span><text:span text:style-name="T62_3"><text:s/></text:span><text:span text:style-name="T62_4">birth</text:span><text:span text:style-name="T62_5">_</text:span><text:span text:style-name="T62_6">day</text:span><text:span text:style-name="T62_7">;</text:span></text:p>
      <text:p text:style-name="P63"><text:span text:style-name="T63_1"><text:tab/><text:tab/></text:span><text:span text:style-name="T63_2">int</text:span><text:span text:style-name="T63_3"><text:s/></text:span><text:span text:style-name="T63_4">age</text:span><text:span text:style-name="T63_5">;</text:span></text:p>
      <text:p text:style-name="P64"><text:span text:style-name="T64_1"><text:tab/>};</text:span></text:p>
      <text:p text:style-name="P65"/>
      <text:p text:style-name="P66"><text:span text:style-name="T66_1">Which</text:span><text:span text:style-name="T66_2"><text:s/></text:span><text:span text:style-name="T66_3">of</text:span><text:span text:style-name="T66_4"><text:s/></text:span><text:span text:style-name="T66_5">the</text:span><text:span text:style-name="T66_6"><text:s/></text:span><text:span text:style-name="T66_7">following</text:span><text:span text:style-name="T66_8"><text:s/></text:span><text:span text:style-name="T66_9">is</text:span><text:span text:style-name="T66_10"><text:s/></text:span><text:span text:style-name="T66_11">the</text:span><text:span text:style-name="T66_12"><text:s/></text:span><text:span text:style-name="T66_13">correct</text:span><text:span text:style-name="T66_14"><text:s/></text:span><text:span text:style-name="T66_15">way</text:span><text:span text:style-name="T66_16"><text:s/></text:span><text:span text:style-name="T66_17">to</text:span><text:span text:style-name="T66_18"><text:s/></text:span><text:span text:style-name="T66_19">initialize</text:span><text:span text:style-name="T66_20"><text:s/></text:span><text:span text:style-name="T66_21">the</text:span><text:span text:style-name="T66_22"><text:s/></text:span><text:span text:style-name="T66_23">variables</text:span><text:span text:style-name="T66_24"><text:s/></text:span><text:span text:style-name="T66_25">from</text:span><text:span text:style-name="T66_26"><text:s/></text:span><text:span text:style-name="T66_27">the</text:span><text:span text:style-name="T66_28"><text:s/></text:span><text:span text:style-name="T66_29">struct</text:span><text:span text:style-name="T66_30"><text:s/></text:span><text:span text:style-name="T66_31">above</text:span><text:span text:style-name="T66_32">?</text:span></text:p>
      <text:p text:style-name="P67"/>
      <text:p text:style-name="P68"><text:span text:style-name="T68_1"><text:tab/></text:span><text:span text:style-name="T68_2">a</text:span><text:span text:style-name="T68_3">.<text:s/></text:span><text:span text:style-name="T68_4">personInfo</text:span><text:span text:style-name="T68_5"><text:s/></text:span><text:span text:style-name="T68_6">info</text:span><text:span text:style-name="T68_7"><text:s/>=<text:s/>{“</text:span><text:span text:style-name="T68_8">Michael</text:span><text:span text:style-name="T68_9">”,<text:s/>1996,<text:s/>3,<text:s/>24,<text:s/>“</text:span><text:span text:style-name="T68_10">sixteen</text:span><text:span text:style-name="T68_11">”};</text:span></text:p>
      <text:p text:style-name="P69"><text:span text:style-name="T69_1"><text:tab/></text:span><text:span text:style-name="T69_2">b</text:span><text:span text:style-name="T69_3">.<text:s/></text:span><text:span text:style-name="T69_4">personInfo</text:span><text:span text:style-name="T69_5"><text:s/></text:span><text:span text:style-name="T69_6">info</text:span><text:span text:style-name="T69_7"><text:s/>=<text:s/>{“</text:span><text:span text:style-name="T69_8">Michael</text:span><text:span text:style-name="T69_9">”,<text:s/>1996,<text:s/></text:span><text:span text:style-name="T69_10">March</text:span><text:span text:style-name="T69_11">,<text:s/>24,<text:s/>16};</text:span></text:p>
      <text:p text:style-name="P70"><text:span text:style-name="T70_1"><text:tab/></text:span><text:span text:style-name="T70_2">c</text:span><text:span text:style-name="T70_3">.<text:s/></text:span><text:span text:style-name="T70_4">personInfo</text:span><text:span text:style-name="T70_5"><text:s/></text:span><text:span text:style-name="T70_6">info</text:span><text:span text:style-name="T70_7"><text:s/>=<text:s/>{“</text:span><text:span text:style-name="T70_8">Michael</text:span><text:span text:style-name="T70_9">”,<text:s/>1996,<text:s/>“</text:span><text:span text:style-name="T70_10">March</text:span><text:span text:style-name="T70_11">”,<text:s/>24,<text:s/>16};</text:span></text:p>
      <text:p text:style-name="P71"><text:span text:style-name="T71_1"><text:tab/></text:span><text:span text:style-name="T71_2">d</text:span><text:span text:style-name="T71_3">.<text:s/></text:span><text:span text:style-name="T71_4">struct</text:span><text:span text:style-name="T71_5"><text:s/></text:span><text:span text:style-name="T71_6">info</text:span><text:span text:style-name="T71_7"><text:s/>=<text:s/>{“</text:span><text:span text:style-name="T71_8">Michael</text:span><text:span text:style-name="T71_9">”,<text:s/>1996,<text:s/>“</text:span><text:span text:style-name="T71_10">March</text:span><text:span text:style-name="T71_11">”,<text:s/>24,<text:s/>16};</text:span></text:p>
      <text:p text:style-name="P72"/>
      <text:p text:style-name="P73"><text:span text:style-name="T73_1">Classes</text:span></text:p>
      <text:p text:style-name="P74"/>
      <text:p text:style-name="P75"><text:span text:style-name="T75_1"><text:tab/></text:span><text:span text:style-name="T75_2">Classes</text:span><text:span text:style-name="T75_3"><text:s/></text:span><text:span text:style-name="T75_4">are</text:span><text:span text:style-name="T75_5"><text:s/></text:span><text:span text:style-name="T75_6">like</text:span><text:span text:style-name="T75_7"><text:s/></text:span><text:span text:style-name="T75_8">structs</text:span><text:span text:style-name="T75_9"><text:s/></text:span><text:span text:style-name="T75_10">except</text:span><text:span text:style-name="T75_11"><text:s/></text:span><text:span text:style-name="T75_12">classes</text:span><text:span text:style-name="T75_13"><text:s/></text:span><text:span text:style-name="T75_14">contain</text:span><text:span text:style-name="T75_15"><text:s/></text:span><text:span text:style-name="T75_16">variables</text:span><text:span text:style-name="T75_17"><text:s/></text:span><text:span text:style-name="T75_18">and</text:span><text:span text:style-name="T75_19"><text:s/></text:span><text:span text:style-name="T75_20">functions</text:span><text:span text:style-name="T75_21">,<text:s/></text:span><text:span text:style-name="T75_22">whereas</text:span><text:span text:style-name="T75_23"><text:s/></text:span><text:span text:style-name="T75_24">structs</text:span><text:span text:style-name="T75_25"><text:s/></text:span><text:span text:style-name="T75_26">only</text:span><text:span text:style-name="T75_27"><text:s/></text:span><text:span text:style-name="T75_28">contain</text:span><text:span text:style-name="T75_29"><text:s/></text:span><text:span text:style-name="T75_30">variables</text:span><text:span text:style-name="T75_31">.<text:s/></text:span><text:span text:style-name="T75_32">Also</text:span><text:span text:style-name="T75_33">,<text:s/></text:span><text:span text:style-name="T75_34">in</text:span><text:span text:style-name="T75_35"><text:s/></text:span><text:span text:style-name="T75_36">a</text:span><text:span text:style-name="T75_37"><text:s/></text:span><text:span text:style-name="T75_38">struct</text:span><text:span text:style-name="T75_39">,<text:s/></text:span><text:span text:style-name="T75_40">variables</text:span><text:span text:style-name="T75_41"><text:s/></text:span><text:span text:style-name="T75_42">are</text:span><text:span text:style-name="T75_43"><text:s/></text:span><text:span text:style-name="T75_44">public</text:span><text:span text:style-name="T75_45"><text:s/></text:span><text:span text:style-name="T75_46">by</text:span><text:span text:style-name="T75_47"><text:s/></text:span><text:span text:style-name="T75_48">default</text:span><text:span text:style-name="T75_49"><text:s/></text:span><text:span text:style-name="T75_50">whereas</text:span><text:span text:style-name="T75_51"><text:s/></text:span><text:span text:style-name="T75_52">everything</text:span><text:span text:style-name="T75_53"><text:s/></text:span><text:span text:style-name="T75_54">in</text:span><text:span text:style-name="T75_55"><text:s/></text:span><text:span text:style-name="T75_56">a</text:span><text:span text:style-name="T75_57"><text:s/></text:span><text:span text:style-name="T75_58">class</text:span><text:span text:style-name="T75_59"><text:s/></text:span><text:span text:style-name="T75_60">is</text:span><text:span text:style-name="T75_61"><text:s/></text:span><text:span text:style-name="T75_62">defaulted</text:span><text:span text:style-name="T75_63"><text:s/></text:span><text:span text:style-name="T75_64">as</text:span><text:span text:style-name="T75_65"><text:s/></text:span><text:span text:style-name="T75_66">private</text:span><text:span text:style-name="T75_67">.<text:s/></text:span><text:span text:style-name="T75_68">We</text:span><text:span text:style-name="T75_69">’</text:span><text:span text:style-name="T75_70">ll</text:span><text:span text:style-name="T75_71"><text:s/></text:span><text:span text:style-name="T75_72">discuss</text:span><text:span text:style-name="T75_73"><text:s/></text:span><text:span text:style-name="T75_74">this</text:span><text:span text:style-name="T75_75"><text:s/></text:span><text:span text:style-name="T75_76">more</text:span><text:span text:style-name="T75_77"><text:s/></text:span><text:span text:style-name="T75_78">in</text:span><text:span text:style-name="T75_79"><text:s/></text:span><text:span text:style-name="T75_80">a</text:span><text:span text:style-name="T75_81"><text:s/></text:span><text:span text:style-name="T75_82">minute</text:span><text:span text:style-name="T75_83">.<text:s/></text:span><text:span text:style-name="T75_84">First</text:span><text:span text:style-name="T75_85">,<text:s/></text:span><text:span text:style-name="T75_86">let</text:span><text:span text:style-name="T75_87">’</text:span><text:span text:style-name="T75_88">s</text:span><text:span text:style-name="T75_89"><text:s/></text:span><text:span text:style-name="T75_90">take</text:span><text:span text:style-name="T75_91"><text:s/></text:span><text:span text:style-name="T75_92">a</text:span><text:span text:style-name="T75_93"><text:s/></text:span><text:span text:style-name="T75_94">look</text:span><text:span text:style-name="T75_95"><text:s/></text:span><text:span text:style-name="T75_96">at</text:span><text:span text:style-name="T75_97"><text:s/></text:span><text:span text:style-name="T75_98">an</text:span><text:span text:style-name="T75_99"><text:s/></text:span><text:span text:style-name="T75_100">actual</text:span><text:span text:style-name="T75_101"><text:s/></text:span><text:span text:style-name="T75_102">class</text:span><text:span text:style-name="T75_103"><text:s/></text:span><text:span text:style-name="T75_104">definition</text:span><text:span text:style-name="T75_105">.</text:span></text:p>
      <text:p text:style-name="P76"/>
      <text:p text:style-name="P77"><text:span text:style-name="T77_1"><text:tab/><text:tab/></text:span><text:span text:style-name="T77_2">class</text:span><text:span text:style-name="T77_3"><text:s/></text:span><text:span text:style-name="T77_4">Rectangle</text:span></text:p>
      <text:p text:style-name="P78"><text:span text:style-name="T78_1"><text:tab/><text:tab/>{</text:span></text:p>
      <text:p text:style-name="P79"><text:span text:style-name="T79_1"><text:tab/><text:tab/></text:span><text:span text:style-name="T79_2">public</text:span><text:span text:style-name="T79_3">:<text:s/></text:span></text:p>
      <text:p text:style-name="P80"><text:span text:style-name="T80_1"><text:tab/><text:tab/><text:tab/></text:span><text:span text:style-name="T80_2">Rectangle</text:span><text:span text:style-name="T80_3">();<text:tab/>//</text:span><text:span text:style-name="T80_4">A</text:span><text:span text:style-name="T80_5"><text:s/></text:span><text:span text:style-name="T80_6">default</text:span><text:span text:style-name="T80_7"><text:s/></text:span><text:span text:style-name="T80_8">constructor</text:span></text:p>
      <text:p text:style-name="P81"><text:span text:style-name="T81_1"><text:tab/><text:tab/><text:tab/></text:span><text:span text:style-name="T81_2">void</text:span><text:span text:style-name="T81_3"><text:s/></text:span><text:span text:style-name="T81_4">setBase</text:span><text:span text:style-name="T81_5">(</text:span><text:span text:style-name="T81_6">float</text:span><text:span text:style-name="T81_7"><text:s/></text:span><text:span text:style-name="T81_8">length</text:span><text:span text:style-name="T81_9">);<text:s/>//</text:span><text:span text:style-name="T81_10">These</text:span><text:span text:style-name="T81_11"><text:s/></text:span><text:span text:style-name="T81_12">two</text:span><text:span text:style-name="T81_13"><text:s/></text:span><text:span text:style-name="T81_14">lines</text:span><text:span text:style-name="T81_15"><text:s/></text:span><text:span text:style-name="T81_16">are</text:span><text:span text:style-name="T81_17"><text:s/></text:span><text:span text:style-name="T81_18">mutators</text:span></text:p>
      <text:p text:style-name="P82"><text:span text:style-name="T82_1"><text:tab/><text:tab/><text:tab/></text:span><text:span text:style-name="T82_2">void</text:span><text:span text:style-name="T82_3"><text:s/></text:span><text:span text:style-name="T82_4">setHeight</text:span><text:span text:style-name="T82_5">(</text:span><text:span text:style-name="T82_6">float</text:span><text:span text:style-name="T82_7"><text:s/></text:span><text:span text:style-name="T82_8">length</text:span><text:span text:style-name="T82_9">);</text:span></text:p>
      <text:p text:style-name="P83"><text:span text:style-name="T83_1"><text:tab/><text:tab/><text:tab/></text:span><text:span text:style-name="T83_2">float</text:span><text:span text:style-name="T83_3"><text:s/></text:span><text:span text:style-name="T83_4">getHeight</text:span><text:span text:style-name="T83_5">();<text:tab/>//</text:span><text:span text:style-name="T83_6">These</text:span><text:span text:style-name="T83_7"><text:s/></text:span><text:span text:style-name="T83_8">two</text:span><text:span text:style-name="T83_9"><text:s/></text:span><text:span text:style-name="T83_10">lines</text:span><text:span text:style-name="T83_11"><text:s/></text:span><text:span text:style-name="T83_12">are</text:span><text:span text:style-name="T83_13"><text:s/></text:span><text:span text:style-name="T83_14">accessors</text:span></text:p>
      <text:p text:style-name="P84"><text:span text:style-name="T84_1"><text:tab/><text:tab/><text:tab/></text:span><text:span text:style-name="T84_2">float</text:span><text:span text:style-name="T84_3"><text:s/></text:span><text:span text:style-name="T84_4">getBase</text:span><text:span text:style-name="T84_5">();<text:tab/></text:span></text:p>
      <text:p text:style-name="P85"><text:span text:style-name="T85_1"><text:tab/><text:tab/><text:tab/></text:span><text:span text:style-name="T85_2">float</text:span><text:span text:style-name="T85_3"><text:s/></text:span><text:span text:style-name="T85_4">findArea</text:span><text:span text:style-name="T85_5">();<text:tab/>//</text:span><text:span text:style-name="T85_6">These</text:span><text:span text:style-name="T85_7"><text:s/></text:span><text:span text:style-name="T85_8">two</text:span><text:span text:style-name="T85_9"><text:s/></text:span><text:span text:style-name="T85_10">lines</text:span><text:span text:style-name="T85_11"><text:s/></text:span><text:span text:style-name="T85_12">perform</text:span><text:span text:style-name="T85_13"><text:s/></text:span><text:span text:style-name="T85_14">operations</text:span></text:p>
      <text:p text:style-name="P86"><text:span text:style-name="T86_1"><text:tab/><text:tab/><text:tab/></text:span><text:span text:style-name="T86_2">float</text:span><text:span text:style-name="T86_3"><text:s/></text:span><text:span text:style-name="T86_4">findPerimeter</text:span><text:span text:style-name="T86_5">();</text:span></text:p>
      <text:p text:style-name="P87"><text:span text:style-name="T87_1"><text:tab/><text:tab/></text:span><text:span text:style-name="T87_2">private</text:span><text:span text:style-name="T87_3">:</text:span></text:p>
      <text:p text:style-name="P88"><text:span text:style-name="T88_1"><text:tab/><text:tab/><text:tab/></text:span><text:span text:style-name="T88_2">float</text:span><text:span text:style-name="T88_3"><text:s/></text:span><text:span text:style-name="T88_4">Base</text:span><text:span text:style-name="T88_5">;</text:span></text:p>
      <text:p text:style-name="P89"><text:span text:style-name="T89_1"><text:tab/><text:tab/><text:tab/></text:span><text:span text:style-name="T89_2">float</text:span><text:span text:style-name="T89_3"><text:s/></text:span><text:span text:style-name="T89_4">Height</text:span><text:span text:style-name="T89_5">;</text:span></text:p>
      <text:p text:style-name="P90"><text:span text:style-name="T90_1"><text:tab/><text:tab/>};</text:span></text:p>
      <text:p text:style-name="P91"/>
      <text:p text:style-name="P92"><text:span text:style-name="T92_1">Notice</text:span><text:span text:style-name="T92_2"><text:s/></text:span><text:span text:style-name="T92_3">the</text:span><text:span text:style-name="T92_4"><text:s/></text:span><text:span text:style-name="T92_5">similar</text:span><text:span text:style-name="T92_6"><text:s/></text:span><text:span text:style-name="T92_7">syntax</text:span><text:span text:style-name="T92_8"><text:s/></text:span><text:span text:style-name="T92_9">to</text:span><text:span text:style-name="T92_10"><text:s/></text:span><text:span text:style-name="T92_11">the</text:span><text:span text:style-name="T92_12"><text:s/></text:span><text:span text:style-name="T92_13">struct</text:span><text:span text:style-name="T92_14">.<text:s/></text:span><text:span text:style-name="T92_15">Like</text:span><text:span text:style-name="T92_16"><text:s/></text:span><text:span text:style-name="T92_17">struct</text:span><text:span text:style-name="T92_18">,<text:s/></text:span><text:span text:style-name="T92_19">first</text:span><text:span text:style-name="T92_20"><text:s/></text:span><text:span text:style-name="T92_21">the</text:span><text:span text:style-name="T92_22"><text:s/></text:span><text:span text:style-name="T92_23">class</text:span><text:span text:style-name="T92_24"><text:s/></text:span><text:span text:style-name="T92_25">keyword</text:span><text:span text:style-name="T92_26"><text:s/></text:span><text:span text:style-name="T92_27">is</text:span><text:span text:style-name="T92_28"><text:s/></text:span><text:span text:style-name="T92_29">used</text:span><text:span text:style-name="T92_30">,<text:s/></text:span><text:span text:style-name="T92_31">followed</text:span><text:span text:style-name="T92_32"><text:s/></text:span><text:span text:style-name="T92_33">by</text:span><text:span text:style-name="T92_34"><text:s/></text:span><text:span text:style-name="T92_35">the</text:span><text:span text:style-name="T92_36"><text:s/></text:span><text:span text:style-name="T92_37">name</text:span><text:span text:style-name="T92_38"><text:s/></text:span><text:span text:style-name="T92_39">of</text:span><text:span text:style-name="T92_40"><text:s/></text:span><text:span text:style-name="T92_41">the</text:span><text:span text:style-name="T92_42"><text:s/></text:span><text:span text:style-name="T92_43">class</text:span><text:span text:style-name="T92_44">,<text:s/></text:span><text:span text:style-name="T92_45">and</text:span><text:span text:style-name="T92_46"><text:s/></text:span><text:span text:style-name="T92_47">after</text:span><text:span text:style-name="T92_48"><text:s/></text:span><text:span text:style-name="T92_49">the</text:span><text:span text:style-name="T92_50"><text:s/></text:span><text:span text:style-name="T92_51">closing</text:span><text:span text:style-name="T92_52"><text:s/></text:span><text:span text:style-name="T92_53">brace</text:span><text:span text:style-name="T92_54">,<text:s/></text:span><text:span text:style-name="T92_55">a</text:span><text:span text:style-name="T92_56"><text:s/>(;)<text:s/></text:span><text:span text:style-name="T92_57">semicolon</text:span><text:span text:style-name="T92_58"><text:s/></text:span><text:span text:style-name="T92_59">is</text:span><text:span text:style-name="T92_60"><text:s/></text:span><text:span text:style-name="T92_61">used</text:span><text:span text:style-name="T92_62">.<text:s/></text:span><text:span text:style-name="T92_63">Now</text:span><text:span text:style-name="T92_64">,<text:s/></text:span><text:span text:style-name="T92_65">notice</text:span><text:span text:style-name="T92_66"><text:s/></text:span><text:span text:style-name="T92_67">the</text:span><text:span text:style-name="T92_68"><text:s/></text:span><text:span text:style-name="T92_69">public</text:span><text:span text:style-name="T92_70"><text:s/></text:span><text:span text:style-name="T92_71">and</text:span><text:span text:style-name="T92_72"><text:s/></text:span><text:span text:style-name="T92_73">private</text:span><text:span text:style-name="T92_74"><text:s/></text:span><text:span text:style-name="T92_75">sections</text:span><text:span text:style-name="T92_76"><text:s/></text:span><text:span text:style-name="T92_77">of</text:span><text:span text:style-name="T92_78"><text:s/></text:span><text:span text:style-name="T92_79">the</text:span><text:span text:style-name="T92_80"><text:s/></text:span><text:span text:style-name="T92_81">block</text:span><text:span text:style-name="T92_82">.</text:span></text:p>
      <text:p text:style-name="P93"/>
      <text:p text:style-name="P94"><text:span text:style-name="T94_1">Public</text:span><text:span text:style-name="T94_2"><text:s/></text:span><text:span text:style-name="T94_3">and</text:span><text:span text:style-name="T94_4"><text:s/></text:span><text:span text:style-name="T94_5">Private</text:span><text:span text:style-name="T94_6"><text:s/></text:span><text:span text:style-name="T94_7">Variables</text:span><text:span text:style-name="T94_8"><text:s/></text:span><text:span text:style-name="T94_9">and</text:span><text:span text:style-name="T94_10"><text:s/></text:span><text:span text:style-name="T94_11">Functions</text:span></text:p>
      <text:p text:style-name="P95"/>
      <text:p text:style-name="P96"><text:span text:style-name="T96_1"><text:tab/></text:span><text:span text:style-name="T96_2">The</text:span><text:span text:style-name="T96_3"><text:s/></text:span><text:span text:style-name="T96_4">biggest</text:span><text:span text:style-name="T96_5"><text:s/></text:span><text:span text:style-name="T96_6">difference</text:span><text:span text:style-name="T96_7"><text:s/></text:span><text:span text:style-name="T96_8">between</text:span><text:span text:style-name="T96_9"><text:s/></text:span><text:span text:style-name="T96_10">classes</text:span><text:span text:style-name="T96_11"><text:s/></text:span><text:span text:style-name="T96_12">and</text:span><text:span text:style-name="T96_13"><text:s/></text:span><text:span text:style-name="T96_14">structs</text:span><text:span text:style-name="T96_15"><text:s/></text:span><text:span text:style-name="T96_16">is</text:span><text:span text:style-name="T96_17"><text:s/></text:span><text:span text:style-name="T96_18">the</text:span><text:span text:style-name="T96_19"><text:s/></text:span><text:span text:style-name="T96_20">ability</text:span><text:span text:style-name="T96_21"><text:s/></text:span><text:span text:style-name="T96_22">to</text:span><text:span text:style-name="T96_23"><text:s/></text:span><text:span text:style-name="T96_24">determine</text:span><text:span text:style-name="T96_25"><text:s/></text:span><text:span text:style-name="T96_26">how</text:span><text:span text:style-name="T96_27"><text:s/></text:span><text:span text:style-name="T96_28">accessible</text:span><text:span text:style-name="T96_29"><text:s/></text:span><text:span text:style-name="T96_30">the</text:span><text:span text:style-name="T96_31"><text:s/></text:span><text:span text:style-name="T96_32">data</text:span><text:span text:style-name="T96_33"><text:s/></text:span><text:span text:style-name="T96_34">within</text:span><text:span text:style-name="T96_35"><text:s/></text:span><text:span text:style-name="T96_36">the</text:span><text:span text:style-name="T96_37"><text:s/></text:span><text:span text:style-name="T96_38">class</text:span><text:span text:style-name="T96_39"><text:s/></text:span><text:span text:style-name="T96_40">is</text:span><text:span text:style-name="T96_41">.<text:s/></text:span><text:span text:style-name="T96_42">A</text:span><text:span text:style-name="T96_43"><text:s/></text:span><text:span text:style-name="T96_44">general</text:span><text:span text:style-name="T96_45"><text:s/></text:span><text:span text:style-name="T96_46">rule</text:span><text:span text:style-name="T96_47"><text:s/></text:span><text:span text:style-name="T96_48">of</text:span><text:span text:style-name="T96_49"><text:s/></text:span><text:span text:style-name="T96_50">thumb</text:span><text:span text:style-name="T96_51"><text:s/></text:span><text:span text:style-name="T96_52">is</text:span><text:span text:style-name="T96_53"><text:s/></text:span><text:span text:style-name="T96_54">to</text:span><text:span text:style-name="T96_55"><text:s/></text:span><text:span text:style-name="T96_56">put</text:span><text:span text:style-name="T96_57"><text:s/></text:span><text:span text:style-name="T96_58">variables</text:span><text:span text:style-name="T96_59"><text:s/></text:span><text:span text:style-name="T96_60">in</text:span><text:span text:style-name="T96_61"><text:s/></text:span><text:span text:style-name="T96_62">the</text:span><text:span text:style-name="T96_63"><text:s/></text:span><text:span text:style-name="T96_64">private</text:span><text:span text:style-name="T96_65"><text:s/></text:span><text:span text:style-name="T96_66">section</text:span><text:span text:style-name="T96_67">,<text:s/></text:span><text:span text:style-name="T96_68">where</text:span><text:span text:style-name="T96_69"><text:s/></text:span><text:span text:style-name="T96_70">they</text:span><text:span text:style-name="T96_71"><text:s/></text:span><text:span text:style-name="T96_72">would</text:span><text:span text:style-name="T96_73"><text:s/></text:span><text:span text:style-name="T96_74">be</text:span><text:span text:style-name="T96_75"><text:s/></text:span><text:span text:style-name="T96_76">referred</text:span><text:span text:style-name="T96_77"><text:s/></text:span><text:span text:style-name="T96_78">to</text:span><text:span text:style-name="T96_79"><text:s/></text:span><text:span text:style-name="T96_80">as</text:span><text:span text:style-name="T96_81"><text:s/></text:span><text:span text:style-name="T96_82">private</text:span><text:span text:style-name="T96_83"><text:s/></text:span><text:span text:style-name="T96_84">member</text:span><text:span text:style-name="T96_85"><text:s/></text:span><text:span text:style-name="T96_86">variables</text:span><text:span text:style-name="T96_87">,<text:s/></text:span><text:span text:style-name="T96_88">and</text:span><text:span text:style-name="T96_89"><text:s/></text:span><text:span text:style-name="T96_90">related</text:span><text:span text:style-name="T96_91"><text:s/></text:span><text:span text:style-name="T96_92">functions</text:span><text:span text:style-name="T96_93"><text:s/></text:span><text:span text:style-name="T96_94">in</text:span><text:span text:style-name="T96_95"><text:s/></text:span><text:span text:style-name="T96_96">the</text:span><text:span text:style-name="T96_97"><text:s/></text:span><text:span text:style-name="T96_98">public</text:span><text:span text:style-name="T96_99"><text:s/></text:span><text:span text:style-name="T96_100">section</text:span><text:span text:style-name="T96_101">,<text:s/></text:span><text:span text:style-name="T96_102">where</text:span><text:span text:style-name="T96_103"><text:s/></text:span><text:span text:style-name="T96_104">they</text:span><text:span text:style-name="T96_105"><text:s/></text:span><text:span text:style-name="T96_106">would</text:span><text:span text:style-name="T96_107"><text:s/></text:span><text:span text:style-name="T96_108">be</text:span><text:span text:style-name="T96_109"><text:s/></text:span><text:span text:style-name="T96_110">referred</text:span><text:span text:style-name="T96_111"><text:s/></text:span><text:span text:style-name="T96_112">to</text:span><text:span text:style-name="T96_113"><text:s/></text:span><text:span text:style-name="T96_114">as</text:span><text:span text:style-name="T96_115"><text:s/></text:span><text:span text:style-name="T96_116">public</text:span><text:span text:style-name="T96_117"><text:s/></text:span><text:span text:style-name="T96_118">member</text:span><text:span text:style-name="T96_119"><text:s/></text:span><text:span text:style-name="T96_120">functions</text:span><text:span text:style-name="T96_121">.</text:span></text:p>
      <text:p text:style-name="P97"><text:span text:style-name="T97_1"><text:tab/></text:span><text:span text:style-name="T97_2">Private</text:span><text:span text:style-name="T97_3"><text:s/></text:span><text:span text:style-name="T97_4">member</text:span><text:span text:style-name="T97_5"><text:s/></text:span><text:span text:style-name="T97_6">variables</text:span><text:span text:style-name="T97_7"><text:s/></text:span><text:span text:style-name="T97_8">can</text:span><text:span text:style-name="T97_9"><text:s/></text:span><text:span text:style-name="T97_10">only</text:span><text:span text:style-name="T97_11"><text:s/></text:span><text:span text:style-name="T97_12">be</text:span><text:span text:style-name="T97_13"><text:s/></text:span><text:span text:style-name="T97_14">accessed</text:span><text:span text:style-name="T97_15"><text:s/></text:span><text:span text:style-name="T97_16">by</text:span><text:span text:style-name="T97_17"><text:s/></text:span><text:span text:style-name="T97_18">the</text:span><text:span text:style-name="T97_19"><text:s/></text:span><text:span text:style-name="T97_20">member</text:span><text:span text:style-name="T97_21"><text:s/></text:span><text:span text:style-name="T97_22">functions</text:span><text:span text:style-name="T97_23">,<text:s/></text:span><text:span text:style-name="T97_24">but</text:span><text:span text:style-name="T97_25"><text:s/></text:span><text:span text:style-name="T97_26">nowhere</text:span><text:span text:style-name="T97_27"><text:s/></text:span><text:span text:style-name="T97_28">else</text:span><text:span text:style-name="T97_29">,<text:s/></text:span><text:span text:style-name="T97_30">and</text:span><text:span text:style-name="T97_31"><text:s/></text:span><text:span text:style-name="T97_32">public</text:span><text:span text:style-name="T97_33"><text:s/></text:span><text:span text:style-name="T97_34">member</text:span><text:span text:style-name="T97_35"><text:s/></text:span><text:span text:style-name="T97_36">functions</text:span><text:span text:style-name="T97_37"><text:s/></text:span><text:span text:style-name="T97_38">can</text:span><text:span text:style-name="T97_39"><text:s/></text:span><text:span text:style-name="T97_40">be</text:span><text:span text:style-name="T97_41"><text:s/></text:span><text:span text:style-name="T97_42">used</text:span><text:span text:style-name="T97_43"><text:s/></text:span><text:span text:style-name="T97_44">anywhere</text:span><text:span text:style-name="T97_45"><text:s/></text:span><text:span text:style-name="T97_46">in</text:span><text:span text:style-name="T97_47"><text:s/></text:span><text:span text:style-name="T97_48">the</text:span><text:span text:style-name="T97_49"><text:s/></text:span><text:span text:style-name="T97_50">program</text:span><text:span text:style-name="T97_51">.<text:s/></text:span><text:span text:style-name="T97_52">If</text:span><text:span text:style-name="T97_53"><text:s/></text:span><text:span text:style-name="T97_54">we</text:span><text:span text:style-name="T97_55"><text:s/></text:span><text:span text:style-name="T97_56">want</text:span><text:span text:style-name="T97_57"><text:s/></text:span><text:span text:style-name="T97_58">to</text:span><text:span text:style-name="T97_59"><text:s text:c="2"/></text:span><text:span text:style-name="T97_60">indicate</text:span><text:span text:style-name="T97_61"><text:s/></text:span><text:span text:style-name="T97_62">a</text:span><text:span text:style-name="T97_63"><text:s/></text:span><text:span text:style-name="T97_64">set</text:span><text:span text:style-name="T97_65"><text:s/></text:span><text:span text:style-name="T97_66">of</text:span><text:span text:style-name="T97_67"><text:s/></text:span><text:span text:style-name="T97_68">member</text:span><text:span text:style-name="T97_69"><text:s/></text:span><text:span text:style-name="T97_70">variables</text:span><text:span text:style-name="T97_71"><text:s/></text:span><text:span text:style-name="T97_72">as</text:span><text:span text:style-name="T97_73"><text:s/></text:span><text:span text:style-name="T97_74">private</text:span><text:span text:style-name="T97_75">,<text:s/></text:span><text:span text:style-name="T97_76">we</text:span><text:span text:style-name="T97_77"><text:s/></text:span><text:span text:style-name="T97_78">use</text:span><text:span text:style-name="T97_79"><text:s/></text:span><text:span text:style-name="T97_80">the</text:span><text:span text:style-name="T97_81"><text:s/></text:span><text:span text:style-name="T97_82">keyword</text:span><text:span text:style-name="T97_83"><text:s/></text:span><text:span text:style-name="T97_84">followed</text:span><text:span text:style-name="T97_85"><text:s/></text:span><text:span text:style-name="T97_86">by</text:span><text:span text:style-name="T97_87"><text:s/></text:span><text:span text:style-name="T97_88">a</text:span><text:span text:style-name="T97_89"><text:s/></text:span><text:span text:style-name="T97_90">colon</text:span><text:span text:style-name="T97_91"><text:s/></text:span><text:span text:style-name="T97_92">like</text:span><text:span text:style-name="T97_93"><text:s/></text:span><text:span text:style-name="T97_94">this</text:span><text:span text:style-name="T97_95">:<text:s/>‘</text:span><text:span text:style-name="T97_96">private</text:span><text:span text:style-name="T97_97">:’.<text:s/></text:span><text:span text:style-name="T97_98">Everything</text:span><text:span text:style-name="T97_99"><text:s/></text:span><text:span text:style-name="T97_100">after</text:span><text:span text:style-name="T97_101"><text:s/></text:span><text:span text:style-name="T97_102">the</text:span><text:span text:style-name="T97_103"><text:s/></text:span><text:span text:style-name="T97_104">keyword</text:span><text:span text:style-name="T97_105"><text:s/></text:span><text:span text:style-name="T97_106">will</text:span><text:span text:style-name="T97_107"><text:s/></text:span><text:span text:style-name="T97_108">be</text:span><text:span text:style-name="T97_109"><text:s/></text:span><text:span text:style-name="T97_110">considered</text:span><text:span text:style-name="T97_111"><text:s/></text:span><text:span text:style-name="T97_112">private</text:span><text:span text:style-name="T97_113">.<text:s/></text:span><text:span text:style-name="T97_114">If</text:span><text:span text:style-name="T97_115"><text:s/></text:span><text:span text:style-name="T97_116">we</text:span><text:span text:style-name="T97_117"><text:s/></text:span><text:span text:style-name="T97_118">want</text:span><text:span text:style-name="T97_119"><text:s/></text:span><text:span text:style-name="T97_120">to</text:span><text:span text:style-name="T97_121"><text:s/></text:span><text:span text:style-name="T97_122">indicate</text:span><text:span text:style-name="T97_123"><text:s/></text:span><text:span text:style-name="T97_124">a</text:span><text:span text:style-name="T97_125"><text:s/></text:span><text:span text:style-name="T97_126">set</text:span><text:span text:style-name="T97_127"><text:s/></text:span><text:span text:style-name="T97_128">a</text:span><text:span text:style-name="T97_129"><text:s/></text:span><text:span text:style-name="T97_130">member</text:span><text:span text:style-name="T97_131"><text:s/></text:span><text:span text:style-name="T97_132">functions</text:span><text:span text:style-name="T97_133"><text:s/></text:span><text:span text:style-name="T97_134">as</text:span><text:span text:style-name="T97_135"><text:s/></text:span><text:span text:style-name="T97_136">public</text:span><text:span text:style-name="T97_137">,<text:s/></text:span><text:span text:style-name="T97_138">we</text:span><text:span text:style-name="T97_139"><text:s/></text:span><text:span text:style-name="T97_140">use</text:span><text:span text:style-name="T97_141"><text:s/></text:span><text:span text:style-name="T97_142">the</text:span><text:span text:style-name="T97_143"><text:s/></text:span><text:span text:style-name="T97_144">keyword</text:span><text:span text:style-name="T97_145"><text:s/></text:span><text:span text:style-name="T97_146">followed</text:span><text:span text:style-name="T97_147"><text:s/></text:span><text:span text:style-name="T97_148">by</text:span><text:span text:style-name="T97_149"><text:s/></text:span><text:span text:style-name="T97_150">a</text:span><text:span text:style-name="T97_151"><text:s/></text:span><text:span text:style-name="T97_152">colon</text:span><text:span text:style-name="T97_153"><text:s/></text:span><text:span text:style-name="T97_154">like</text:span><text:span text:style-name="T97_155"><text:s/></text:span><text:span text:style-name="T97_156">this</text:span><text:span text:style-name="T97_157">:<text:s/>‘</text:span><text:span text:style-name="T97_158">public</text:span><text:span text:style-name="T97_159">:’<text:s/></text:span><text:span text:style-name="T97_160">Everything</text:span><text:span text:style-name="T97_161"><text:s/></text:span><text:span text:style-name="T97_162">after</text:span><text:span text:style-name="T97_163"><text:s/></text:span><text:span text:style-name="T97_164">this</text:span><text:span text:style-name="T97_165"><text:s/></text:span><text:span text:style-name="T97_166">keyword</text:span><text:span text:style-name="T97_167"><text:s/></text:span><text:span text:style-name="T97_168">will</text:span><text:span text:style-name="T97_169"><text:s/></text:span><text:span text:style-name="T97_170">be</text:span><text:span text:style-name="T97_171"><text:s/></text:span><text:span text:style-name="T97_172">considered</text:span><text:span text:style-name="T97_173"><text:s/></text:span><text:span text:style-name="T97_174">public</text:span><text:span text:style-name="T97_175">.<text:s/></text:span><text:span text:style-name="T97_176">Even</text:span><text:span text:style-name="T97_177"><text:s/></text:span><text:span text:style-name="T97_178">though</text:span><text:span text:style-name="T97_179"><text:s/></text:span><text:span text:style-name="T97_180">it</text:span><text:span text:style-name="T97_181"><text:s/></text:span><text:span text:style-name="T97_182">is</text:span><text:span text:style-name="T97_183"><text:s/></text:span><text:span text:style-name="T97_184">possible</text:span><text:span text:style-name="T97_185"><text:s/></text:span><text:span text:style-name="T97_186">to</text:span><text:span text:style-name="T97_187"><text:s/></text:span><text:span text:style-name="T97_188">make</text:span><text:span text:style-name="T97_189"><text:s/></text:span><text:span text:style-name="T97_190">variables</text:span><text:span text:style-name="T97_191"><text:s/></text:span><text:span text:style-name="T97_192">private</text:span><text:span text:style-name="T97_193"><text:s/></text:span><text:span text:style-name="T97_194">or</text:span><text:span text:style-name="T97_195"><text:s/></text:span><text:span text:style-name="T97_196">public</text:span><text:span text:style-name="T97_197">,<text:s/></text:span><text:span text:style-name="T97_198">it</text:span><text:span text:style-name="T97_199"><text:s/></text:span><text:span text:style-name="T97_200">is</text:span><text:span text:style-name="T97_201"><text:s/></text:span><text:span text:style-name="T97_202">common</text:span><text:span text:style-name="T97_203"><text:s/></text:span><text:span text:style-name="T97_204">practice</text:span><text:span text:style-name="T97_205"><text:s/></text:span><text:span text:style-name="T97_206">to</text:span><text:span text:style-name="T97_207"><text:s/></text:span><text:span text:style-name="T97_208">label</text:span><text:span text:style-name="T97_209"><text:s/></text:span><text:span text:style-name="T97_210">member</text:span><text:span text:style-name="T97_211"><text:s/></text:span><text:span text:style-name="T97_212">functions</text:span><text:span text:style-name="T97_213"><text:s/></text:span><text:span text:style-name="T97_214">as</text:span><text:span text:style-name="T97_215"><text:s/></text:span><text:span text:style-name="T97_216">public</text:span><text:span text:style-name="T97_217"><text:s/></text:span><text:span text:style-name="T97_218">and</text:span><text:span text:style-name="T97_219"><text:s/></text:span><text:span text:style-name="T97_220">member</text:span><text:span text:style-name="T97_221"><text:s/></text:span><text:span text:style-name="T97_222">variables</text:span><text:span text:style-name="T97_223"><text:s/></text:span><text:span text:style-name="T97_224">as</text:span><text:span text:style-name="T97_225"><text:s/></text:span><text:span text:style-name="T97_226">private</text:span><text:span text:style-name="T97_227"><text:s/></text:span><text:span text:style-name="T97_228">so</text:span><text:span text:style-name="T97_229"><text:s/></text:span><text:span text:style-name="T97_230">the</text:span><text:span text:style-name="T97_231"><text:s/></text:span><text:span text:style-name="T97_232">user</text:span><text:span text:style-name="T97_233"><text:s/></text:span><text:span text:style-name="T97_234">cannot</text:span><text:span text:style-name="T97_235"><text:s/></text:span><text:span text:style-name="T97_236">directly</text:span><text:span text:style-name="T97_237"><text:s/></text:span><text:span text:style-name="T97_238">access</text:span><text:span text:style-name="T97_239"><text:s/></text:span><text:span text:style-name="T97_240">the</text:span><text:span text:style-name="T97_241"><text:s/></text:span><text:span text:style-name="T97_242">variables</text:span><text:span text:style-name="T97_243"><text:s/></text:span><text:span text:style-name="T97_244">when</text:span><text:span text:style-name="T97_245"><text:s/></text:span><text:span text:style-name="T97_246">they</text:span><text:span text:style-name="T97_247"><text:s/></text:span><text:span text:style-name="T97_248">are</text:span><text:span text:style-name="T97_249"><text:s/></text:span><text:span text:style-name="T97_250">set</text:span><text:span text:style-name="T97_251"><text:s/></text:span><text:span text:style-name="T97_252">or</text:span><text:span text:style-name="T97_253"><text:s/></text:span><text:span text:style-name="T97_254">called</text:span><text:span text:style-name="T97_255">.<text:s/></text:span></text:p>
      <text:p text:style-name="P98"><text:span text:style-name="T98_1"><text:tab/></text:span><text:span text:style-name="T98_2">Within</text:span><text:span text:style-name="T98_3"><text:s/></text:span><text:span text:style-name="T98_4">the</text:span><text:span text:style-name="T98_5"><text:s/></text:span><text:span text:style-name="T98_6">above</text:span><text:span text:style-name="T98_7"><text:s/></text:span><text:span text:style-name="T98_8">class</text:span><text:span text:style-name="T98_9"><text:s/></text:span><text:span text:style-name="T98_10">definition</text:span><text:span text:style-name="T98_11"><text:s/></text:span><text:span text:style-name="T98_12">we</text:span><text:span text:style-name="T98_13"><text:s/></text:span><text:span text:style-name="T98_14">have</text:span><text:span text:style-name="T98_15"><text:s/></text:span><text:span text:style-name="T98_16">seven</text:span><text:span text:style-name="T98_17"><text:s/>(7)<text:s/></text:span><text:span text:style-name="T98_18">member</text:span><text:span text:style-name="T98_19"><text:s/></text:span><text:span text:style-name="T98_20">functions</text:span><text:span text:style-name="T98_21"><text:s/></text:span><text:span text:style-name="T98_22">that</text:span><text:span text:style-name="T98_23"><text:s/></text:span><text:span text:style-name="T98_24">we</text:span><text:span text:style-name="T98_25"><text:s/></text:span><text:span text:style-name="T98_26">need</text:span><text:span text:style-name="T98_27"><text:s/></text:span><text:span text:style-name="T98_28">to</text:span><text:span text:style-name="T98_29"><text:s/></text:span><text:span text:style-name="T98_30">define</text:span><text:span text:style-name="T98_31"><text:s/></text:span><text:span text:style-name="T98_32">since</text:span><text:span text:style-name="T98_33"><text:s/></text:span><text:span text:style-name="T98_34">the</text:span><text:span text:style-name="T98_35"><text:s/></text:span><text:span text:style-name="T98_36">variables</text:span><text:span text:style-name="T98_37"><text:s/></text:span><text:span text:style-name="T98_38">are</text:span><text:span text:style-name="T98_39"><text:s/></text:span><text:span text:style-name="T98_40">private</text:span><text:span text:style-name="T98_41">.<text:s/></text:span><text:span text:style-name="T98_42">Each</text:span><text:span text:style-name="T98_43"><text:s/></text:span><text:span text:style-name="T98_44">function</text:span><text:span text:style-name="T98_45"><text:s/></text:span><text:span text:style-name="T98_46">has</text:span><text:span text:style-name="T98_47"><text:s/></text:span><text:span text:style-name="T98_48">a</text:span><text:span text:style-name="T98_49"><text:s/></text:span><text:span text:style-name="T98_50">specific</text:span><text:span text:style-name="T98_51"><text:s/></text:span><text:span text:style-name="T98_52">purpose</text:span><text:span text:style-name="T98_53"><text:s/></text:span><text:span text:style-name="T98_54">to</text:span><text:span text:style-name="T98_55"><text:s/></text:span><text:span text:style-name="T98_56">either</text:span><text:span text:style-name="T98_57"><text:s/></text:span><text:span text:style-name="T98_58">return</text:span><text:span text:style-name="T98_59"><text:s/></text:span><text:span text:style-name="T98_60">or</text:span><text:span text:style-name="T98_61"><text:s/></text:span><text:span text:style-name="T98_62">set</text:span><text:span text:style-name="T98_63"><text:s/></text:span><text:span text:style-name="T98_64">the</text:span><text:span text:style-name="T98_65"><text:s/></text:span><text:span text:style-name="T98_66">variables</text:span><text:span text:style-name="T98_67"><text:s/></text:span><text:span text:style-name="T98_68">contained</text:span><text:span text:style-name="T98_69"><text:s/></text:span><text:span text:style-name="T98_70">within</text:span><text:span text:style-name="T98_71"><text:s/></text:span><text:span text:style-name="T98_72">the</text:span><text:span text:style-name="T98_73"><text:s/></text:span><text:span text:style-name="T98_74">class</text:span><text:span text:style-name="T98_75">,<text:s/></text:span><text:span text:style-name="T98_76">perform</text:span><text:span text:style-name="T98_77"><text:s/></text:span><text:span text:style-name="T98_78">an</text:span><text:span text:style-name="T98_79"><text:s/></text:span><text:span text:style-name="T98_80">operation</text:span><text:span text:style-name="T98_81"><text:s/></text:span><text:span text:style-name="T98_82">using</text:span><text:span text:style-name="T98_83"><text:s/></text:span><text:span text:style-name="T98_84">those</text:span><text:span text:style-name="T98_85"><text:s/></text:span><text:span text:style-name="T98_86">variables</text:span><text:span text:style-name="T98_87">,<text:s/></text:span><text:span text:style-name="T98_88">or</text:span><text:span text:style-name="T98_89"><text:s/></text:span><text:span text:style-name="T98_90">initialize</text:span><text:span text:style-name="T98_91"><text:s/></text:span><text:span text:style-name="T98_92">the</text:span><text:span text:style-name="T98_93"><text:s/></text:span><text:span text:style-name="T98_94">class</text:span><text:span text:style-name="T98_95">.</text:span></text:p>
      <text:p text:style-name="P99"><text:span text:style-name="T99_1">Functions</text:span><text:span text:style-name="T99_2"><text:s/></text:span><text:span text:style-name="T99_3">that</text:span><text:span text:style-name="T99_4"><text:s/></text:span><text:span text:style-name="T99_5">are</text:span><text:span text:style-name="T99_6"><text:s/></text:span><text:span text:style-name="T99_7">declared</text:span><text:span text:style-name="T99_8"><text:s/></text:span><text:span text:style-name="T99_9">in</text:span><text:span text:style-name="T99_10"><text:s/></text:span><text:span text:style-name="T99_11">the</text:span><text:span text:style-name="T99_12"><text:s/></text:span><text:span text:style-name="T99_13">above</text:span><text:span text:style-name="T99_14"><text:s/></text:span><text:span text:style-name="T99_15">code</text:span><text:span text:style-name="T99_16"><text:s/></text:span><text:span text:style-name="T99_17">that</text:span><text:span text:style-name="T99_18"><text:s/></text:span><text:span text:style-name="T99_19">have</text:span><text:span text:style-name="T99_20"><text:s/></text:span><text:span text:style-name="T99_21">names</text:span><text:span text:style-name="T99_22"><text:s/></text:span><text:span text:style-name="T99_23">starting</text:span><text:span text:style-name="T99_24"><text:s/></text:span><text:span text:style-name="T99_25">with</text:span><text:span text:style-name="T99_26"><text:s/></text:span><text:span text:style-name="T99_27">the</text:span><text:span text:style-name="T99_28"><text:s/></text:span><text:span text:style-name="T99_29">word</text:span><text:span text:style-name="T99_30"><text:s/>“</text:span><text:span text:style-name="T99_31">get</text:span><text:span text:style-name="T99_32">”<text:s/></text:span><text:span text:style-name="T99_33">will</text:span><text:span text:style-name="T99_34"><text:s/></text:span><text:span text:style-name="T99_35">be</text:span><text:span text:style-name="T99_36"><text:s/></text:span><text:span text:style-name="T99_37">used</text:span><text:span text:style-name="T99_38"><text:s/></text:span><text:span text:style-name="T99_39">to</text:span><text:span text:style-name="T99_40"><text:s/></text:span><text:span text:style-name="T99_41">access</text:span><text:span text:style-name="T99_42"><text:s/></text:span><text:span text:style-name="T99_43">the</text:span><text:span text:style-name="T99_44"><text:s/></text:span><text:span text:style-name="T99_45">variables</text:span><text:span text:style-name="T99_46">;<text:s/></text:span><text:span text:style-name="T99_47">the</text:span><text:span text:style-name="T99_48"><text:s/></text:span><text:span text:style-name="T99_49">functions</text:span><text:span text:style-name="T99_50"><text:s/></text:span><text:span text:style-name="T99_51">are</text:span><text:span text:style-name="T99_52"><text:s/></text:span><text:span text:style-name="T99_53">called</text:span><text:span text:style-name="T99_54"><text:s/></text:span><text:span text:style-name="T99_55">accessors</text:span><text:span text:style-name="T99_56">.<text:s/></text:span><text:span text:style-name="T99_57">Functions</text:span><text:span text:style-name="T99_58"><text:s/></text:span><text:span text:style-name="T99_59">that</text:span><text:span text:style-name="T99_60"><text:s/></text:span><text:span text:style-name="T99_61">are</text:span><text:span text:style-name="T99_62"><text:s/></text:span><text:span text:style-name="T99_63">declared</text:span><text:span text:style-name="T99_64"><text:s/></text:span><text:span text:style-name="T99_65">in</text:span><text:span text:style-name="T99_66"><text:s/></text:span><text:span text:style-name="T99_67">the</text:span><text:span text:style-name="T99_68"><text:s/></text:span><text:span text:style-name="T99_69">above</text:span><text:span text:style-name="T99_70"><text:s/></text:span><text:span text:style-name="T99_71">code</text:span><text:span text:style-name="T99_72"><text:s/></text:span><text:span text:style-name="T99_73">that</text:span><text:span text:style-name="T99_74"><text:s/></text:span><text:span text:style-name="T99_75">have</text:span><text:span text:style-name="T99_76"><text:s/></text:span><text:span text:style-name="T99_77">names</text:span><text:span text:style-name="T99_78"><text:s/></text:span><text:span text:style-name="T99_79">starting</text:span><text:span text:style-name="T99_80"><text:s/></text:span><text:span text:style-name="T99_81">with</text:span><text:span text:style-name="T99_82"><text:s/></text:span><text:span text:style-name="T99_83">the</text:span><text:span text:style-name="T99_84"><text:s/></text:span><text:span text:style-name="T99_85">word</text:span><text:span text:style-name="T99_86"><text:s/>“</text:span><text:span text:style-name="T99_87">set</text:span><text:span text:style-name="T99_88">”<text:s/></text:span><text:span text:style-name="T99_89">will</text:span><text:span text:style-name="T99_90"><text:s/></text:span><text:span text:style-name="T99_91">be</text:span><text:span text:style-name="T99_92"><text:s/></text:span><text:span text:style-name="T99_93">used</text:span><text:span text:style-name="T99_94"><text:s/></text:span><text:span text:style-name="T99_95">to</text:span><text:span text:style-name="T99_96"><text:s/></text:span><text:span text:style-name="T99_97">change</text:span><text:span text:style-name="T99_98"><text:s/></text:span><text:span text:style-name="T99_99">the</text:span><text:span text:style-name="T99_100"><text:s/></text:span><text:span text:style-name="T99_101">variables</text:span><text:span text:style-name="T99_102">’<text:s/></text:span><text:span text:style-name="T99_103">values</text:span><text:span text:style-name="T99_104">;<text:s/></text:span><text:span text:style-name="T99_105">these</text:span><text:span text:style-name="T99_106"><text:s/></text:span><text:span text:style-name="T99_107">functions</text:span><text:span text:style-name="T99_108"><text:s/></text:span><text:span text:style-name="T99_109">are</text:span><text:span text:style-name="T99_110"><text:s/></text:span><text:span text:style-name="T99_111">called</text:span><text:span text:style-name="T99_112"><text:s/></text:span><text:span text:style-name="T99_113">mutators</text:span><text:span text:style-name="T99_114">.<text:s/></text:span><text:span text:style-name="T99_115">Accessors</text:span><text:span text:style-name="T99_116"><text:s/></text:span><text:span text:style-name="T99_117">and</text:span><text:span text:style-name="T99_118"><text:s/></text:span><text:span text:style-name="T99_119">mutators</text:span><text:span text:style-name="T99_120"><text:s/></text:span><text:span text:style-name="T99_121">can</text:span><text:span text:style-name="T99_122"><text:s/></text:span><text:span text:style-name="T99_123">be</text:span><text:span text:style-name="T99_124"><text:s/></text:span><text:span text:style-name="T99_125">named</text:span><text:span text:style-name="T99_126"><text:s/></text:span><text:span text:style-name="T99_127">whatever</text:span><text:span text:style-name="T99_128"><text:s/></text:span><text:span text:style-name="T99_129">you</text:span><text:span text:style-name="T99_130"><text:s/></text:span><text:span text:style-name="T99_131">want</text:span><text:span text:style-name="T99_132"><text:s/></text:span><text:span text:style-name="T99_133">to</text:span><text:span text:style-name="T99_134"><text:s/></text:span><text:span text:style-name="T99_135">name</text:span><text:span text:style-name="T99_136"><text:s/></text:span><text:span text:style-name="T99_137">them</text:span><text:span text:style-name="T99_138">,<text:s/></text:span><text:span text:style-name="T99_139">but</text:span><text:span text:style-name="T99_140"><text:s/></text:span><text:span text:style-name="T99_141">it</text:span><text:span text:style-name="T99_142"><text:s/></text:span><text:span text:style-name="T99_143">is</text:span><text:span text:style-name="T99_144"><text:s/></text:span><text:span text:style-name="T99_145">common</text:span><text:span text:style-name="T99_146"><text:s/></text:span><text:span text:style-name="T99_147">convention</text:span><text:span text:style-name="T99_148"><text:s/></text:span><text:span text:style-name="T99_149">to</text:span><text:span text:style-name="T99_150"><text:s/></text:span><text:span text:style-name="T99_151">name</text:span><text:span text:style-name="T99_152"><text:s/></text:span><text:span text:style-name="T99_153">them</text:span><text:span text:style-name="T99_154"><text:s/>“</text:span><text:span text:style-name="T99_155">get</text:span><text:span text:style-name="T99_156">”<text:s/></text:span><text:span text:style-name="T99_157">and</text:span><text:span text:style-name="T99_158"><text:s/>“</text:span><text:span text:style-name="T99_159">set</text:span><text:span text:style-name="T99_160">”<text:s/></text:span><text:span text:style-name="T99_161">plus</text:span><text:span text:style-name="T99_162"><text:s/></text:span><text:span text:style-name="T99_163">the</text:span><text:span text:style-name="T99_164"><text:s/></text:span><text:span text:style-name="T99_165">name</text:span><text:span text:style-name="T99_166"><text:s/></text:span><text:span text:style-name="T99_167">of</text:span><text:span text:style-name="T99_168"><text:s/></text:span><text:span text:style-name="T99_169">the</text:span><text:span text:style-name="T99_170"><text:s/></text:span><text:span text:style-name="T99_171">variable</text:span><text:span text:style-name="T99_172"><text:s/></text:span><text:span text:style-name="T99_173">you</text:span><text:span text:style-name="T99_174"><text:s/></text:span><text:span text:style-name="T99_175">are</text:span><text:span text:style-name="T99_176"><text:s/></text:span><text:span text:style-name="T99_177">accessing</text:span><text:span text:style-name="T99_178"><text:s/></text:span><text:span text:style-name="T99_179">or</text:span><text:span text:style-name="T99_180"><text:s/></text:span><text:span text:style-name="T99_181">mutating</text:span><text:span text:style-name="T99_182">.<text:s/></text:span></text:p>
      <text:p text:style-name="P100"><text:span text:style-name="T100_1">The</text:span><text:span text:style-name="T100_2"><text:s/></text:span><text:span text:style-name="T100_3">functions</text:span><text:span text:style-name="T100_4"><text:s/></text:span><text:span text:style-name="T100_5">whose</text:span><text:span text:style-name="T100_6"><text:s/></text:span><text:span text:style-name="T100_7">names</text:span><text:span text:style-name="T100_8"><text:s/></text:span><text:span text:style-name="T100_9">start</text:span><text:span text:style-name="T100_10"><text:s/></text:span><text:span text:style-name="T100_11">with</text:span><text:span text:style-name="T100_12"><text:s/>“</text:span><text:span text:style-name="T100_13">find</text:span><text:span text:style-name="T100_14">”<text:s/></text:span><text:span text:style-name="T100_15">all</text:span><text:span text:style-name="T100_16"><text:s/></text:span><text:span text:style-name="T100_17">perform</text:span><text:span text:style-name="T100_18"><text:s/></text:span><text:span text:style-name="T100_19">operations</text:span><text:span text:style-name="T100_20"><text:s/></text:span><text:span text:style-name="T100_21">using</text:span><text:span text:style-name="T100_22"><text:s/></text:span><text:span text:style-name="T100_23">the</text:span><text:span text:style-name="T100_24"><text:s/></text:span><text:span text:style-name="T100_25">variables</text:span><text:span text:style-name="T100_26">.<text:s/></text:span><text:span text:style-name="T100_27">The</text:span><text:span text:style-name="T100_28"><text:s/></text:span><text:span text:style-name="T100_29">function</text:span><text:span text:style-name="T100_30"><text:s/></text:span><text:span text:style-name="T100_31">named</text:span><text:span text:style-name="T100_32"><text:s/></text:span><text:span text:style-name="T100_33">Rectangle</text:span><text:span text:style-name="T100_34"><text:s/></text:span><text:span text:style-name="T100_35">is</text:span><text:span text:style-name="T100_36"><text:s/></text:span><text:span text:style-name="T100_37">known</text:span><text:span text:style-name="T100_38"><text:s/></text:span><text:span text:style-name="T100_39">as</text:span><text:span text:style-name="T100_40"><text:s/></text:span><text:span text:style-name="T100_41">a</text:span><text:span text:style-name="T100_42"><text:s/></text:span><text:span text:style-name="T100_43">constructor</text:span><text:span text:style-name="T100_44">.<text:s/></text:span><text:span text:style-name="T100_45">When</text:span><text:span text:style-name="T100_46"><text:s/></text:span><text:span text:style-name="T100_47">a</text:span><text:span text:style-name="T100_48"><text:s/></text:span><text:span text:style-name="T100_49">Rectangle</text:span><text:span text:style-name="T100_50"><text:s/></text:span><text:span text:style-name="T100_51">object</text:span><text:span text:style-name="T100_52"><text:s/></text:span><text:span text:style-name="T100_53">is</text:span><text:span text:style-name="T100_54"><text:s/></text:span><text:span text:style-name="T100_55">declared</text:span><text:span text:style-name="T100_56">,<text:s/></text:span><text:span text:style-name="T100_57">it</text:span><text:span text:style-name="T100_58"><text:s/></text:span><text:span text:style-name="T100_59">will</text:span><text:span text:style-name="T100_60"><text:s/></text:span><text:span text:style-name="T100_61">be</text:span><text:span text:style-name="T100_62"><text:s/></text:span><text:span text:style-name="T100_63">initialized</text:span><text:span text:style-name="T100_64"><text:s/></text:span><text:span text:style-name="T100_65">according</text:span><text:span text:style-name="T100_66"><text:s/></text:span><text:span text:style-name="T100_67">to</text:span><text:span text:style-name="T100_68"><text:s/></text:span><text:span text:style-name="T100_69">the</text:span><text:span text:style-name="T100_70"><text:s/></text:span><text:span text:style-name="T100_71">rules</text:span><text:span text:style-name="T100_72"><text:s/></text:span><text:span text:style-name="T100_73">set</text:span><text:span text:style-name="T100_74"><text:s/></text:span><text:span text:style-name="T100_75">in</text:span><text:span text:style-name="T100_76"><text:s/></text:span><text:span text:style-name="T100_77">this</text:span><text:span text:style-name="T100_78"><text:s/></text:span><text:span text:style-name="T100_79">constructor</text:span><text:span text:style-name="T100_80">.<text:s/></text:span><text:span text:style-name="T100_81">By</text:span><text:span text:style-name="T100_82"><text:s/></text:span><text:span text:style-name="T100_83">the</text:span><text:span text:style-name="T100_84"><text:s/></text:span><text:span text:style-name="T100_85">end</text:span><text:span text:style-name="T100_86"><text:s/></text:span><text:span text:style-name="T100_87">of</text:span><text:span text:style-name="T100_88"><text:s/></text:span><text:span text:style-name="T100_89">this</text:span><text:span text:style-name="T100_90"><text:s/></text:span><text:span text:style-name="T100_91">section</text:span><text:span text:style-name="T100_92">,<text:s/></text:span><text:span text:style-name="T100_93">you</text:span><text:span text:style-name="T100_94">’</text:span><text:span text:style-name="T100_95">ll</text:span><text:span text:style-name="T100_96"><text:s/></text:span><text:span text:style-name="T100_97">understand</text:span><text:span text:style-name="T100_98"><text:s/></text:span><text:span text:style-name="T100_99">how</text:span><text:span text:style-name="T100_100"><text:s/></text:span><text:span text:style-name="T100_101">useful</text:span><text:span text:style-name="T100_102"><text:s/></text:span><text:span text:style-name="T100_103">these</text:span><text:span text:style-name="T100_104"><text:s/></text:span><text:span text:style-name="T100_105">are</text:span><text:span text:style-name="T100_106"><text:s/></text:span><text:span text:style-name="T100_107">in</text:span><text:span text:style-name="T100_108"><text:s/></text:span><text:span text:style-name="T100_109">Object</text:span><text:span text:style-name="T100_110"><text:s/></text:span><text:span text:style-name="T100_111">Oriented</text:span><text:span text:style-name="T100_112"><text:s/></text:span><text:span text:style-name="T100_113">Programming</text:span><text:span text:style-name="T100_114">.</text:span></text:p>
      <text:p text:style-name="P101"><text:span text:style-name="T101_1"><text:tab/></text:span></text:p>
      <text:p text:style-name="P102"/>
      <text:p text:style-name="P103"><text:span text:style-name="T103_1">Defining</text:span><text:span text:style-name="T103_2"><text:s/></text:span><text:span text:style-name="T103_3">Member</text:span><text:span text:style-name="T103_4"><text:s/></text:span><text:span text:style-name="T103_5">Functions</text:span></text:p>
      <text:p text:style-name="P104"/>
      <text:p text:style-name="P105"><text:span text:style-name="T105_1"><text:tab/></text:span><text:span text:style-name="T105_2">First</text:span><text:span text:style-name="T105_3"><text:s/></text:span><text:span text:style-name="T105_4">we</text:span><text:span text:style-name="T105_5"><text:s/></text:span><text:span text:style-name="T105_6">will</text:span><text:span text:style-name="T105_7"><text:s/></text:span><text:span text:style-name="T105_8">describe</text:span><text:span text:style-name="T105_9"><text:s/></text:span><text:span text:style-name="T105_10">how</text:span><text:span text:style-name="T105_11"><text:s/></text:span><text:span text:style-name="T105_12">to</text:span><text:span text:style-name="T105_13"><text:s/></text:span><text:span text:style-name="T105_14">use</text:span><text:span text:style-name="T105_15"><text:s/></text:span><text:span text:style-name="T105_16">member</text:span><text:span text:style-name="T105_17"><text:s/></text:span><text:span text:style-name="T105_18">functions</text:span><text:span text:style-name="T105_19"><text:s/></text:span><text:span text:style-name="T105_20">and</text:span><text:span text:style-name="T105_21"><text:s/></text:span><text:span text:style-name="T105_22">private</text:span><text:span text:style-name="T105_23"><text:s/></text:span><text:span text:style-name="T105_24">member</text:span><text:span text:style-name="T105_25"><text:s/></text:span><text:span text:style-name="T105_26">variables</text:span><text:span text:style-name="T105_27">.<text:s/></text:span><text:span text:style-name="T105_28">When</text:span><text:span text:style-name="T105_29"><text:s/></text:span><text:span text:style-name="T105_30">we</text:span><text:span text:style-name="T105_31"><text:s/></text:span><text:span text:style-name="T105_32">define</text:span><text:span text:style-name="T105_33"><text:s/></text:span><text:span text:style-name="T105_34">a</text:span><text:span text:style-name="T105_35"><text:s/></text:span><text:span text:style-name="T105_36">member</text:span><text:span text:style-name="T105_37"><text:s/></text:span><text:span text:style-name="T105_38">function</text:span><text:span text:style-name="T105_39">,<text:s/></text:span><text:span text:style-name="T105_40">all</text:span><text:span text:style-name="T105_41"><text:s/></text:span><text:span text:style-name="T105_42">the</text:span><text:span text:style-name="T105_43"><text:s/></text:span><text:span text:style-name="T105_44">variables</text:span><text:span text:style-name="T105_45"><text:s/></text:span><text:span text:style-name="T105_46">within</text:span><text:span text:style-name="T105_47"><text:s/></text:span><text:span text:style-name="T105_48">the</text:span><text:span text:style-name="T105_49"><text:s/></text:span><text:span text:style-name="T105_50">class</text:span><text:span text:style-name="T105_51"><text:s/></text:span><text:span text:style-name="T105_52">are</text:span><text:span text:style-name="T105_53"><text:s/></text:span><text:span text:style-name="T105_54">also</text:span><text:span text:style-name="T105_55"><text:s/></text:span><text:span text:style-name="T105_56">available</text:span><text:span text:style-name="T105_57"><text:s/></text:span><text:span text:style-name="T105_58">in</text:span><text:span text:style-name="T105_59"><text:s/></text:span><text:span text:style-name="T105_60">the</text:span><text:span text:style-name="T105_61"><text:s/></text:span><text:span text:style-name="T105_62">function</text:span><text:span text:style-name="T105_63"><text:s/></text:span><text:span text:style-name="T105_64">definition</text:span><text:span text:style-name="T105_65">.<text:s/></text:span><text:span text:style-name="T105_66">For</text:span><text:span text:style-name="T105_67"><text:s/></text:span><text:span text:style-name="T105_68">example</text:span><text:span text:style-name="T105_69"><text:s/></text:span><text:span text:style-name="T105_70">if</text:span><text:span text:style-name="T105_71"><text:s/></text:span><text:span text:style-name="T105_72">we</text:span><text:span text:style-name="T105_73"><text:s/></text:span><text:span text:style-name="T105_74">define</text:span><text:span text:style-name="T105_75"><text:s/></text:span><text:span text:style-name="T105_76">the</text:span><text:span text:style-name="T105_77"><text:s/></text:span><text:span text:style-name="T105_78">member</text:span><text:span text:style-name="T105_79"><text:s/></text:span><text:span text:style-name="T105_80">function</text:span><text:span text:style-name="T105_81"><text:s/></text:span><text:span text:style-name="T105_82">void</text:span><text:span text:style-name="T105_83"><text:s/></text:span><text:span text:style-name="T105_84">setBase</text:span><text:span text:style-name="T105_85">(</text:span><text:span text:style-name="T105_86">float</text:span><text:span text:style-name="T105_87"><text:s/></text:span><text:span text:style-name="T105_88">length</text:span><text:span text:style-name="T105_89">);</text:span><text:span text:style-name="T105_90"><text:s/></text:span><text:span text:style-name="T105_91">we</text:span><text:span text:style-name="T105_92"><text:s/></text:span><text:span text:style-name="T105_93">would</text:span><text:span text:style-name="T105_94"><text:s/></text:span><text:span text:style-name="T105_95">define</text:span><text:span text:style-name="T105_96"><text:s/></text:span><text:span text:style-name="T105_97">it</text:span><text:span text:style-name="T105_98"><text:s/></text:span><text:span text:style-name="T105_99">like</text:span><text:span text:style-name="T105_100"><text:s/></text:span><text:span text:style-name="T105_101">this</text:span><text:span text:style-name="T105_102">:</text:span></text:p>
      <text:p text:style-name="P106"/>
      <text:p text:style-name="P107"><text:span text:style-name="T107_1"><text:tab/></text:span><text:span text:style-name="T107_2">void</text:span><text:span text:style-name="T107_3"><text:s/></text:span><text:span text:style-name="T107_4">Rectangle</text:span><text:span text:style-name="T107_5">::</text:span><text:span text:style-name="T107_6">setBase</text:span><text:span text:style-name="T107_7">(</text:span><text:span text:style-name="T107_8">float</text:span><text:span text:style-name="T107_9"><text:s/></text:span><text:span text:style-name="T107_10">length</text:span><text:span text:style-name="T107_11">)</text:span></text:p>
      <text:p text:style-name="P108"><text:span text:style-name="T108_1"><text:tab/>{</text:span></text:p>
      <text:p text:style-name="P109"><text:span text:style-name="T109_1"><text:tab/><text:tab/></text:span><text:span text:style-name="T109_2">Base</text:span><text:span text:style-name="T109_3">=<text:s/></text:span><text:span text:style-name="T109_4">length</text:span><text:span text:style-name="T109_5">;</text:span></text:p>
      <text:p text:style-name="P110"><text:span text:style-name="T110_1"><text:tab/>}</text:span></text:p>
      <text:p text:style-name="P111"/>
      <text:p text:style-name="P112"><text:span text:style-name="T112_1"><text:tab/></text:span><text:span text:style-name="T112_2">In</text:span><text:span text:style-name="T112_3"><text:s/></text:span><text:span text:style-name="T112_4">this</text:span><text:span text:style-name="T112_5"><text:s/></text:span><text:span text:style-name="T112_6">code</text:span><text:span text:style-name="T112_7"><text:s/></text:span><text:span text:style-name="T112_8">we</text:span><text:span text:style-name="T112_9"><text:s/></text:span><text:span text:style-name="T112_10">are</text:span><text:span text:style-name="T112_11"><text:s/></text:span><text:span text:style-name="T112_12">able</text:span><text:span text:style-name="T112_13"><text:s/></text:span><text:span text:style-name="T112_14">to</text:span><text:span text:style-name="T112_15"><text:s/></text:span><text:span text:style-name="T112_16">directly</text:span><text:span text:style-name="T112_17"><text:s/></text:span><text:span text:style-name="T112_18">access</text:span><text:span text:style-name="T112_19"><text:s/></text:span><text:span text:style-name="T112_20">the</text:span><text:span text:style-name="T112_21"><text:s/></text:span><text:span text:style-name="T112_22">member</text:span><text:span text:style-name="T112_23"><text:s/></text:span><text:span text:style-name="T112_24">variable</text:span><text:span text:style-name="T112_25"><text:s/></text:span><text:span text:style-name="T112_26">Base</text:span><text:span text:style-name="T112_27"><text:s/></text:span><text:span text:style-name="T112_28">because</text:span><text:span text:style-name="T112_29"><text:s/></text:span><text:span text:style-name="T112_30">the</text:span><text:span text:style-name="T112_31"><text:s/></text:span><text:span text:style-name="T112_32">function</text:span><text:span text:style-name="T112_33"><text:s/></text:span><text:span text:style-name="T112_34">is</text:span><text:span text:style-name="T112_35"><text:s/></text:span><text:span text:style-name="T112_36">a</text:span><text:span text:style-name="T112_37"><text:s/></text:span><text:span text:style-name="T112_38">part</text:span><text:span text:style-name="T112_39"><text:s/></text:span><text:span text:style-name="T112_40">of</text:span><text:span text:style-name="T112_41"><text:s/></text:span><text:span text:style-name="T112_42">the</text:span><text:span text:style-name="T112_43"><text:s/></text:span><text:span text:style-name="T112_44">class</text:span><text:span text:style-name="T112_45">.<text:s/></text:span><text:span text:style-name="T112_46">Since</text:span><text:span text:style-name="T112_47"><text:s/></text:span><text:span text:style-name="T112_48">we</text:span><text:span text:style-name="T112_49"><text:s/></text:span><text:span text:style-name="T112_50">are</text:span><text:span text:style-name="T112_51"><text:s/></text:span><text:span text:style-name="T112_52">not</text:span><text:span text:style-name="T112_53"><text:s/></text:span><text:span text:style-name="T112_54">returning</text:span><text:span text:style-name="T112_55"><text:s/></text:span><text:span text:style-name="T112_56">anything</text:span><text:span text:style-name="T112_57"><text:s/></text:span><text:span text:style-name="T112_58">to</text:span><text:span text:style-name="T112_59"><text:s/></text:span><text:span text:style-name="T112_60">the</text:span><text:span text:style-name="T112_61"><text:s/></text:span><text:span text:style-name="T112_62">user</text:span><text:span text:style-name="T112_63">,<text:s/></text:span><text:span text:style-name="T112_64">the</text:span><text:span text:style-name="T112_65"><text:s/></text:span><text:span text:style-name="T112_66">function</text:span><text:span text:style-name="T112_67"><text:s/></text:span><text:span text:style-name="T112_68">is</text:span><text:span text:style-name="T112_69"><text:s/></text:span><text:span text:style-name="T112_70">defined</text:span><text:span text:style-name="T112_71"><text:s/></text:span><text:span text:style-name="T112_72">as</text:span><text:span text:style-name="T112_73"><text:s/></text:span><text:span text:style-name="T112_74">a</text:span><text:span text:style-name="T112_75"><text:s/></text:span><text:span text:style-name="T112_76">void</text:span><text:span text:style-name="T112_77"><text:s/></text:span><text:span text:style-name="T112_78">function</text:span><text:span text:style-name="T112_79">.<text:s/></text:span><text:span text:style-name="T112_80">In</text:span><text:span text:style-name="T112_81"><text:s/></text:span><text:span text:style-name="T112_82">order</text:span><text:span text:style-name="T112_83"><text:s/></text:span><text:span text:style-name="T112_84">to</text:span><text:span text:style-name="T112_85"><text:s/></text:span><text:span text:style-name="T112_86">define</text:span><text:span text:style-name="T112_87"><text:s/></text:span><text:span text:style-name="T112_88">a</text:span><text:span text:style-name="T112_89"><text:s/></text:span><text:span text:style-name="T112_90">member</text:span><text:span text:style-name="T112_91"><text:s/></text:span><text:span text:style-name="T112_92">function</text:span><text:span text:style-name="T112_93"><text:s/></text:span><text:span text:style-name="T112_94">we</text:span><text:span text:style-name="T112_95"><text:s/></text:span><text:span text:style-name="T112_96">have</text:span><text:span text:style-name="T112_97"><text:s/></text:span><text:span text:style-name="T112_98">to</text:span><text:span text:style-name="T112_99"><text:s/></text:span><text:span text:style-name="T112_100">use</text:span><text:span text:style-name="T112_101"><text:s/></text:span><text:span text:style-name="T112_102">a</text:span><text:span text:style-name="T112_103"><text:s/></text:span><text:span text:style-name="T112_104">special</text:span><text:span text:style-name="T112_105"><text:s/></text:span><text:span text:style-name="T112_106">set</text:span><text:span text:style-name="T112_107"><text:s/></text:span><text:span text:style-name="T112_108">of</text:span><text:span text:style-name="T112_109"><text:s/></text:span><text:span text:style-name="T112_110">characters</text:span><text:span text:style-name="T112_111"><text:s/></text:span><text:span text:style-name="T112_112">called</text:span><text:span text:style-name="T112_113"><text:s/></text:span><text:span text:style-name="T112_114">a</text:span><text:span text:style-name="T112_115"><text:s/></text:span><text:span text:style-name="T112_116">scope</text:span><text:span text:style-name="T112_117"><text:s/></text:span><text:span text:style-name="T112_118">resolution</text:span><text:span text:style-name="T112_119"><text:s/></text:span><text:span text:style-name="T112_120">operator</text:span><text:span text:style-name="T112_121"><text:s/>(</text:span><text:span text:style-name="T112_122">SRO</text:span><text:span text:style-name="T112_123">)</text:span><text:span text:style-name="T112_124">,<text:s/></text:span><text:span text:style-name="T112_125">or</text:span><text:span text:style-name="T112_126"><text:s/></text:span><text:span text:style-name="T112_127">Strategic</text:span><text:span text:style-name="T112_128"><text:s/></text:span><text:span text:style-name="T112_129">Reconnaissance</text:span><text:span text:style-name="T112_130"><text:s/></text:span><text:span text:style-name="T112_131">Officer</text:span><text:span text:style-name="T112_132"><text:s/>(</text:span><text:span text:style-name="T112_133">yes</text:span><text:span text:style-name="T112_134">,<text:s/></text:span><text:span text:style-name="T112_135">this</text:span><text:span text:style-name="T112_136"><text:s/></text:span><text:span text:style-name="T112_137">is</text:span><text:span text:style-name="T112_138"><text:s/></text:span><text:span text:style-name="T112_139">a</text:span><text:span text:style-name="T112_140"><text:s/></text:span><text:span text:style-name="T112_141">joke</text:span><text:span text:style-name="T112_142">).<text:s/></text:span><text:span text:style-name="T112_143">The</text:span><text:span text:style-name="T112_144"><text:s/></text:span><text:span text:style-name="T112_145">function</text:span><text:span text:style-name="T112_146"><text:s/></text:span><text:span text:style-name="T112_147">is</text:span><text:span text:style-name="T112_148"><text:s/></text:span><text:span text:style-name="T112_149">defined</text:span><text:span text:style-name="T112_150"><text:s/></text:span><text:span text:style-name="T112_151">by</text:span><text:span text:style-name="T112_152"><text:s/></text:span><text:span text:style-name="T112_153">using</text:span><text:span text:style-name="T112_154"><text:s/></text:span><text:span text:style-name="T112_155">the</text:span><text:span text:style-name="T112_156"><text:s/></text:span><text:span text:style-name="T112_157">function</text:span><text:span text:style-name="T112_158"><text:s/></text:span><text:span text:style-name="T112_159">type</text:span><text:span text:style-name="T112_160">,<text:s/></text:span><text:span text:style-name="T112_161">the</text:span><text:span text:style-name="T112_162"><text:s/></text:span><text:span text:style-name="T112_163">class</text:span><text:span text:style-name="T112_164"><text:s/></text:span><text:span text:style-name="T112_165">name</text:span><text:span text:style-name="T112_166">,<text:s/></text:span><text:span text:style-name="T112_167">SRO</text:span><text:span text:style-name="T112_168">,<text:s/></text:span><text:span text:style-name="T112_169">then</text:span><text:span text:style-name="T112_170"><text:s/></text:span><text:span text:style-name="T112_171">the</text:span><text:span text:style-name="T112_172"><text:s/></text:span><text:span text:style-name="T112_173">member</text:span><text:span text:style-name="T112_174"><text:s/></text:span><text:span text:style-name="T112_175">function</text:span><text:span text:style-name="T112_176"><text:s/></text:span><text:span text:style-name="T112_177">name</text:span><text:span text:style-name="T112_178"><text:s/></text:span><text:span text:style-name="T112_179">with</text:span><text:span text:style-name="T112_180"><text:s/></text:span><text:span text:style-name="T112_181">any</text:span><text:span text:style-name="T112_182"><text:s/></text:span><text:span text:style-name="T112_183">parameters</text:span><text:span text:style-name="T112_184"><text:s/></text:span><text:span text:style-name="T112_185">passed</text:span><text:span text:style-name="T112_186"><text:s/></text:span><text:span text:style-name="T112_187">just</text:span><text:span text:style-name="T112_188"><text:s/></text:span><text:span text:style-name="T112_189">like</text:span><text:span text:style-name="T112_190"><text:s/></text:span><text:span text:style-name="T112_191">a</text:span><text:span text:style-name="T112_192"><text:s/></text:span><text:span text:style-name="T112_193">normal</text:span><text:span text:style-name="T112_194"><text:s/></text:span><text:span text:style-name="T112_195">function</text:span><text:span text:style-name="T112_196"><text:s/></text:span><text:span text:style-name="T112_197">as</text:span><text:span text:style-name="T112_198"><text:s/></text:span><text:span text:style-name="T112_199">shown</text:span><text:span text:style-name="T112_200"><text:s/></text:span><text:span text:style-name="T112_201">above</text:span><text:span text:style-name="T112_202">:<text:s/></text:span><text:span text:style-name="T112_203">void</text:span><text:span text:style-name="T112_204"><text:s/></text:span><text:span text:style-name="T112_205">Rectangle</text:span><text:span text:style-name="T112_206">::</text:span><text:span text:style-name="T112_207">setBase</text:span><text:span text:style-name="T112_208">(</text:span><text:span text:style-name="T112_209">float</text:span><text:span text:style-name="T112_210"><text:s/></text:span><text:span text:style-name="T112_211">length</text:span><text:span text:style-name="T112_212">)</text:span><text:span text:style-name="T112_213">.<text:s/></text:span></text:p>
      <text:p text:style-name="P113"><text:span text:style-name="T113_1"><text:tab/></text:span></text:p>
      <text:p text:style-name="P114"/>
      <text:p text:style-name="P115"><text:span text:style-name="T115_1">Using</text:span><text:span text:style-name="T115_2"><text:s/></text:span><text:span text:style-name="T115_3">Member</text:span><text:span text:style-name="T115_4"><text:s/></text:span><text:span text:style-name="T115_5">Functions</text:span><text:span text:style-name="T115_6"><text:s/></text:span><text:span text:style-name="T115_7">with</text:span><text:span text:style-name="T115_8"><text:s/></text:span><text:span text:style-name="T115_9">Variables</text:span></text:p>
      <text:p text:style-name="P116"/>
      <text:p text:style-name="P117"><text:span text:style-name="T117_1"><text:tab/></text:span><text:span text:style-name="T117_2">All</text:span><text:span text:style-name="T117_3"><text:s/></text:span><text:span text:style-name="T117_4">member</text:span><text:span text:style-name="T117_5"><text:s/></text:span><text:span text:style-name="T117_6">functions</text:span><text:span text:style-name="T117_7"><text:s/></text:span><text:span text:style-name="T117_8">have</text:span><text:span text:style-name="T117_9"><text:s/></text:span><text:span text:style-name="T117_10">direct</text:span><text:span text:style-name="T117_11"><text:s/></text:span><text:span text:style-name="T117_12">access</text:span><text:span text:style-name="T117_13"><text:s/></text:span><text:span text:style-name="T117_14">to</text:span><text:span text:style-name="T117_15"><text:s/></text:span><text:span text:style-name="T117_16">member</text:span><text:span text:style-name="T117_17"><text:s/></text:span><text:span text:style-name="T117_18">variables</text:span><text:span text:style-name="T117_19"><text:s/></text:span><text:span text:style-name="T117_20">even</text:span><text:span text:style-name="T117_21"><text:s/></text:span><text:span text:style-name="T117_22">if</text:span><text:span text:style-name="T117_23"><text:s/></text:span><text:span text:style-name="T117_24">the</text:span><text:span text:style-name="T117_25"><text:s/></text:span><text:span text:style-name="T117_26">variable</text:span><text:span text:style-name="T117_27"><text:s/></text:span><text:span text:style-name="T117_28">is</text:span><text:span text:style-name="T117_29"><text:s/></text:span><text:span text:style-name="T117_30">private</text:span><text:span text:style-name="T117_31">.<text:s/></text:span><text:span text:style-name="T117_32">The</text:span><text:span text:style-name="T117_33"><text:s/></text:span><text:span text:style-name="T117_34">reason</text:span><text:span text:style-name="T117_35"><text:s/></text:span><text:span text:style-name="T117_36">we</text:span><text:span text:style-name="T117_37"><text:s/></text:span><text:span text:style-name="T117_38">use</text:span><text:span text:style-name="T117_39"><text:s/></text:span><text:span text:style-name="T117_40">mutators</text:span><text:span text:style-name="T117_41"><text:s/></text:span><text:span text:style-name="T117_42">is</text:span><text:span text:style-name="T117_43"><text:s/></text:span><text:span text:style-name="T117_44">because</text:span><text:span text:style-name="T117_45"><text:s/></text:span><text:span text:style-name="T117_46">we</text:span><text:span text:style-name="T117_47"><text:s/></text:span><text:span text:style-name="T117_48">do</text:span><text:span text:style-name="T117_49"><text:s/></text:span><text:span text:style-name="T117_50">not</text:span><text:span text:style-name="T117_51"><text:s/></text:span><text:span text:style-name="T117_52">want</text:span><text:span text:style-name="T117_53"><text:s/></text:span><text:span text:style-name="T117_54">the</text:span><text:span text:style-name="T117_55"><text:s/></text:span><text:span text:style-name="T117_56">user</text:span><text:span text:style-name="T117_57"><text:s/></text:span><text:span text:style-name="T117_58">to</text:span><text:span text:style-name="T117_59"><text:s/></text:span><text:span text:style-name="T117_60">have</text:span><text:span text:style-name="T117_61"><text:s/></text:span><text:span text:style-name="T117_62">direct</text:span><text:span text:style-name="T117_63"><text:s/></text:span><text:span text:style-name="T117_64">access</text:span><text:span text:style-name="T117_65"><text:s/></text:span><text:span text:style-name="T117_66">to</text:span><text:span text:style-name="T117_67"><text:s/></text:span><text:span text:style-name="T117_68">any</text:span><text:span text:style-name="T117_69"><text:s/></text:span><text:span text:style-name="T117_70">variables</text:span><text:span text:style-name="T117_71"><text:s/></text:span><text:span text:style-name="T117_72">within</text:span><text:span text:style-name="T117_73"><text:s/></text:span><text:span text:style-name="T117_74">the</text:span><text:span text:style-name="T117_75"><text:s/></text:span><text:span text:style-name="T117_76">class</text:span><text:span text:style-name="T117_77"><text:s/></text:span><text:span text:style-name="T117_78">so</text:span><text:span text:style-name="T117_79"><text:s/></text:span><text:span text:style-name="T117_80">we</text:span><text:span text:style-name="T117_81"><text:s/></text:span><text:span text:style-name="T117_82">give</text:span><text:span text:style-name="T117_83"><text:s/></text:span><text:span text:style-name="T117_84">them</text:span><text:span text:style-name="T117_85"><text:s/></text:span><text:span text:style-name="T117_86">indirect</text:span><text:span text:style-name="T117_87"><text:s/></text:span><text:span text:style-name="T117_88">access</text:span><text:span text:style-name="T117_89"><text:s/></text:span><text:span text:style-name="T117_90">instead</text:span><text:span text:style-name="T117_91">.<text:s/></text:span><text:span text:style-name="T117_92">We</text:span><text:span text:style-name="T117_93"><text:s/></text:span><text:span text:style-name="T117_94">do</text:span><text:span text:style-name="T117_95"><text:s/></text:span><text:span text:style-name="T117_96">this</text:span><text:span text:style-name="T117_97"><text:s/></text:span><text:span text:style-name="T117_98">by</text:span><text:span text:style-name="T117_99"><text:s/></text:span><text:span text:style-name="T117_100">telling</text:span><text:span text:style-name="T117_101"><text:s/></text:span><text:span text:style-name="T117_102">them</text:span><text:span text:style-name="T117_103"><text:s/></text:span><text:span text:style-name="T117_104">to</text:span><text:span text:style-name="T117_105"><text:s/></text:span><text:span text:style-name="T117_106">enter</text:span><text:span text:style-name="T117_107"><text:s/></text:span><text:span text:style-name="T117_108">a</text:span><text:span text:style-name="T117_109"><text:s/></text:span><text:span text:style-name="T117_110">value</text:span><text:span text:style-name="T117_111"><text:s/></text:span><text:span text:style-name="T117_112">for</text:span><text:span text:style-name="T117_113"><text:s/></text:span><text:span text:style-name="T117_114">a</text:span><text:span text:style-name="T117_115"><text:s/></text:span><text:span text:style-name="T117_116">local</text:span><text:span text:style-name="T117_117"><text:s/></text:span><text:span text:style-name="T117_118">variable</text:span><text:span text:style-name="T117_119"><text:s/></text:span><text:span text:style-name="T117_120">in</text:span><text:span text:style-name="T117_121"><text:s/></text:span><text:span text:style-name="T117_122">the</text:span><text:span text:style-name="T117_123"><text:s/></text:span><text:span text:style-name="T117_124">main</text:span><text:span text:style-name="T117_125">()<text:s/></text:span><text:span text:style-name="T117_126">and</text:span><text:span text:style-name="T117_127"><text:s/></text:span><text:span text:style-name="T117_128">then</text:span><text:span text:style-name="T117_129"><text:s/></text:span><text:span text:style-name="T117_130">pass</text:span><text:span text:style-name="T117_131"><text:s/></text:span><text:span text:style-name="T117_132">that</text:span><text:span text:style-name="T117_133"><text:s/></text:span><text:span text:style-name="T117_134">value</text:span><text:span text:style-name="T117_135"><text:s/></text:span><text:span text:style-name="T117_136">to</text:span><text:span text:style-name="T117_137"><text:s/></text:span><text:span text:style-name="T117_138">the</text:span><text:span text:style-name="T117_139"><text:s/></text:span><text:span text:style-name="T117_140">member</text:span><text:span text:style-name="T117_141"><text:s/></text:span><text:span text:style-name="T117_142">function</text:span><text:span text:style-name="T117_143"><text:s/></text:span><text:span text:style-name="T117_144">in</text:span><text:span text:style-name="T117_145"><text:s/></text:span><text:span text:style-name="T117_146">order</text:span><text:span text:style-name="T117_147"><text:s/></text:span><text:span text:style-name="T117_148">to</text:span><text:span text:style-name="T117_149"><text:s/></text:span><text:span text:style-name="T117_150">set</text:span><text:span text:style-name="T117_151"><text:s/></text:span><text:span text:style-name="T117_152">the</text:span><text:span text:style-name="T117_153"><text:s/></text:span><text:span text:style-name="T117_154">member</text:span><text:span text:style-name="T117_155"><text:s/></text:span><text:span text:style-name="T117_156">variable</text:span><text:span text:style-name="T117_157">.<text:s/></text:span><text:span text:style-name="T117_158">That</text:span><text:span text:style-name="T117_159"><text:s/></text:span><text:span text:style-name="T117_160">might</text:span><text:span text:style-name="T117_161"><text:s/></text:span><text:span text:style-name="T117_162">look</text:span><text:span text:style-name="T117_163"><text:s/></text:span><text:span text:style-name="T117_164">like</text:span><text:span text:style-name="T117_165"><text:s/></text:span><text:span text:style-name="T117_166">this</text:span><text:span text:style-name="T117_167">:<text:s/></text:span></text:p>
      <text:p text:style-name="P118"/>
      <text:p text:style-name="P119"><text:span text:style-name="T119_1"><text:tab/></text:span><text:span text:style-name="T119_2">main</text:span><text:span text:style-name="T119_3">()</text:span></text:p>
      <text:p text:style-name="P120"><text:span text:style-name="T120_1"><text:tab/>{</text:span></text:p>
      <text:p text:style-name="P121"><text:span text:style-name="T121_1"><text:tab/><text:tab/></text:span><text:span text:style-name="T121_2">Rectangle</text:span><text:span text:style-name="T121_3"><text:s/></text:span><text:span text:style-name="T121_4">input</text:span><text:span text:style-name="T121_5">;</text:span></text:p>
      <text:p text:style-name="P122"><text:span text:style-name="T122_1"><text:tab/><text:tab/></text:span><text:span text:style-name="T122_2">float</text:span><text:span text:style-name="T122_3"><text:s/></text:span><text:span text:style-name="T122_4">length</text:span><text:span text:style-name="T122_5">;</text:span></text:p>
      <text:p text:style-name="P123"><text:span text:style-name="T123_1"><text:tab/><text:tab/></text:span></text:p>
      <text:p text:style-name="P124"><text:span text:style-name="T124_1"><text:tab/><text:tab/></text:span><text:span text:style-name="T124_2">cout</text:span><text:span text:style-name="T124_3"><text:s/>&lt;&lt;<text:s/>“</text:span><text:span text:style-name="T124_4">Please</text:span><text:span text:style-name="T124_5"><text:s/></text:span><text:span text:style-name="T124_6">input</text:span><text:span text:style-name="T124_7"><text:s/></text:span><text:span text:style-name="T124_8">the</text:span><text:span text:style-name="T124_9"><text:s/></text:span><text:span text:style-name="T124_10">length</text:span><text:span text:style-name="T124_11"><text:s/></text:span><text:span text:style-name="T124_12">of</text:span><text:span text:style-name="T124_13"><text:s/></text:span><text:span text:style-name="T124_14">the</text:span><text:span text:style-name="T124_15"><text:s/></text:span><text:span text:style-name="T124_16">base</text:span><text:span text:style-name="T124_17">:<text:s/>“;</text:span></text:p>
      <text:p text:style-name="P125"><text:span text:style-name="T125_1"><text:tab/><text:tab/></text:span><text:span text:style-name="T125_2">cin</text:span><text:span text:style-name="T125_3"><text:s/>&gt;&gt;<text:s/></text:span><text:span text:style-name="T125_4">length</text:span><text:span text:style-name="T125_5">;</text:span></text:p>
      <text:p text:style-name="P126"><text:span text:style-name="T126_1"><text:tab/><text:tab/></text:span></text:p>
      <text:p text:style-name="P127"><text:span text:style-name="T127_1"><text:tab/><text:tab/></text:span><text:span text:style-name="T127_2">input</text:span><text:span text:style-name="T127_3">.</text:span><text:span text:style-name="T127_4">setBase</text:span><text:span text:style-name="T127_5">(</text:span><text:span text:style-name="T127_6">length</text:span><text:span text:style-name="T127_7">);</text:span></text:p>
      <text:p text:style-name="P128"><text:span text:style-name="T128_1"><text:tab/>}</text:span></text:p>
      <text:p text:style-name="P129"/>
      <text:p text:style-name="P130"><text:span text:style-name="T130_1"><text:tab/></text:span><text:span text:style-name="T130_2">In</text:span><text:span text:style-name="T130_3"><text:s/></text:span><text:span text:style-name="T130_4">the</text:span><text:span text:style-name="T130_5"><text:s/></text:span><text:span text:style-name="T130_6">above</text:span><text:span text:style-name="T130_7"><text:s/></text:span><text:span text:style-name="T130_8">code</text:span><text:span text:style-name="T130_9">,<text:s/></text:span><text:span text:style-name="T130_10">we</text:span><text:span text:style-name="T130_11"><text:s/></text:span><text:span text:style-name="T130_12">create</text:span><text:span text:style-name="T130_13"><text:s/></text:span><text:span text:style-name="T130_14">a</text:span><text:span text:style-name="T130_15"><text:s/></text:span><text:span text:style-name="T130_16">structure</text:span><text:span text:style-name="T130_17"><text:s/></text:span><text:span text:style-name="T130_18">variable</text:span><text:span text:style-name="T130_19"><text:s/></text:span><text:span text:style-name="T130_20">which</text:span><text:span text:style-name="T130_21"><text:s/></text:span><text:span text:style-name="T130_22">is</text:span><text:span text:style-name="T130_23"><text:s/></text:span><text:span text:style-name="T130_24">used</text:span><text:span text:style-name="T130_25"><text:s/></text:span><text:span text:style-name="T130_26">to</text:span><text:span text:style-name="T130_27"><text:s/></text:span><text:span text:style-name="T130_28">call</text:span><text:span text:style-name="T130_29"><text:s/></text:span><text:span text:style-name="T130_30">the</text:span><text:span text:style-name="T130_31"><text:s/></text:span><text:span text:style-name="T130_32">function</text:span><text:span text:style-name="T130_33">,<text:s/></text:span><text:span text:style-name="T130_34">just</text:span><text:span text:style-name="T130_35"><text:s/></text:span><text:span text:style-name="T130_36">like</text:span><text:span text:style-name="T130_37"><text:s/></text:span><text:span text:style-name="T130_38">we</text:span><text:span text:style-name="T130_39"><text:s/></text:span><text:span text:style-name="T130_40">would</text:span><text:span text:style-name="T130_41"><text:s/></text:span><text:span text:style-name="T130_42">to</text:span><text:span text:style-name="T130_43"><text:s/></text:span><text:span text:style-name="T130_44">call</text:span><text:span text:style-name="T130_45"><text:s/></text:span><text:span text:style-name="T130_46">a</text:span><text:span text:style-name="T130_47"><text:s/></text:span><text:span text:style-name="T130_48">variable</text:span><text:span text:style-name="T130_49"><text:s/></text:span><text:span text:style-name="T130_50">in</text:span><text:span text:style-name="T130_51"><text:s/></text:span><text:span text:style-name="T130_52">a</text:span><text:span text:style-name="T130_53"><text:s/></text:span><text:span text:style-name="T130_54">struct</text:span><text:span text:style-name="T130_55">,<text:s/></text:span><text:span text:style-name="T130_56">and</text:span><text:span text:style-name="T130_57"><text:s/></text:span><text:span text:style-name="T130_58">we</text:span><text:span text:style-name="T130_59"><text:s/></text:span><text:span text:style-name="T130_60">create</text:span><text:span text:style-name="T130_61"><text:s/></text:span><text:span text:style-name="T130_62">a</text:span><text:span text:style-name="T130_63"><text:s/></text:span><text:span text:style-name="T130_64">local</text:span><text:span text:style-name="T130_65"><text:s/></text:span><text:span text:style-name="T130_66">variable</text:span><text:span text:style-name="T130_67"><text:s/></text:span><text:span text:style-name="T130_68">that</text:span><text:span text:style-name="T130_69"><text:s/></text:span><text:span text:style-name="T130_70">the</text:span><text:span text:style-name="T130_71"><text:s/></text:span><text:span text:style-name="T130_72">user</text:span><text:span text:style-name="T130_73"><text:s/></text:span><text:span text:style-name="T130_74">is</text:span><text:span text:style-name="T130_75"><text:s/></text:span><text:span text:style-name="T130_76">able</text:span><text:span text:style-name="T130_77"><text:s/></text:span><text:span text:style-name="T130_78">to</text:span><text:span text:style-name="T130_79"><text:s/></text:span><text:span text:style-name="T130_80">access</text:span><text:span text:style-name="T130_81">,<text:s/></text:span><text:span text:style-name="T130_82">and</text:span><text:span text:style-name="T130_83"><text:s/></text:span><text:span text:style-name="T130_84">which</text:span><text:span text:style-name="T130_85"><text:s/></text:span><text:span text:style-name="T130_86">we</text:span><text:span text:style-name="T130_87"><text:s/></text:span><text:span text:style-name="T130_88">use</text:span><text:span text:style-name="T130_89"><text:s/></text:span><text:span text:style-name="T130_90">to</text:span><text:span text:style-name="T130_91"><text:s/></text:span><text:span text:style-name="T130_92">pass</text:span><text:span text:style-name="T130_93"><text:s/></text:span><text:span text:style-name="T130_94">a</text:span><text:span text:style-name="T130_95"><text:s/></text:span><text:span text:style-name="T130_96">value</text:span><text:span text:style-name="T130_97"><text:s/></text:span><text:span text:style-name="T130_98">to</text:span><text:span text:style-name="T130_99"><text:s/></text:span><text:span text:style-name="T130_100">the</text:span><text:span text:style-name="T130_101"><text:s/></text:span><text:span text:style-name="T130_102">function</text:span><text:span text:style-name="T130_103">.<text:s/></text:span><text:span text:style-name="T130_104">After</text:span><text:span text:style-name="T130_105"><text:s/></text:span><text:span text:style-name="T130_106">the</text:span><text:span text:style-name="T130_107"><text:s/></text:span><text:span text:style-name="T130_108">user</text:span><text:span text:style-name="T130_109"><text:s/></text:span><text:span text:style-name="T130_110">is</text:span><text:span text:style-name="T130_111"><text:s/></text:span><text:span text:style-name="T130_112">prompted</text:span><text:span text:style-name="T130_113"><text:s/></text:span><text:span text:style-name="T130_114">for</text:span><text:span text:style-name="T130_115"><text:s/></text:span><text:span text:style-name="T130_116">the</text:span><text:span text:style-name="T130_117"><text:s/></text:span><text:span text:style-name="T130_118">length</text:span><text:span text:style-name="T130_119"><text:s/></text:span><text:span text:style-name="T130_120">of</text:span><text:span text:style-name="T130_121"><text:s/></text:span><text:span text:style-name="T130_122">the</text:span><text:span text:style-name="T130_123"><text:s/></text:span><text:span text:style-name="T130_124">base</text:span><text:span text:style-name="T130_125"><text:s/></text:span><text:span text:style-name="T130_126">and</text:span><text:span text:style-name="T130_127"><text:s/></text:span><text:span text:style-name="T130_128">after</text:span><text:span text:style-name="T130_129"><text:s/></text:span><text:span text:style-name="T130_130">it</text:span><text:span text:style-name="T130_131"><text:s/></text:span><text:span text:style-name="T130_132">is</text:span><text:span text:style-name="T130_133"><text:s/></text:span><text:span text:style-name="T130_134">stored</text:span><text:span text:style-name="T130_135"><text:s/></text:span><text:span text:style-name="T130_136">in</text:span><text:span text:style-name="T130_137"><text:s/></text:span><text:span text:style-name="T130_138">the</text:span><text:span text:style-name="T130_139"><text:s/></text:span><text:span text:style-name="T130_140">variable</text:span><text:span text:style-name="T130_141"><text:s/></text:span><text:span text:style-name="T130_142">length</text:span><text:span text:style-name="T130_143"><text:s/></text:span><text:span text:style-name="T130_144">we</text:span><text:span text:style-name="T130_145"><text:s/></text:span><text:span text:style-name="T130_146">call</text:span><text:span text:style-name="T130_147"><text:s/></text:span><text:span text:style-name="T130_148">the</text:span><text:span text:style-name="T130_149"><text:s/></text:span><text:span text:style-name="T130_150">function</text:span><text:span text:style-name="T130_151"><text:s/></text:span><text:span text:style-name="T130_152">with</text:span><text:span text:style-name="T130_153"><text:s/></text:span><text:span text:style-name="T130_154">the</text:span><text:span text:style-name="T130_155"><text:s/></text:span><text:span text:style-name="T130_156">dot</text:span><text:span text:style-name="T130_157"><text:s/></text:span><text:span text:style-name="T130_158">operator</text:span><text:span text:style-name="T130_159"><text:s/></text:span><text:span text:style-name="T130_160">and</text:span><text:span text:style-name="T130_161"><text:s/></text:span><text:span text:style-name="T130_162">pass</text:span><text:span text:style-name="T130_163"><text:s/></text:span><text:span text:style-name="T130_164">length</text:span><text:span text:style-name="T130_165"><text:s/></text:span><text:span text:style-name="T130_166">to</text:span><text:span text:style-name="T130_167"><text:s/></text:span><text:span text:style-name="T130_168">the</text:span><text:span text:style-name="T130_169"><text:s/></text:span><text:span text:style-name="T130_170">function</text:span><text:span text:style-name="T130_171">.<text:s/></text:span><text:span text:style-name="T130_172">Using</text:span><text:span text:style-name="T130_173"><text:s/></text:span><text:span text:style-name="T130_174">this</text:span><text:span text:style-name="T130_175"><text:s/></text:span><text:span text:style-name="T130_176">function</text:span><text:span text:style-name="T130_177"><text:s/></text:span><text:span text:style-name="T130_178">definition</text:span><text:span text:style-name="T130_179">:</text:span></text:p>
      <text:p text:style-name="P131"/>
      <text:p text:style-name="P132"><text:span text:style-name="T132_1"><text:tab/></text:span><text:span text:style-name="T132_2">void</text:span><text:span text:style-name="T132_3"><text:s/></text:span><text:span text:style-name="T132_4">Rectangle</text:span><text:span text:style-name="T132_5">::</text:span><text:span text:style-name="T132_6">setBase</text:span><text:span text:style-name="T132_7">(</text:span><text:span text:style-name="T132_8">float</text:span><text:span text:style-name="T132_9"><text:s/></text:span><text:span text:style-name="T132_10">length</text:span><text:span text:style-name="T132_11">)</text:span></text:p>
      <text:p text:style-name="P133"><text:span text:style-name="T133_1"><text:tab/>{</text:span></text:p>
      <text:p text:style-name="P134"><text:span text:style-name="T134_1"><text:tab/><text:tab/></text:span><text:span text:style-name="T134_2">Base</text:span><text:span text:style-name="T134_3">=<text:s/></text:span><text:span text:style-name="T134_4">length</text:span><text:span text:style-name="T134_5">;</text:span></text:p>
      <text:p text:style-name="P135"><text:span text:style-name="T135_1"><text:tab/>}</text:span></text:p>
      <text:p text:style-name="P136"/>
      <text:p text:style-name="P137"><text:span text:style-name="T137_1">We</text:span><text:span text:style-name="T137_2"><text:s/></text:span><text:span text:style-name="T137_3">are</text:span><text:span text:style-name="T137_4"><text:s/></text:span><text:span text:style-name="T137_5">able</text:span><text:span text:style-name="T137_6"><text:s/></text:span><text:span text:style-name="T137_7">to</text:span><text:span text:style-name="T137_8"><text:s/></text:span><text:span text:style-name="T137_9">pass</text:span><text:span text:style-name="T137_10"><text:s/></text:span><text:span text:style-name="T137_11">the</text:span><text:span text:style-name="T137_12"><text:s/></text:span><text:span text:style-name="T137_13">value</text:span><text:span text:style-name="T137_14"><text:s/></text:span><text:span text:style-name="T137_15">of</text:span><text:span text:style-name="T137_16"><text:s/></text:span><text:span text:style-name="T137_17">the</text:span><text:span text:style-name="T137_18"><text:s/></text:span><text:span text:style-name="T137_19">variable</text:span><text:span text:style-name="T137_20"><text:s/></text:span><text:span text:style-name="T137_21">inputted</text:span><text:span text:style-name="T137_22"><text:s/></text:span><text:span text:style-name="T137_23">by</text:span><text:span text:style-name="T137_24"><text:s/></text:span><text:span text:style-name="T137_25">the</text:span><text:span text:style-name="T137_26"><text:s/></text:span><text:span text:style-name="T137_27">user</text:span><text:span text:style-name="T137_28"><text:s/></text:span><text:span text:style-name="T137_29">to</text:span><text:span text:style-name="T137_30"><text:s/></text:span><text:span text:style-name="T137_31">the</text:span><text:span text:style-name="T137_32"><text:s/></text:span><text:span text:style-name="T137_33">function</text:span><text:span text:style-name="T137_34"><text:s/></text:span><text:span text:style-name="T137_35">which</text:span><text:span text:style-name="T137_36"><text:s/></text:span><text:span text:style-name="T137_37">then</text:span><text:span text:style-name="T137_38"><text:s/></text:span><text:span text:style-name="T137_39">sets</text:span><text:span text:style-name="T137_40"><text:s/></text:span><text:span text:style-name="T137_41">the</text:span><text:span text:style-name="T137_42"><text:s/></text:span><text:span text:style-name="T137_43">member</text:span><text:span text:style-name="T137_44"><text:s/></text:span><text:span text:style-name="T137_45">variable</text:span><text:span text:style-name="T137_46"><text:s/></text:span><text:span text:style-name="T137_47">Base</text:span><text:span text:style-name="T137_48"><text:s/></text:span><text:span text:style-name="T137_49">to</text:span><text:span text:style-name="T137_50"><text:s/></text:span><text:span text:style-name="T137_51">whatever</text:span><text:span text:style-name="T137_52"><text:s/></text:span><text:span text:style-name="T137_53">was</text:span><text:span text:style-name="T137_54"><text:s/></text:span><text:span text:style-name="T137_55">inputted</text:span><text:span text:style-name="T137_56"><text:s/></text:span><text:span text:style-name="T137_57">by</text:span><text:span text:style-name="T137_58"><text:s/></text:span><text:span text:style-name="T137_59">the</text:span><text:span text:style-name="T137_60"><text:s/></text:span><text:span text:style-name="T137_61">user</text:span><text:span text:style-name="T137_62">.<text:s/></text:span><text:span text:style-name="T137_63">This</text:span><text:span text:style-name="T137_64"><text:s/></text:span><text:span text:style-name="T137_65">is</text:span><text:span text:style-name="T137_66"><text:s/></text:span><text:span text:style-name="T137_67">how</text:span><text:span text:style-name="T137_68"><text:s/></text:span><text:span text:style-name="T137_69">we</text:span><text:span text:style-name="T137_70"><text:s/></text:span><text:span text:style-name="T137_71">mutate</text:span><text:span text:style-name="T137_72"><text:s/></text:span><text:span text:style-name="T137_73">member</text:span><text:span text:style-name="T137_74"><text:s/></text:span><text:span text:style-name="T137_75">variables</text:span><text:span text:style-name="T137_76"><text:s/></text:span><text:span text:style-name="T137_77">in</text:span><text:span text:style-name="T137_78"><text:s/></text:span><text:span text:style-name="T137_79">a</text:span><text:span text:style-name="T137_80"><text:s/></text:span><text:span text:style-name="T137_81">class</text:span><text:span text:style-name="T137_82">.<text:s/></text:span></text:p>
      <text:p text:style-name="P138"/>
      <text:p text:style-name="P139"><text:span text:style-name="T139_1"><text:tab/></text:span><text:span text:style-name="T139_2">In</text:span><text:span text:style-name="T139_3"><text:s/></text:span><text:span text:style-name="T139_4">order</text:span><text:span text:style-name="T139_5"><text:s/></text:span><text:span text:style-name="T139_6">to</text:span><text:span text:style-name="T139_7"><text:s/></text:span><text:span text:style-name="T139_8">access</text:span><text:span text:style-name="T139_9"><text:s/></text:span><text:span text:style-name="T139_10">a</text:span><text:span text:style-name="T139_11"><text:s/></text:span><text:span text:style-name="T139_12">member</text:span><text:span text:style-name="T139_13"><text:s/></text:span><text:span text:style-name="T139_14">variable</text:span><text:span text:style-name="T139_15"><text:s/></text:span><text:span text:style-name="T139_16">we</text:span><text:span text:style-name="T139_17"><text:s/></text:span><text:span text:style-name="T139_18">need</text:span><text:span text:style-name="T139_19"><text:s/></text:span><text:span text:style-name="T139_20">to</text:span><text:span text:style-name="T139_21"><text:s/></text:span><text:span text:style-name="T139_22">use</text:span><text:span text:style-name="T139_23"><text:s/></text:span><text:span text:style-name="T139_24">accessor</text:span><text:span text:style-name="T139_25"><text:s/></text:span><text:span text:style-name="T139_26">functions</text:span><text:span text:style-name="T139_27">.<text:s/></text:span><text:span text:style-name="T139_28">These</text:span><text:span text:style-name="T139_29"><text:s/></text:span><text:span text:style-name="T139_30">are</text:span><text:span text:style-name="T139_31"><text:s/></text:span><text:span text:style-name="T139_32">defined</text:span><text:span text:style-name="T139_33"><text:s/></text:span><text:span text:style-name="T139_34">like</text:span><text:span text:style-name="T139_35"><text:s/></text:span><text:span text:style-name="T139_36">this</text:span><text:span text:style-name="T139_37">:<text:s/></text:span></text:p>
      <text:p text:style-name="P140"/>
      <text:p text:style-name="P141"><text:span text:style-name="T141_1"><text:tab/></text:span><text:span text:style-name="T141_2">float</text:span><text:span text:style-name="T141_3"><text:s/></text:span><text:span text:style-name="T141_4">Rectangle</text:span><text:span text:style-name="T141_5">::</text:span><text:span text:style-name="T141_6">getBase</text:span><text:span text:style-name="T141_7">()</text:span></text:p>
      <text:p text:style-name="P142"><text:span text:style-name="T142_1"><text:tab/>{</text:span></text:p>
      <text:p text:style-name="P143"><text:span text:style-name="T143_1"><text:tab/><text:tab/></text:span><text:span text:style-name="T143_2">return</text:span><text:span text:style-name="T143_3"><text:s/></text:span><text:span text:style-name="T143_4">Base</text:span><text:span text:style-name="T143_5">;</text:span></text:p>
      <text:p text:style-name="P144"><text:span text:style-name="T144_1"><text:tab/>}</text:span></text:p>
      <text:p text:style-name="P145"/>
      <text:p text:style-name="P146"><text:span text:style-name="T146_1"><text:tab/></text:span><text:span text:style-name="T146_2">When</text:span><text:span text:style-name="T146_3"><text:s/></text:span><text:span text:style-name="T146_4">it</text:span><text:span text:style-name="T146_5"><text:s/></text:span><text:span text:style-name="T146_6">comes</text:span><text:span text:style-name="T146_7"><text:s/></text:span><text:span text:style-name="T146_8">to</text:span><text:span text:style-name="T146_9"><text:s/></text:span><text:span text:style-name="T146_10">using</text:span><text:span text:style-name="T146_11"><text:s/></text:span><text:span text:style-name="T146_12">accessors</text:span><text:span text:style-name="T146_13">,<text:s/></text:span><text:span text:style-name="T146_14">it</text:span><text:span text:style-name="T146_15"><text:s/></text:span><text:span text:style-name="T146_16">is</text:span><text:span text:style-name="T146_17"><text:s/></text:span><text:span text:style-name="T146_18">very</text:span><text:span text:style-name="T146_19"><text:s/></text:span><text:span text:style-name="T146_20">simple</text:span><text:span text:style-name="T146_21">.<text:s/></text:span><text:span text:style-name="T146_22">Just</text:span><text:span text:style-name="T146_23"><text:s/></text:span><text:span text:style-name="T146_24">match</text:span><text:span text:style-name="T146_25"><text:s/></text:span><text:span text:style-name="T146_26">the</text:span><text:span text:style-name="T146_27"><text:s/></text:span><text:span text:style-name="T146_28">data</text:span><text:span text:style-name="T146_29"><text:s/></text:span><text:span text:style-name="T146_30">type</text:span><text:span text:style-name="T146_31"><text:s/></text:span><text:span text:style-name="T146_32">that</text:span><text:span text:style-name="T146_33"><text:s/></text:span><text:span text:style-name="T146_34">you</text:span><text:span text:style-name="T146_35"><text:s/></text:span><text:span text:style-name="T146_36">want</text:span><text:span text:style-name="T146_37"><text:s/></text:span><text:span text:style-name="T146_38">to</text:span><text:span text:style-name="T146_39"><text:s/></text:span><text:span text:style-name="T146_40">access</text:span><text:span text:style-name="T146_41">,<text:s/></text:span><text:span text:style-name="T146_42">in</text:span><text:span text:style-name="T146_43"><text:s/></text:span><text:span text:style-name="T146_44">this</text:span><text:span text:style-name="T146_45"><text:s/></text:span><text:span text:style-name="T146_46">case</text:span><text:span text:style-name="T146_47"><text:s/></text:span><text:span text:style-name="T146_48">it</text:span><text:span text:style-name="T146_49"><text:s/></text:span><text:span text:style-name="T146_50">was</text:span><text:span text:style-name="T146_51"><text:s/></text:span><text:span text:style-name="T146_52">a</text:span><text:span text:style-name="T146_53"><text:s/></text:span><text:span text:style-name="T146_54">float</text:span><text:span text:style-name="T146_55">,<text:s/></text:span><text:span text:style-name="T146_56">and</text:span><text:span text:style-name="T146_57"><text:s/></text:span><text:span text:style-name="T146_58">define</text:span><text:span text:style-name="T146_59"><text:s/></text:span><text:span text:style-name="T146_60">the</text:span><text:span text:style-name="T146_61"><text:s/></text:span><text:span text:style-name="T146_62">member</text:span><text:span text:style-name="T146_63"><text:s/></text:span><text:span text:style-name="T146_64">function</text:span><text:span text:style-name="T146_65">.<text:s/></text:span><text:span text:style-name="T146_66">Then</text:span><text:span text:style-name="T146_67"><text:s/></text:span><text:span text:style-name="T146_68">in</text:span><text:span text:style-name="T146_69"><text:s/></text:span><text:span text:style-name="T146_70">order</text:span><text:span text:style-name="T146_71"><text:s/></text:span><text:span text:style-name="T146_72">to</text:span><text:span text:style-name="T146_73"><text:s/></text:span><text:span text:style-name="T146_74">access</text:span><text:span text:style-name="T146_75"><text:s/></text:span><text:span text:style-name="T146_76">the</text:span><text:span text:style-name="T146_77"><text:s/></text:span><text:span text:style-name="T146_78">variable</text:span><text:span text:style-name="T146_79"><text:s/></text:span><text:span text:style-name="T146_80">all</text:span><text:span text:style-name="T146_81"><text:s/></text:span><text:span text:style-name="T146_82">we</text:span><text:span text:style-name="T146_83"><text:s/></text:span><text:span text:style-name="T146_84">need</text:span><text:span text:style-name="T146_85"><text:s/></text:span><text:span text:style-name="T146_86">to</text:span><text:span text:style-name="T146_87"><text:s/></text:span><text:span text:style-name="T146_88">do</text:span><text:span text:style-name="T146_89"><text:s/></text:span><text:span text:style-name="T146_90">is</text:span><text:span text:style-name="T146_91"><text:s/></text:span><text:span text:style-name="T146_92">return</text:span><text:span text:style-name="T146_93"><text:s/></text:span><text:span text:style-name="T146_94">it</text:span><text:span text:style-name="T146_95"><text:s/></text:span><text:span text:style-name="T146_96">using</text:span><text:span text:style-name="T146_97"><text:s/></text:span><text:span text:style-name="T146_98">the</text:span><text:span text:style-name="T146_99"><text:s/></text:span><text:span text:style-name="T146_100">keyword</text:span><text:span text:style-name="T146_101"><text:s/></text:span><text:span text:style-name="T146_102">return</text:span><text:span text:style-name="T146_103"><text:s/></text:span><text:span text:style-name="T146_104">and</text:span><text:span text:style-name="T146_105"><text:s/></text:span><text:span text:style-name="T146_106">then</text:span><text:span text:style-name="T146_107"><text:s/></text:span><text:span text:style-name="T146_108">the</text:span><text:span text:style-name="T146_109"><text:s/></text:span><text:span text:style-name="T146_110">identifier</text:span><text:span text:style-name="T146_111">.<text:s/></text:span><text:span text:style-name="T146_112">This</text:span><text:span text:style-name="T146_113"><text:s/></text:span><text:span text:style-name="T146_114">enables</text:span><text:span text:style-name="T146_115"><text:s/></text:span><text:span text:style-name="T146_116">us</text:span><text:span text:style-name="T146_117"><text:s/></text:span><text:span text:style-name="T146_118">to</text:span><text:span text:style-name="T146_119"><text:s/></text:span><text:span text:style-name="T146_120">call</text:span><text:span text:style-name="T146_121"><text:s/></text:span><text:span text:style-name="T146_122">the</text:span><text:span text:style-name="T146_123"><text:s/></text:span><text:span text:style-name="T146_124">variable</text:span><text:span text:style-name="T146_125"><text:s/></text:span><text:span text:style-name="T146_126">when</text:span><text:span text:style-name="T146_127"><text:s/></text:span><text:span text:style-name="T146_128">we</text:span><text:span text:style-name="T146_129"><text:s/></text:span><text:span text:style-name="T146_130">need</text:span><text:span text:style-name="T146_131"><text:s/></text:span><text:span text:style-name="T146_132">to</text:span><text:span text:style-name="T146_133">.<text:s/></text:span></text:p>
      <text:p text:style-name="P147"/>
      <text:p text:style-name="P148"/>
      <text:p text:style-name="P149"><text:span text:style-name="T149_1">Classes</text:span><text:span text:style-name="T149_2"><text:s/></text:span><text:span text:style-name="T149_3">and</text:span><text:span text:style-name="T149_4"><text:s/></text:span><text:span text:style-name="T149_5">Structs</text:span><text:span text:style-name="T149_6"><text:s/></text:span><text:span text:style-name="T149_7">Together</text:span></text:p>
      <text:p text:style-name="P150"/>
      <text:p text:style-name="P151"><text:span text:style-name="T151_1"><text:tab/></text:span><text:span text:style-name="T151_2">We</text:span><text:span text:style-name="T151_3"><text:s/></text:span><text:span text:style-name="T151_4">can</text:span><text:span text:style-name="T151_5"><text:s/></text:span><text:span text:style-name="T151_6">also</text:span><text:span text:style-name="T151_7"><text:s/></text:span><text:span text:style-name="T151_8">combine</text:span><text:span text:style-name="T151_9"><text:s/></text:span><text:span text:style-name="T151_10">the</text:span><text:span text:style-name="T151_11"><text:s/></text:span><text:span text:style-name="T151_12">use</text:span><text:span text:style-name="T151_13"><text:s/></text:span><text:span text:style-name="T151_14">of</text:span><text:span text:style-name="T151_15"><text:s/></text:span><text:span text:style-name="T151_16">a</text:span><text:span text:style-name="T151_17"><text:s/></text:span><text:span text:style-name="T151_18">struct</text:span><text:span text:style-name="T151_19"><text:s/></text:span><text:span text:style-name="T151_20">and</text:span><text:span text:style-name="T151_21"><text:s/></text:span><text:span text:style-name="T151_22">the</text:span><text:span text:style-name="T151_23"><text:s/></text:span><text:span text:style-name="T151_24">use</text:span><text:span text:style-name="T151_25"><text:s/></text:span><text:span text:style-name="T151_26">of</text:span><text:span text:style-name="T151_27"><text:s/></text:span><text:span text:style-name="T151_28">a</text:span><text:span text:style-name="T151_29"><text:s/></text:span><text:span text:style-name="T151_30">class</text:span><text:span text:style-name="T151_31"><text:s/></text:span><text:span text:style-name="T151_32">if</text:span><text:span text:style-name="T151_33"><text:s/></text:span><text:span text:style-name="T151_34">need</text:span><text:span text:style-name="T151_35"><text:s/></text:span><text:span text:style-name="T151_36">be</text:span><text:span text:style-name="T151_37">.<text:s/></text:span><text:span text:style-name="T151_38">For</text:span><text:span text:style-name="T151_39"><text:s/></text:span><text:span text:style-name="T151_40">example</text:span><text:span text:style-name="T151_41"><text:s/></text:span><text:span text:style-name="T151_42">if</text:span><text:span text:style-name="T151_43"><text:s/></text:span><text:span text:style-name="T151_44">we</text:span><text:span text:style-name="T151_45"><text:s/></text:span><text:span text:style-name="T151_46">wanted</text:span><text:span text:style-name="T151_47"><text:s/></text:span><text:span text:style-name="T151_48">to</text:span><text:span text:style-name="T151_49"><text:s/></text:span><text:span text:style-name="T151_50">take</text:span><text:span text:style-name="T151_51"><text:s/></text:span><text:span text:style-name="T151_52">in</text:span><text:span text:style-name="T151_53"><text:s/></text:span><text:span text:style-name="T151_54">three</text:span><text:span text:style-name="T151_55"><text:s/></text:span><text:span text:style-name="T151_56">points</text:span><text:span text:style-name="T151_57"><text:s/></text:span><text:span text:style-name="T151_58">on</text:span><text:span text:style-name="T151_59"><text:s/></text:span><text:span text:style-name="T151_60">a</text:span><text:span text:style-name="T151_61"><text:s/></text:span><text:span text:style-name="T151_62">graph</text:span><text:span text:style-name="T151_63">,<text:s/></text:span><text:span text:style-name="T151_64">point</text:span><text:span text:style-name="T151_65"><text:s/></text:span><text:span text:style-name="T151_66">a</text:span><text:span text:style-name="T151_67">,<text:s/></text:span><text:span text:style-name="T151_68">point</text:span><text:span text:style-name="T151_69"><text:s/></text:span><text:span text:style-name="T151_70">b</text:span><text:span text:style-name="T151_71">,<text:s/></text:span><text:span text:style-name="T151_72">and</text:span><text:span text:style-name="T151_73"><text:s/></text:span><text:span text:style-name="T151_74">point</text:span><text:span text:style-name="T151_75"><text:s/></text:span><text:span text:style-name="T151_76">c</text:span><text:span text:style-name="T151_77">,<text:s/></text:span><text:span text:style-name="T151_78">we</text:span><text:span text:style-name="T151_79"><text:s/></text:span><text:span text:style-name="T151_80">could</text:span><text:span text:style-name="T151_81"><text:s/></text:span><text:span text:style-name="T151_82">create</text:span><text:span text:style-name="T151_83"><text:s/></text:span><text:span text:style-name="T151_84">a</text:span><text:span text:style-name="T151_85"><text:s/></text:span><text:span text:style-name="T151_86">class</text:span><text:span text:style-name="T151_87"><text:s/></text:span><text:span text:style-name="T151_88">with</text:span><text:span text:style-name="T151_89"><text:s/></text:span><text:span text:style-name="T151_90">these</text:span><text:span text:style-name="T151_91"><text:s/></text:span><text:span text:style-name="T151_92">points</text:span><text:span text:style-name="T151_93"><text:s/></text:span><text:span text:style-name="T151_94">and</text:span><text:span text:style-name="T151_95"><text:s/></text:span><text:span text:style-name="T151_96">a</text:span><text:span text:style-name="T151_97"><text:s/></text:span><text:span text:style-name="T151_98">struct</text:span><text:span text:style-name="T151_99"><text:s/></text:span><text:span text:style-name="T151_100">that</text:span><text:span text:style-name="T151_101"><text:s/></text:span><text:span text:style-name="T151_102">contains</text:span><text:span text:style-name="T151_103"><text:s/></text:span><text:span text:style-name="T151_104">the</text:span><text:span text:style-name="T151_105"><text:s/></text:span><text:span text:style-name="T151_106">x</text:span><text:span text:style-name="T151_107"><text:s/></text:span><text:span text:style-name="T151_108">and</text:span><text:span text:style-name="T151_109"><text:s/></text:span><text:span text:style-name="T151_110">y</text:span><text:span text:style-name="T151_111"><text:s/></text:span><text:span text:style-name="T151_112">variables</text:span><text:span text:style-name="T151_113">:</text:span></text:p>
      <text:p text:style-name="P152"/>
      <text:p text:style-name="P153"><text:span text:style-name="T153_1"><text:tab/></text:span><text:span text:style-name="T153_2">struct</text:span><text:span text:style-name="T153_3"><text:s/></text:span><text:span text:style-name="T153_4">Point</text:span></text:p>
      <text:p text:style-name="P154"><text:span text:style-name="T154_1"><text:tab/>{</text:span></text:p>
      <text:p text:style-name="P155"><text:span text:style-name="T155_1"><text:tab/><text:tab/></text:span><text:span text:style-name="T155_2">int</text:span><text:span text:style-name="T155_3"><text:s/></text:span><text:span text:style-name="T155_4">x</text:span><text:span text:style-name="T155_5">;</text:span></text:p>
      <text:p text:style-name="P156"><text:span text:style-name="T156_1"><text:tab/><text:tab/></text:span><text:span text:style-name="T156_2">int</text:span><text:span text:style-name="T156_3"><text:s/></text:span><text:span text:style-name="T156_4">y</text:span><text:span text:style-name="T156_5">;</text:span></text:p>
      <text:p text:style-name="P157"><text:span text:style-name="T157_1"><text:tab/>};</text:span></text:p>
      <text:p text:style-name="P158"><text:span text:style-name="T158_1"><text:tab/></text:span></text:p>
      <text:p text:style-name="P159"><text:span text:style-name="T159_1"><text:tab/></text:span><text:span text:style-name="T159_2">class</text:span><text:span text:style-name="T159_3"><text:s/></text:span><text:span text:style-name="T159_4">Graph</text:span></text:p>
      <text:p text:style-name="P160"><text:span text:style-name="T160_1"><text:tab/>{</text:span></text:p>
      <text:p text:style-name="P161"><text:span text:style-name="T161_1"><text:tab/></text:span><text:span text:style-name="T161_2">public</text:span><text:span text:style-name="T161_3">:</text:span></text:p>
      <text:p text:style-name="P162"><text:span text:style-name="T162_1"><text:tab/><text:tab/>//</text:span><text:span text:style-name="T162_2">accessors</text:span><text:span text:style-name="T162_3"><text:s/></text:span><text:span text:style-name="T162_4">for</text:span><text:span text:style-name="T162_5"><text:s/></text:span><text:span text:style-name="T162_6">points</text:span><text:span text:style-name="T162_7"><text:s/></text:span><text:span text:style-name="T162_8">a</text:span><text:span text:style-name="T162_9">,<text:s/></text:span><text:span text:style-name="T162_10">b</text:span><text:span text:style-name="T162_11">,<text:s/></text:span><text:span text:style-name="T162_12">and</text:span><text:span text:style-name="T162_13"><text:s/></text:span><text:span text:style-name="T162_14">c</text:span></text:p>
      <text:p text:style-name="P163"><text:span text:style-name="T163_1"><text:tab/><text:tab/>//</text:span><text:span text:style-name="T163_2">mutators</text:span><text:span text:style-name="T163_3"><text:s/></text:span><text:span text:style-name="T163_4">for</text:span><text:span text:style-name="T163_5"><text:s/></text:span><text:span text:style-name="T163_6">points</text:span><text:span text:style-name="T163_7"><text:s/></text:span><text:span text:style-name="T163_8">a</text:span><text:span text:style-name="T163_9">,<text:s/></text:span><text:span text:style-name="T163_10">b</text:span><text:span text:style-name="T163_11">,<text:s/></text:span><text:span text:style-name="T163_12">and</text:span><text:span text:style-name="T163_13"><text:s/></text:span><text:span text:style-name="T163_14">c</text:span></text:p>
      <text:p text:style-name="P164"><text:span text:style-name="T164_1"><text:tab/></text:span><text:span text:style-name="T164_2">private</text:span><text:span text:style-name="T164_3">:</text:span></text:p>
      <text:p text:style-name="P165"><text:span text:style-name="T165_1"><text:tab/><text:tab/></text:span><text:span text:style-name="T165_2">Point</text:span><text:span text:style-name="T165_3"><text:s/></text:span><text:span text:style-name="T165_4">A</text:span><text:span text:style-name="T165_5">;</text:span></text:p>
      <text:p text:style-name="P166"><text:span text:style-name="T166_1"><text:tab/><text:tab/></text:span><text:span text:style-name="T166_2">Point</text:span><text:span text:style-name="T166_3"><text:s/></text:span><text:span text:style-name="T166_4">B</text:span><text:span text:style-name="T166_5">;</text:span></text:p>
      <text:p text:style-name="P167"><text:span text:style-name="T167_1"><text:tab/><text:tab/></text:span><text:span text:style-name="T167_2">Point</text:span><text:span text:style-name="T167_3"><text:s/></text:span><text:span text:style-name="T167_4">C</text:span><text:span text:style-name="T167_5">;</text:span></text:p>
      <text:p text:style-name="P168"><text:span text:style-name="T168_1"><text:tab/>};</text:span></text:p>
      <text:p text:style-name="P169"/>
      <text:p text:style-name="P170"><text:span text:style-name="T170_1">Here</text:span><text:span text:style-name="T170_2"><text:s/></text:span><text:span text:style-name="T170_3">we</text:span><text:span text:style-name="T170_4"><text:s/></text:span><text:span text:style-name="T170_5">have</text:span><text:span text:style-name="T170_6"><text:s/></text:span><text:span text:style-name="T170_7">the</text:span><text:span text:style-name="T170_8"><text:s/></text:span><text:span text:style-name="T170_9">ability</text:span><text:span text:style-name="T170_10"><text:s/></text:span><text:span text:style-name="T170_11">to</text:span><text:span text:style-name="T170_12"><text:s/></text:span><text:span text:style-name="T170_13">combine</text:span><text:span text:style-name="T170_14"><text:s/></text:span><text:span text:style-name="T170_15">the</text:span><text:span text:style-name="T170_16"><text:s/></text:span><text:span text:style-name="T170_17">struct</text:span><text:span text:style-name="T170_18"><text:s/></text:span><text:span text:style-name="T170_19">with</text:span><text:span text:style-name="T170_20"><text:s/></text:span><text:span text:style-name="T170_21">the</text:span><text:span text:style-name="T170_22"><text:s/></text:span><text:span text:style-name="T170_23">class</text:span><text:span text:style-name="T170_24"><text:s/></text:span><text:span text:style-name="T170_25">in</text:span><text:span text:style-name="T170_26"><text:s/></text:span><text:span text:style-name="T170_27">order</text:span><text:span text:style-name="T170_28"><text:s/></text:span><text:span text:style-name="T170_29">to</text:span><text:span text:style-name="T170_30"><text:s/></text:span><text:span text:style-name="T170_31">have</text:span><text:span text:style-name="T170_32"><text:s/></text:span><text:span text:style-name="T170_33">all</text:span><text:span text:style-name="T170_34"><text:s/></text:span><text:span text:style-name="T170_35">three</text:span><text:span text:style-name="T170_36"><text:s/></text:span><text:span text:style-name="T170_37">points</text:span><text:span text:style-name="T170_38">,<text:s/></text:span><text:span text:style-name="T170_39">A</text:span><text:span text:style-name="T170_40">,<text:s/></text:span><text:span text:style-name="T170_41">B</text:span><text:span text:style-name="T170_42">,<text:s/></text:span><text:span text:style-name="T170_43">and</text:span><text:span text:style-name="T170_44"><text:s/></text:span><text:span text:style-name="T170_45">C</text:span><text:span text:style-name="T170_46">,<text:s/></text:span><text:span text:style-name="T170_47">that</text:span><text:span text:style-name="T170_48"><text:s/></text:span><text:span text:style-name="T170_49">contain</text:span><text:span text:style-name="T170_50"><text:s/></text:span><text:span text:style-name="T170_51">sub</text:span><text:span text:style-name="T170_52">-</text:span><text:span text:style-name="T170_53">variables</text:span><text:span text:style-name="T170_54"><text:s/></text:span><text:span text:style-name="T170_55">x</text:span><text:span text:style-name="T170_56"><text:s/></text:span><text:span text:style-name="T170_57">and</text:span><text:span text:style-name="T170_58"><text:s/></text:span><text:span text:style-name="T170_59">y</text:span><text:span text:style-name="T170_60">.<text:s/></text:span><text:span text:style-name="T170_61">Despite</text:span><text:span text:style-name="T170_62"><text:s/></text:span><text:span text:style-name="T170_63">the</text:span><text:span text:style-name="T170_64"><text:s/></text:span><text:span text:style-name="T170_65">fact</text:span><text:span text:style-name="T170_66"><text:s/></text:span><text:span text:style-name="T170_67">that</text:span><text:span text:style-name="T170_68"><text:s/></text:span><text:span text:style-name="T170_69">the</text:span><text:span text:style-name="T170_70"><text:s/></text:span><text:span text:style-name="T170_71">variables</text:span><text:span text:style-name="T170_72"><text:s/></text:span><text:span text:style-name="T170_73">in</text:span><text:span text:style-name="T170_74"><text:s/></text:span><text:span text:style-name="T170_75">the</text:span><text:span text:style-name="T170_76"><text:s/></text:span><text:span text:style-name="T170_77">struct</text:span><text:span text:style-name="T170_78"><text:s/></text:span><text:span text:style-name="T170_79">are</text:span><text:span text:style-name="T170_80"><text:s/></text:span><text:span text:style-name="T170_81">public</text:span><text:span text:style-name="T170_82">,<text:s/></text:span><text:span text:style-name="T170_83">we</text:span><text:span text:style-name="T170_84"><text:s/></text:span><text:span text:style-name="T170_85">cannot</text:span><text:span text:style-name="T170_86"><text:s/></text:span><text:span text:style-name="T170_87">access</text:span><text:span text:style-name="T170_88"><text:s/></text:span><text:span text:style-name="T170_89">them</text:span><text:span text:style-name="T170_90"><text:s/></text:span><text:span text:style-name="T170_91">unless</text:span><text:span text:style-name="T170_92"><text:s/></text:span><text:span text:style-name="T170_93">we</text:span><text:span text:style-name="T170_94"><text:s/></text:span><text:span text:style-name="T170_95">use</text:span><text:span text:style-name="T170_96"><text:s/></text:span><text:span text:style-name="T170_97">a</text:span><text:span text:style-name="T170_98"><text:s/></text:span><text:span text:style-name="T170_99">member</text:span><text:span text:style-name="T170_100"><text:s/></text:span><text:span text:style-name="T170_101">function</text:span><text:span text:style-name="T170_102">.<text:s/></text:span><text:span text:style-name="T170_103">This</text:span><text:span text:style-name="T170_104"><text:s/></text:span><text:span text:style-name="T170_105">is</text:span><text:span text:style-name="T170_106"><text:s/></text:span><text:span text:style-name="T170_107">because</text:span><text:span text:style-name="T170_108"><text:s/></text:span><text:span text:style-name="T170_109">they</text:span><text:span text:style-name="T170_110">’</text:span><text:span text:style-name="T170_111">re</text:span><text:span text:style-name="T170_112"><text:s/></text:span><text:span text:style-name="T170_113">still</text:span><text:span text:style-name="T170_114"><text:s/></text:span><text:span text:style-name="T170_115">private</text:span><text:span text:style-name="T170_116"><text:s/></text:span><text:span text:style-name="T170_117">members</text:span><text:span text:style-name="T170_118"><text:s/></text:span><text:span text:style-name="T170_119">of</text:span><text:span text:style-name="T170_120"><text:s/></text:span><text:span text:style-name="T170_121">the</text:span><text:span text:style-name="T170_122"><text:s/></text:span><text:span text:style-name="T170_123">class</text:span><text:span text:style-name="T170_124"><text:s/></text:span><text:span text:style-name="T170_125">Graph</text:span><text:span text:style-name="T170_126">,<text:s/></text:span><text:span text:style-name="T170_127">so</text:span><text:span text:style-name="T170_128"><text:s/></text:span><text:span text:style-name="T170_129">their</text:span><text:span text:style-name="T170_130"><text:s/></text:span><text:span text:style-name="T170_131">scope</text:span><text:span text:style-name="T170_132"><text:s/></text:span><text:span text:style-name="T170_133">is</text:span><text:span text:style-name="T170_134"><text:s/></text:span><text:span text:style-name="T170_135">limited</text:span><text:span text:style-name="T170_136"><text:s/></text:span><text:span text:style-name="T170_137">to</text:span><text:span text:style-name="T170_138"><text:s/></text:span><text:span text:style-name="T170_139">functions</text:span><text:span text:style-name="T170_140"><text:s/></text:span><text:span text:style-name="T170_141">of</text:span><text:span text:style-name="T170_142"><text:s/></text:span><text:span text:style-name="T170_143">the</text:span><text:span text:style-name="T170_144"><text:s/></text:span><text:span text:style-name="T170_145">class</text:span><text:span text:style-name="T170_146">.<text:s/></text:span><text:span text:style-name="T170_147">If</text:span><text:span text:style-name="T170_148"><text:s/></text:span><text:span text:style-name="T170_149">we</text:span><text:span text:style-name="T170_150"><text:s/></text:span><text:span text:style-name="T170_151">had</text:span><text:span text:style-name="T170_152"><text:s/></text:span><text:span text:style-name="T170_153">a</text:span><text:span text:style-name="T170_154"><text:s/></text:span><text:span text:style-name="T170_155">mutator</text:span><text:span text:style-name="T170_156"><text:s/></text:span><text:span text:style-name="T170_157">function</text:span><text:span text:style-name="T170_158"><text:s/></text:span><text:span text:style-name="T170_159">for</text:span><text:span text:style-name="T170_160"><text:s/></text:span><text:span text:style-name="T170_161">Point</text:span><text:span text:style-name="T170_162"><text:s/></text:span><text:span text:style-name="T170_163">A</text:span><text:span text:style-name="T170_164">,<text:s/></text:span><text:span text:style-name="T170_165">it</text:span><text:span text:style-name="T170_166"><text:s/></text:span><text:span text:style-name="T170_167">might</text:span><text:span text:style-name="T170_168"><text:s/></text:span><text:span text:style-name="T170_169">look</text:span><text:span text:style-name="T170_170"><text:s/></text:span><text:span text:style-name="T170_171">like</text:span><text:span text:style-name="T170_172"><text:s/></text:span><text:span text:style-name="T170_173">this</text:span><text:span text:style-name="T170_174">:</text:span></text:p>
      <text:p text:style-name="P171"/>
      <text:p text:style-name="P172"><text:span text:style-name="T172_1"><text:tab/></text:span><text:span text:style-name="T172_2">void</text:span><text:span text:style-name="T172_3"><text:s/></text:span><text:span text:style-name="T172_4">Graph</text:span><text:span text:style-name="T172_5">::</text:span><text:span text:style-name="T172_6">setA</text:span><text:span text:style-name="T172_7">(</text:span><text:span text:style-name="T172_8">userX</text:span><text:span text:style-name="T172_9">,<text:s/></text:span><text:span text:style-name="T172_10">userY</text:span><text:span text:style-name="T172_11">)</text:span></text:p>
      <text:p text:style-name="P173"><text:span text:style-name="T173_1"><text:tab/>{</text:span></text:p>
      <text:p text:style-name="P174"><text:span text:style-name="T174_1"><text:tab/><text:tab/></text:span><text:span text:style-name="T174_2">A</text:span><text:span text:style-name="T174_3">.</text:span><text:span text:style-name="T174_4">x</text:span><text:span text:style-name="T174_5"><text:s/>=<text:s/></text:span><text:span text:style-name="T174_6">userX</text:span><text:span text:style-name="T174_7">;</text:span></text:p>
      <text:p text:style-name="P175"><text:span text:style-name="T175_1"><text:tab/><text:tab/></text:span><text:span text:style-name="T175_2">A</text:span><text:span text:style-name="T175_3">.</text:span><text:span text:style-name="T175_4">y</text:span><text:span text:style-name="T175_5"><text:s/>=<text:s/></text:span><text:span text:style-name="T175_6">userY</text:span><text:span text:style-name="T175_7">;</text:span></text:p>
      <text:p text:style-name="P176"><text:span text:style-name="T176_1"><text:tab/>}</text:span></text:p>
      <text:p text:style-name="P177"/>
      <text:p text:style-name="P178"><text:span text:style-name="T178_1">The</text:span><text:span text:style-name="T178_2"><text:s/></text:span><text:span text:style-name="T178_3">values</text:span><text:span text:style-name="T178_4"><text:s/></text:span><text:span text:style-name="T178_5">of</text:span><text:span text:style-name="T178_6"><text:s/>‘</text:span><text:span text:style-name="T178_7">userX</text:span><text:span text:style-name="T178_8">’<text:s/></text:span><text:span text:style-name="T178_9">and</text:span><text:span text:style-name="T178_10"><text:s/>‘</text:span><text:span text:style-name="T178_11">userY</text:span><text:span text:style-name="T178_12">’<text:s/></text:span><text:span text:style-name="T178_13">would</text:span><text:span text:style-name="T178_14"><text:s/></text:span><text:span text:style-name="T178_15">have</text:span><text:span text:style-name="T178_16"><text:s/></text:span><text:span text:style-name="T178_17">been</text:span><text:span text:style-name="T178_18"><text:s/></text:span><text:span text:style-name="T178_19">set</text:span><text:span text:style-name="T178_20"><text:s/></text:span><text:span text:style-name="T178_21">by</text:span><text:span text:style-name="T178_22"><text:s/></text:span><text:span text:style-name="T178_23">the</text:span><text:span text:style-name="T178_24"><text:s/></text:span><text:span text:style-name="T178_25">user</text:span><text:span text:style-name="T178_26"><text:s/></text:span><text:span text:style-name="T178_27">just</text:span><text:span text:style-name="T178_28"><text:s/></text:span><text:span text:style-name="T178_29">like</text:span><text:span text:style-name="T178_30"><text:s/></text:span><text:span text:style-name="T178_31">with</text:span><text:span text:style-name="T178_32"><text:s/></text:span><text:span text:style-name="T178_33">the</text:span><text:span text:style-name="T178_34"><text:s/></text:span><text:span text:style-name="T178_35">struct</text:span><text:span text:style-name="T178_36">.<text:s/></text:span><text:span text:style-name="T178_37">With</text:span><text:span text:style-name="T178_38"><text:s/></text:span><text:span text:style-name="T178_39">the</text:span><text:span text:style-name="T178_40"><text:s/></text:span><text:span text:style-name="T178_41">use</text:span><text:span text:style-name="T178_42"><text:s/></text:span><text:span text:style-name="T178_43">of</text:span><text:span text:style-name="T178_44"><text:s/></text:span><text:span text:style-name="T178_45">separating</text:span><text:span text:style-name="T178_46"><text:s/></text:span><text:span text:style-name="T178_47">the</text:span><text:span text:style-name="T178_48"><text:s/></text:span><text:span text:style-name="T178_49">x</text:span><text:span text:style-name="T178_50"><text:s/></text:span><text:span text:style-name="T178_51">and</text:span><text:span text:style-name="T178_52"><text:s/></text:span><text:span text:style-name="T178_53">y</text:span><text:span text:style-name="T178_54"><text:s/></text:span><text:span text:style-name="T178_55">coordinates</text:span><text:span text:style-name="T178_56"><text:s/></text:span><text:span text:style-name="T178_57">from</text:span><text:span text:style-name="T178_58"><text:s/></text:span><text:span text:style-name="T178_59">the</text:span><text:span text:style-name="T178_60"><text:s/></text:span><text:span text:style-name="T178_61">actual</text:span><text:span text:style-name="T178_62"><text:s/></text:span><text:span text:style-name="T178_63">points</text:span><text:span text:style-name="T178_64">,<text:s/></text:span><text:span text:style-name="T178_65">we</text:span><text:span text:style-name="T178_66"><text:s/></text:span><text:span text:style-name="T178_67">can</text:span><text:span text:style-name="T178_68"><text:s/></text:span><text:span text:style-name="T178_69">easily</text:span><text:span text:style-name="T178_70"><text:s/></text:span><text:span text:style-name="T178_71">sort</text:span><text:span text:style-name="T178_72"><text:s/></text:span><text:span text:style-name="T178_73">out</text:span><text:span text:style-name="T178_74"><text:s/></text:span><text:span text:style-name="T178_75">what</text:span><text:span text:style-name="T178_76"><text:s/></text:span><text:span text:style-name="T178_77">goes</text:span><text:span text:style-name="T178_78"><text:s/></text:span><text:span text:style-name="T178_79">where</text:span><text:span text:style-name="T178_80">.<text:s/></text:span><text:span text:style-name="T178_81">In</text:span><text:span text:style-name="T178_82"><text:s/></text:span><text:span text:style-name="T178_83">order</text:span><text:span text:style-name="T178_84"><text:s/></text:span><text:span text:style-name="T178_85">to</text:span><text:span text:style-name="T178_86"><text:s/></text:span><text:span text:style-name="T178_87">access</text:span><text:span text:style-name="T178_88"><text:s/></text:span><text:span text:style-name="T178_89">the</text:span><text:span text:style-name="T178_90"><text:s/></text:span><text:span text:style-name="T178_91">x</text:span><text:span text:style-name="T178_92">-</text:span><text:span text:style-name="T178_93">coordinate</text:span><text:span text:style-name="T178_94"><text:s/></text:span><text:span text:style-name="T178_95">and</text:span><text:span text:style-name="T178_96"><text:s/></text:span><text:span text:style-name="T178_97">y</text:span><text:span text:style-name="T178_98">-</text:span><text:span text:style-name="T178_99">coordinate</text:span><text:span text:style-name="T178_100"><text:s/></text:span><text:span text:style-name="T178_101">we</text:span><text:span text:style-name="T178_102"><text:s/></text:span><text:span text:style-name="T178_103">must</text:span><text:span text:style-name="T178_104"><text:s/></text:span><text:span text:style-name="T178_105">use</text:span><text:span text:style-name="T178_106"><text:s/></text:span><text:span text:style-name="T178_107">the</text:span><text:span text:style-name="T178_108"><text:s/></text:span><text:span text:style-name="T178_109">dot</text:span><text:span text:style-name="T178_110"><text:s/></text:span><text:span text:style-name="T178_111">operator</text:span><text:span text:style-name="T178_112"><text:s/></text:span><text:span text:style-name="T178_113">with</text:span><text:span text:style-name="T178_114"><text:s/></text:span><text:span text:style-name="T178_115">either</text:span><text:span text:style-name="T178_116"><text:s/></text:span><text:span text:style-name="T178_117">Point</text:span><text:span text:style-name="T178_118"><text:s/></text:span><text:span text:style-name="T178_119">A</text:span><text:span text:style-name="T178_120">,<text:s/></text:span><text:span text:style-name="T178_121">B</text:span><text:span text:style-name="T178_122">,<text:s/></text:span><text:span text:style-name="T178_123">or</text:span><text:span text:style-name="T178_124"><text:s/></text:span><text:span text:style-name="T178_125">C</text:span><text:span text:style-name="T178_126">.<text:s/></text:span><text:span text:style-name="T178_127">Much</text:span><text:span text:style-name="T178_128"><text:s/></text:span><text:span text:style-name="T178_129">like</text:span><text:span text:style-name="T178_130"><text:s/></text:span><text:span text:style-name="T178_131">when</text:span><text:span text:style-name="T178_132"><text:s/></text:span><text:span text:style-name="T178_133">we</text:span><text:span text:style-name="T178_134"><text:s/></text:span><text:span text:style-name="T178_135">passed</text:span><text:span text:style-name="T178_136"><text:s/></text:span><text:span text:style-name="T178_137">a</text:span><text:span text:style-name="T178_138"><text:s/></text:span><text:span text:style-name="T178_139">value</text:span><text:span text:style-name="T178_140"><text:s/></text:span><text:span text:style-name="T178_141">through</text:span><text:span text:style-name="T178_142"><text:s/></text:span><text:span text:style-name="T178_143">the</text:span><text:span text:style-name="T178_144"><text:s/></text:span><text:span text:style-name="T178_145">function</text:span><text:span text:style-name="T178_146"><text:s/></text:span><text:span text:style-name="T178_147">while</text:span><text:span text:style-name="T178_148"><text:s/></text:span><text:span text:style-name="T178_149">using</text:span><text:span text:style-name="T178_150"><text:s/></text:span><text:span text:style-name="T178_151">the</text:span><text:span text:style-name="T178_152"><text:s/></text:span><text:span text:style-name="T178_153">struct</text:span><text:span text:style-name="T178_154"><text:s/></text:span><text:span text:style-name="T178_155">functions</text:span><text:span text:style-name="T178_156">,<text:s/></text:span><text:span text:style-name="T178_157">we</text:span><text:span text:style-name="T178_158"><text:s/></text:span><text:span text:style-name="T178_159">do</text:span><text:span text:style-name="T178_160"><text:s/></text:span><text:span text:style-name="T178_161">the</text:span><text:span text:style-name="T178_162"><text:s/></text:span><text:span text:style-name="T178_163">same</text:span><text:span text:style-name="T178_164"><text:s/></text:span><text:span text:style-name="T178_165">for</text:span><text:span text:style-name="T178_166"><text:s/></text:span><text:span text:style-name="T178_167">the</text:span><text:span text:style-name="T178_168"><text:s/></text:span><text:span text:style-name="T178_169">class</text:span><text:span text:style-name="T178_170"><text:s/></text:span><text:span text:style-name="T178_171">functions</text:span><text:span text:style-name="T178_172">.<text:s/></text:span></text:p>
      <text:p text:style-name="P179"/>
      <text:p text:style-name="P180"/>
      <text:p text:style-name="P181"><text:span text:style-name="T181_1">Constructors</text:span><text:span text:style-name="T181_2"><text:s/></text:span><text:span text:style-name="T181_3">and</text:span><text:span text:style-name="T181_4"><text:s/></text:span><text:span text:style-name="T181_5">Destructors</text:span></text:p>
      <text:p text:style-name="P182"/>
      <text:p text:style-name="P183"><text:span text:style-name="T183_1"><text:tab/></text:span><text:span text:style-name="T183_2">Another</text:span><text:span text:style-name="T183_3"><text:s/></text:span><text:span text:style-name="T183_4">way</text:span><text:span text:style-name="T183_5"><text:s/></text:span><text:span text:style-name="T183_6">to</text:span><text:span text:style-name="T183_7"><text:s/></text:span><text:span text:style-name="T183_8">define</text:span><text:span text:style-name="T183_9"><text:s/></text:span><text:span text:style-name="T183_10">the</text:span><text:span text:style-name="T183_11"><text:s/></text:span><text:span text:style-name="T183_12">variables</text:span><text:span text:style-name="T183_13"><text:s/></text:span><text:span text:style-name="T183_14">in</text:span><text:span text:style-name="T183_15"><text:s/></text:span><text:span text:style-name="T183_16">a</text:span><text:span text:style-name="T183_17"><text:s/></text:span><text:span text:style-name="T183_18">class</text:span><text:span text:style-name="T183_19"><text:s/></text:span><text:span text:style-name="T183_20">is</text:span><text:span text:style-name="T183_21"><text:s/></text:span><text:span text:style-name="T183_22">the</text:span><text:span text:style-name="T183_23"><text:s/></text:span><text:span text:style-name="T183_24">use</text:span><text:span text:style-name="T183_25"><text:s/></text:span><text:span text:style-name="T183_26">of</text:span><text:span text:style-name="T183_27"><text:s/></text:span><text:span text:style-name="T183_28">constructors</text:span><text:span text:style-name="T183_29">.<text:s/></text:span><text:span text:style-name="T183_30">A</text:span><text:span text:style-name="T183_31"><text:s/></text:span><text:span text:style-name="T183_32">constructor</text:span><text:span text:style-name="T183_33"><text:s/></text:span><text:span text:style-name="T183_34">is</text:span><text:span text:style-name="T183_35"><text:s/></text:span><text:span text:style-name="T183_36">a</text:span><text:span text:style-name="T183_37"><text:s/></text:span><text:span text:style-name="T183_38">member</text:span><text:span text:style-name="T183_39"><text:s/></text:span><text:span text:style-name="T183_40">function</text:span><text:span text:style-name="T183_41"><text:s/></text:span><text:span text:style-name="T183_42">with</text:span><text:span text:style-name="T183_43"><text:s/></text:span><text:span text:style-name="T183_44">the</text:span><text:span text:style-name="T183_45"><text:s/></text:span><text:span text:style-name="T183_46">same</text:span><text:span text:style-name="T183_47"><text:s/></text:span><text:span text:style-name="T183_48">name</text:span><text:span text:style-name="T183_49"><text:s/></text:span><text:span text:style-name="T183_50">as</text:span><text:span text:style-name="T183_51"><text:s/></text:span><text:span text:style-name="T183_52">the</text:span><text:span text:style-name="T183_53"><text:s/></text:span><text:span text:style-name="T183_54">class</text:span><text:span text:style-name="T183_55">.<text:s/></text:span><text:span text:style-name="T183_56">Constructors</text:span><text:span text:style-name="T183_57"><text:s/></text:span><text:span text:style-name="T183_58">are</text:span><text:span text:style-name="T183_59"><text:s/></text:span><text:span text:style-name="T183_60">what</text:span><text:span text:style-name="T183_61"><text:s/></text:span><text:span text:style-name="T183_62">we</text:span><text:span text:style-name="T183_63"><text:s/></text:span><text:span text:style-name="T183_64">use</text:span><text:span text:style-name="T183_65"><text:s/></text:span><text:span text:style-name="T183_66">to</text:span><text:span text:style-name="T183_67"><text:s/></text:span><text:span text:style-name="T183_68">initialize</text:span><text:span text:style-name="T183_69"><text:s/></text:span><text:span text:style-name="T183_70">the</text:span><text:span text:style-name="T183_71"><text:s/></text:span><text:span text:style-name="T183_72">variables</text:span><text:span text:style-name="T183_73"><text:s/></text:span><text:span text:style-name="T183_74">of</text:span><text:span text:style-name="T183_75"><text:s/></text:span><text:span text:style-name="T183_76">the</text:span><text:span text:style-name="T183_77"><text:s/></text:span><text:span text:style-name="T183_78">class</text:span><text:span text:style-name="T183_79"><text:s/></text:span><text:span text:style-name="T183_80">when</text:span><text:span text:style-name="T183_81"><text:s/></text:span><text:span text:style-name="T183_82">it</text:span><text:span text:style-name="T183_83">’</text:span><text:span text:style-name="T183_84">s</text:span><text:span text:style-name="T183_85"><text:s/></text:span><text:span text:style-name="T183_86">made</text:span><text:span text:style-name="T183_87">.<text:s/></text:span><text:span text:style-name="T183_88">For</text:span><text:span text:style-name="T183_89"><text:s/></text:span><text:span text:style-name="T183_90">example</text:span><text:span text:style-name="T183_91">,<text:s/></text:span><text:span text:style-name="T183_92">if</text:span><text:span text:style-name="T183_93"><text:s/></text:span><text:span text:style-name="T183_94">we</text:span><text:span text:style-name="T183_95"><text:s/></text:span><text:span text:style-name="T183_96">wanted</text:span><text:span text:style-name="T183_97"><text:s/></text:span><text:span text:style-name="T183_98">to</text:span><text:span text:style-name="T183_99"><text:s/></text:span><text:span text:style-name="T183_100">set</text:span><text:span text:style-name="T183_101"><text:s/></text:span><text:span text:style-name="T183_102">default</text:span><text:span text:style-name="T183_103"><text:s/></text:span><text:span text:style-name="T183_104">values</text:span><text:span text:style-name="T183_105"><text:s/></text:span><text:span text:style-name="T183_106">for</text:span><text:span text:style-name="T183_107"><text:s/></text:span><text:span text:style-name="T183_108">a</text:span><text:span text:style-name="T183_109"><text:s/></text:span><text:span text:style-name="T183_110">class</text:span><text:span text:style-name="T183_111"><text:s/></text:span><text:span text:style-name="T183_112">named</text:span><text:span text:style-name="T183_113"><text:s/></text:span><text:span text:style-name="T183_114">student</text:span><text:span text:style-name="T183_115">:<text:s/></text:span></text:p>
      <text:p text:style-name="P184"/>
      <text:p text:style-name="P185"><text:span text:style-name="T185_1">class</text:span><text:span text:style-name="T185_2"><text:s/></text:span><text:span text:style-name="T185_3">student</text:span></text:p>
      <text:p text:style-name="P186"><text:span text:style-name="T186_1"><text:tab/>{</text:span></text:p>
      <text:p text:style-name="P187"><text:span text:style-name="T187_1"><text:tab/></text:span><text:span text:style-name="T187_2">public</text:span><text:span text:style-name="T187_3">:</text:span></text:p>
      <text:p text:style-name="P188"><text:span text:style-name="T188_1"><text:tab/><text:tab/></text:span><text:span text:style-name="T188_2">student</text:span><text:span text:style-name="T188_3">();</text:span></text:p>
      <text:p text:style-name="P189"><text:span text:style-name="T189_1"><text:tab/><text:tab/>//</text:span><text:span text:style-name="T189_2">accessors</text:span></text:p>
      <text:p text:style-name="P190"><text:span text:style-name="T190_1"><text:tab/><text:tab/>//</text:span><text:span text:style-name="T190_2">mutators</text:span></text:p>
      <text:p text:style-name="P191"><text:span text:style-name="T191_1"><text:tab/></text:span><text:span text:style-name="T191_2">private</text:span><text:span text:style-name="T191_3">:</text:span></text:p>
      <text:p text:style-name="P192"><text:span text:style-name="T192_1"><text:tab/><text:tab/></text:span><text:span text:style-name="T192_2">string</text:span><text:span text:style-name="T192_3"><text:s/></text:span><text:span text:style-name="T192_4">name</text:span><text:span text:style-name="T192_5">;</text:span></text:p>
      <text:p text:style-name="P193"><text:span text:style-name="T193_1"><text:tab/><text:tab/></text:span><text:span text:style-name="T193_2">int</text:span><text:span text:style-name="T193_3"><text:s/></text:span><text:span text:style-name="T193_4">age</text:span><text:span text:style-name="T193_5">;</text:span></text:p>
      <text:p text:style-name="P194"><text:span text:style-name="T194_1"><text:tab/><text:tab/></text:span><text:span text:style-name="T194_2">int</text:span><text:span text:style-name="T194_3"><text:s/></text:span><text:span text:style-name="T194_4">grad</text:span><text:span text:style-name="T194_5">_</text:span><text:span text:style-name="T194_6">year</text:span><text:span text:style-name="T194_7">;</text:span></text:p>
      <text:p text:style-name="P195"><text:span text:style-name="T195_1"><text:tab/><text:tab/></text:span><text:span text:style-name="T195_2">string</text:span><text:span text:style-name="T195_3"><text:s/></text:span><text:span text:style-name="T195_4">id</text:span><text:span text:style-name="T195_5">;</text:span></text:p>
      <text:p text:style-name="P196"><text:span text:style-name="T196_1"><text:tab/>};</text:span></text:p>
      <text:p text:style-name="P197"/>
      <text:p text:style-name="P198"><text:span text:style-name="T198_1">we</text:span><text:span text:style-name="T198_2"><text:s/></text:span><text:span text:style-name="T198_3">would</text:span><text:span text:style-name="T198_4"><text:s/></text:span><text:span text:style-name="T198_5">have</text:span><text:span text:style-name="T198_6"><text:s/></text:span><text:span text:style-name="T198_7">a</text:span><text:span text:style-name="T198_8"><text:s/></text:span><text:span text:style-name="T198_9">default</text:span><text:span text:style-name="T198_10"><text:s/></text:span><text:span text:style-name="T198_11">constructor</text:span><text:span text:style-name="T198_12"><text:s/></text:span><text:span text:style-name="T198_13">that</text:span><text:span text:style-name="T198_14"><text:s/></text:span><text:span text:style-name="T198_15">would</text:span><text:span text:style-name="T198_16"><text:s/></text:span><text:span text:style-name="T198_17">have</text:span><text:span text:style-name="T198_18"><text:s/></text:span><text:span text:style-name="T198_19">the</text:span><text:span text:style-name="T198_20"><text:s/></text:span><text:span text:style-name="T198_21">nam</text:span><text:span text:style-name="T198_22">e</text:span><text:span text:style-name="T198_23"><text:s/></text:span><text:span text:style-name="T198_24">student</text:span><text:span text:style-name="T198_25">();<text:s/></text:span><text:span text:style-name="T198_26">without</text:span><text:span text:style-name="T198_27"><text:s/></text:span><text:span text:style-name="T198_28">any</text:span><text:span text:style-name="T198_29"><text:s/></text:span><text:span text:style-name="T198_30">function</text:span><text:span text:style-name="T198_31"><text:s/></text:span><text:span text:style-name="T198_32">type</text:span><text:span text:style-name="T198_33">.<text:s/></text:span><text:span text:style-name="T198_34">In</text:span><text:span text:style-name="T198_35"><text:s/></text:span><text:span text:style-name="T198_36">order</text:span><text:span text:style-name="T198_37"><text:s/></text:span><text:span text:style-name="T198_38">to</text:span><text:span text:style-name="T198_39"><text:s/></text:span><text:span text:style-name="T198_40">initialize</text:span><text:span text:style-name="T198_41"><text:s/></text:span><text:span text:style-name="T198_42">the</text:span><text:span text:style-name="T198_43"><text:s/></text:span><text:span text:style-name="T198_44">variables</text:span><text:span text:style-name="T198_45"><text:s/></text:span><text:span text:style-name="T198_46">in</text:span><text:span text:style-name="T198_47"><text:s/></text:span><text:span text:style-name="T198_48">the</text:span><text:span text:style-name="T198_49"><text:s/></text:span><text:span text:style-name="T198_50">class</text:span><text:span text:style-name="T198_51"><text:s/></text:span><text:span text:style-name="T198_52">through</text:span><text:span text:style-name="T198_53"><text:s/></text:span><text:span text:style-name="T198_54">the</text:span><text:span text:style-name="T198_55"><text:s/></text:span><text:span text:style-name="T198_56">class</text:span><text:span text:style-name="T198_57"><text:s/></text:span><text:span text:style-name="T198_58">we</text:span><text:span text:style-name="T198_59"><text:s/></text:span><text:span text:style-name="T198_60">would</text:span><text:span text:style-name="T198_61"><text:s/></text:span><text:span text:style-name="T198_62">use</text:span><text:span text:style-name="T198_63"><text:s/></text:span><text:span text:style-name="T198_64">the</text:span><text:span text:style-name="T198_65"><text:s/></text:span><text:span text:style-name="T198_66">standard</text:span><text:span text:style-name="T198_67"><text:s/></text:span><text:span text:style-name="T198_68">function</text:span><text:span text:style-name="T198_69"><text:s/></text:span><text:span text:style-name="T198_70">call</text:span><text:span text:style-name="T198_71"><text:s/></text:span><text:span text:style-name="T198_72">for</text:span><text:span text:style-name="T198_73"><text:s/></text:span><text:span text:style-name="T198_74">member</text:span><text:span text:style-name="T198_75"><text:s/></text:span><text:span text:style-name="T198_76">functions</text:span><text:span text:style-name="T198_77"><text:s/></text:span><text:span text:style-name="T198_78">using</text:span><text:span text:style-name="T198_79"><text:s/></text:span><text:span text:style-name="T198_80">the</text:span><text:span text:style-name="T198_81"><text:s/></text:span><text:span text:style-name="T198_82">SRO</text:span><text:span text:style-name="T198_83">,<text:s/></text:span><text:span text:style-name="T198_84">but</text:span><text:span text:style-name="T198_85"><text:s/></text:span><text:span text:style-name="T198_86">we</text:span><text:span text:style-name="T198_87"><text:s/></text:span><text:span text:style-name="T198_88">wouldn</text:span><text:span text:style-name="T198_89">’</text:span><text:span text:style-name="T198_90">t</text:span><text:span text:style-name="T198_91"><text:s/></text:span><text:span text:style-name="T198_92">use</text:span><text:span text:style-name="T198_93"><text:s/></text:span><text:span text:style-name="T198_94">any</text:span><text:span text:style-name="T198_95"><text:s/></text:span><text:span text:style-name="T198_96">function</text:span><text:span text:style-name="T198_97"><text:s/></text:span><text:span text:style-name="T198_98">type</text:span><text:span text:style-name="T198_99"><text:s/></text:span><text:span text:style-name="T198_100">like</text:span><text:span text:style-name="T198_101"><text:s/></text:span><text:span text:style-name="T198_102">this</text:span><text:span text:style-name="T198_103">:</text:span></text:p>
      <text:p text:style-name="P199"/>
      <text:p text:style-name="P200"><text:span text:style-name="T200_1"><text:tab/></text:span><text:span text:style-name="T200_2">student</text:span><text:span text:style-name="T200_3">::</text:span><text:span text:style-name="T200_4">student</text:span><text:span text:style-name="T200_5">()</text:span></text:p>
      <text:p text:style-name="P201"><text:span text:style-name="T201_1"><text:tab/>{</text:span></text:p>
      <text:p text:style-name="P202"><text:span text:style-name="T202_1"><text:tab/><text:tab/></text:span><text:span text:style-name="T202_2">name</text:span><text:span text:style-name="T202_3"><text:s/>=<text:s/>“</text:span><text:span text:style-name="T202_4">N</text:span><text:span text:style-name="T202_5">/</text:span><text:span text:style-name="T202_6">A</text:span><text:span text:style-name="T202_7">”;</text:span></text:p>
      <text:p text:style-name="P203"><text:span text:style-name="T203_1"><text:tab/><text:tab/></text:span><text:span text:style-name="T203_2">age</text:span><text:span text:style-name="T203_3"><text:s/>=<text:s/>0;</text:span></text:p>
      <text:p text:style-name="P204"><text:span text:style-name="T204_1"><text:tab/><text:tab/></text:span><text:span text:style-name="T204_2">grad</text:span><text:span text:style-name="T204_3">_</text:span><text:span text:style-name="T204_4">year</text:span><text:span text:style-name="T204_5"><text:s/>=<text:s/>0;</text:span></text:p>
      <text:p text:style-name="P205"><text:span text:style-name="T205_1"><text:tab/><text:tab/></text:span><text:span text:style-name="T205_2">id</text:span><text:span text:style-name="T205_3"><text:s/>=<text:s/>“</text:span><text:span text:style-name="T205_4">A</text:span><text:span text:style-name="T205_5">00000000”</text:span></text:p>
      <text:p text:style-name="P206"><text:span text:style-name="T206_1"><text:tab/>}</text:span></text:p>
      <text:p text:style-name="P207"/>
      <text:p text:style-name="P208"><text:span text:style-name="T208_1">Overloading</text:span><text:span text:style-name="T208_2"><text:s/></text:span><text:span text:style-name="T208_3">Member</text:span><text:span text:style-name="T208_4"><text:s/></text:span><text:span text:style-name="T208_5">Functions</text:span></text:p>
      <text:p text:style-name="P209"/>
      <text:p text:style-name="P210"><text:span text:style-name="T210_1"><text:tab/></text:span><text:span text:style-name="T210_2">Keep</text:span><text:span text:style-name="T210_3"><text:s/></text:span><text:span text:style-name="T210_4">in</text:span><text:span text:style-name="T210_5"><text:s/></text:span><text:span text:style-name="T210_6">mind</text:span><text:span text:style-name="T210_7"><text:s/></text:span><text:span text:style-name="T210_8">that</text:span><text:span text:style-name="T210_9">,<text:s/></text:span><text:span text:style-name="T210_10">like</text:span><text:span text:style-name="T210_11"><text:s/></text:span><text:span text:style-name="T210_12">any</text:span><text:span text:style-name="T210_13"><text:s/></text:span><text:span text:style-name="T210_14">other</text:span><text:span text:style-name="T210_15"><text:s/></text:span><text:span text:style-name="T210_16">function</text:span><text:span text:style-name="T210_17">,<text:s/></text:span><text:span text:style-name="T210_18">you</text:span><text:span text:style-name="T210_19"><text:s/></text:span><text:span text:style-name="T210_20">can</text:span><text:span text:style-name="T210_21"><text:s/></text:span><text:span text:style-name="T210_22">overload</text:span><text:span text:style-name="T210_23"><text:s/></text:span><text:span text:style-name="T210_24">any</text:span><text:span text:style-name="T210_25"><text:s/></text:span><text:span text:style-name="T210_26">of</text:span><text:span text:style-name="T210_27"><text:s/></text:span><text:span text:style-name="T210_28">the</text:span><text:span text:style-name="T210_29"><text:s/></text:span><text:span text:style-name="T210_30">functions</text:span><text:span text:style-name="T210_31"><text:s/></text:span><text:span text:style-name="T210_32">in</text:span><text:span text:style-name="T210_33"><text:s/></text:span><text:span text:style-name="T210_34">a</text:span><text:span text:style-name="T210_35"><text:s/></text:span><text:span text:style-name="T210_36">class</text:span><text:span text:style-name="T210_37">.<text:s/></text:span><text:span text:style-name="T210_38">Going</text:span><text:span text:style-name="T210_39"><text:s/></text:span><text:span text:style-name="T210_40">back</text:span><text:span text:style-name="T210_41"><text:s/></text:span><text:span text:style-name="T210_42">to</text:span><text:span text:style-name="T210_43"><text:s/></text:span><text:span text:style-name="T210_44">the</text:span><text:span text:style-name="T210_45"><text:s/></text:span><text:span text:style-name="T210_46">Rectangle</text:span><text:span text:style-name="T210_47"><text:s/></text:span><text:span text:style-name="T210_48">example</text:span><text:span text:style-name="T210_49"><text:s/></text:span><text:span text:style-name="T210_50">used</text:span><text:span text:style-name="T210_51"><text:s/></text:span><text:span text:style-name="T210_52">earlier</text:span><text:span text:style-name="T210_53">,<text:s/></text:span><text:span text:style-name="T210_54">take</text:span><text:span text:style-name="T210_55"><text:s/></text:span><text:span text:style-name="T210_56">a</text:span><text:span text:style-name="T210_57"><text:s/></text:span><text:span text:style-name="T210_58">look</text:span><text:span text:style-name="T210_59"><text:s/></text:span><text:span text:style-name="T210_60">at</text:span><text:span text:style-name="T210_61"><text:s/></text:span><text:span text:style-name="T210_62">the</text:span><text:span text:style-name="T210_63"><text:s/></text:span><text:span text:style-name="T210_64">code</text:span><text:span text:style-name="T210_65"><text:s/></text:span><text:span text:style-name="T210_66">below</text:span><text:span text:style-name="T210_67">.</text:span></text:p>
      <text:p text:style-name="P211"/>
      <text:p text:style-name="P212"><text:span text:style-name="T212_1">class</text:span><text:span text:style-name="T212_2"><text:s/></text:span><text:span text:style-name="T212_3">Rectangle</text:span></text:p>
      <text:p text:style-name="P213"><text:span text:style-name="T213_1"><text:tab/><text:tab/>{</text:span></text:p>
      <text:p text:style-name="P214"><text:span text:style-name="T214_1"><text:tab/><text:tab/></text:span><text:span text:style-name="T214_2">public</text:span><text:span text:style-name="T214_3">:<text:s/></text:span></text:p>
      <text:p text:style-name="P215"><text:span text:style-name="T215_1"><text:tab/><text:tab/><text:tab/></text:span><text:span text:style-name="T215_2">Rectangle</text:span><text:span text:style-name="T215_3">();<text:tab/>//</text:span><text:span text:style-name="T215_4">A</text:span><text:span text:style-name="T215_5"><text:s/></text:span><text:span text:style-name="T215_6">default</text:span><text:span text:style-name="T215_7"><text:s/></text:span><text:span text:style-name="T215_8">constructor</text:span></text:p>
      <text:p text:style-name="P216"><text:span text:style-name="T216_1"><text:tab/><text:tab/><text:tab/></text:span><text:span text:style-name="T216_2">Rectangle</text:span><text:span text:style-name="T216_3">(</text:span><text:span text:style-name="T216_4">base</text:span><text:span text:style-name="T216_5">,<text:s/></text:span><text:span text:style-name="T216_6">height</text:span><text:span text:style-name="T216_7">);<text:tab/>//</text:span><text:span text:style-name="T216_8">Overloaded</text:span><text:span text:style-name="T216_9"><text:s/></text:span><text:span text:style-name="T216_10">constructor</text:span></text:p>
      <text:p text:style-name="P217"><text:span text:style-name="T217_1"><text:tab/><text:tab/><text:tab/></text:span><text:span text:style-name="T217_2">void</text:span><text:span text:style-name="T217_3"><text:s/></text:span><text:span text:style-name="T217_4">setBase</text:span><text:span text:style-name="T217_5">(</text:span><text:span text:style-name="T217_6">float</text:span><text:span text:style-name="T217_7"><text:s/></text:span><text:span text:style-name="T217_8">length</text:span><text:span text:style-name="T217_9">);<text:s/>//</text:span><text:span text:style-name="T217_10">These</text:span><text:span text:style-name="T217_11"><text:s/></text:span><text:span text:style-name="T217_12">two</text:span><text:span text:style-name="T217_13"><text:s/></text:span><text:span text:style-name="T217_14">lines</text:span><text:span text:style-name="T217_15"><text:s/></text:span><text:span text:style-name="T217_16">are</text:span><text:span text:style-name="T217_17"><text:s/></text:span><text:span text:style-name="T217_18">mutators</text:span></text:p>
      <text:p text:style-name="P218"><text:span text:style-name="T218_1"><text:tab/><text:tab/><text:tab/></text:span><text:span text:style-name="T218_2">void</text:span><text:span text:style-name="T218_3"><text:s/></text:span><text:span text:style-name="T218_4">setHeight</text:span><text:span text:style-name="T218_5">(</text:span><text:span text:style-name="T218_6">float</text:span><text:span text:style-name="T218_7"><text:s/></text:span><text:span text:style-name="T218_8">length</text:span><text:span text:style-name="T218_9">);</text:span></text:p>
      <text:p text:style-name="P219"><text:span text:style-name="T219_1"><text:tab/><text:tab/><text:tab/></text:span><text:span text:style-name="T219_2">float</text:span><text:span text:style-name="T219_3"><text:s/></text:span><text:span text:style-name="T219_4">getHeight</text:span><text:span text:style-name="T219_5">();<text:tab/>//</text:span><text:span text:style-name="T219_6">These</text:span><text:span text:style-name="T219_7"><text:s/></text:span><text:span text:style-name="T219_8">two</text:span><text:span text:style-name="T219_9"><text:s/></text:span><text:span text:style-name="T219_10">lines</text:span><text:span text:style-name="T219_11"><text:s/></text:span><text:span text:style-name="T219_12">are</text:span><text:span text:style-name="T219_13"><text:s/></text:span><text:span text:style-name="T219_14">accessors</text:span></text:p>
      <text:p text:style-name="P220"><text:span text:style-name="T220_1"><text:tab/><text:tab/><text:tab/></text:span><text:span text:style-name="T220_2">float</text:span><text:span text:style-name="T220_3"><text:s/></text:span><text:span text:style-name="T220_4">getBase</text:span><text:span text:style-name="T220_5">();<text:tab/></text:span></text:p>
      <text:p text:style-name="P221"><text:span text:style-name="T221_1"><text:tab/><text:tab/><text:tab/></text:span><text:span text:style-name="T221_2">float</text:span><text:span text:style-name="T221_3"><text:s/></text:span><text:span text:style-name="T221_4">findArea</text:span><text:span text:style-name="T221_5">();<text:tab/>//</text:span><text:span text:style-name="T221_6">These</text:span><text:span text:style-name="T221_7"><text:s/></text:span><text:span text:style-name="T221_8">two</text:span><text:span text:style-name="T221_9"><text:s/></text:span><text:span text:style-name="T221_10">lines</text:span><text:span text:style-name="T221_11"><text:s/></text:span><text:span text:style-name="T221_12">perform</text:span><text:span text:style-name="T221_13"><text:s/></text:span><text:span text:style-name="T221_14">operations</text:span></text:p>
      <text:p text:style-name="P222"><text:span text:style-name="T222_1"><text:tab/><text:tab/><text:tab/></text:span><text:span text:style-name="T222_2">float</text:span><text:span text:style-name="T222_3"><text:s/></text:span><text:span text:style-name="T222_4">findPerimeter</text:span><text:span text:style-name="T222_5">();</text:span></text:p>
      <text:p text:style-name="P223"><text:span text:style-name="T223_1"><text:tab/><text:tab/></text:span><text:span text:style-name="T223_2">private</text:span><text:span text:style-name="T223_3">:</text:span></text:p>
      <text:p text:style-name="P224"><text:span text:style-name="T224_1"><text:tab/><text:tab/><text:tab/></text:span><text:span text:style-name="T224_2">float</text:span><text:span text:style-name="T224_3"><text:s/></text:span><text:span text:style-name="T224_4">Base</text:span><text:span text:style-name="T224_5">;</text:span></text:p>
      <text:p text:style-name="P225"><text:span text:style-name="T225_1"><text:tab/><text:tab/><text:tab/></text:span><text:span text:style-name="T225_2">float</text:span><text:span text:style-name="T225_3"><text:s/></text:span><text:span text:style-name="T225_4">Height</text:span><text:span text:style-name="T225_5">;</text:span></text:p>
      <text:p text:style-name="P226"><text:span text:style-name="T226_1"><text:tab/><text:tab/>};</text:span></text:p>
      <text:p text:style-name="P227"/>
      <text:p text:style-name="P228"><text:span text:style-name="T228_1"><text:tab/></text:span><text:span text:style-name="T228_2">Notice</text:span><text:span text:style-name="T228_3"><text:s/></text:span><text:span text:style-name="T228_4">the</text:span><text:span text:style-name="T228_5"><text:s/></text:span><text:span text:style-name="T228_6">second</text:span><text:span text:style-name="T228_7"><text:s/></text:span><text:span text:style-name="T228_8">constructor</text:span><text:span text:style-name="T228_9">,<text:s/></text:span><text:span text:style-name="T228_10">Rectangle</text:span><text:span text:style-name="T228_11">(</text:span><text:span text:style-name="T228_12">base</text:span><text:span text:style-name="T228_13">,<text:s/></text:span><text:span text:style-name="T228_14">height</text:span><text:span text:style-name="T228_15">);</text:span><text:span text:style-name="T228_16">.<text:s/></text:span><text:span text:style-name="T228_17">We</text:span><text:span text:style-name="T228_18"><text:s/></text:span><text:span text:style-name="T228_19">handle</text:span><text:span text:style-name="T228_20"><text:s/></text:span><text:span text:style-name="T228_21">it</text:span><text:span text:style-name="T228_22"><text:s/></text:span><text:span text:style-name="T228_23">exactly</text:span><text:span text:style-name="T228_24"><text:s/></text:span><text:span text:style-name="T228_25">as</text:span><text:span text:style-name="T228_26"><text:s/></text:span><text:span text:style-name="T228_27">we</text:span><text:span text:style-name="T228_28"><text:s/></text:span><text:span text:style-name="T228_29">would</text:span><text:span text:style-name="T228_30"><text:s/></text:span><text:span text:style-name="T228_31">handle</text:span><text:span text:style-name="T228_32"><text:s/></text:span></text:p>
      <text:p text:style-name="P229"/>
      <text:p text:style-name="P230"><text:span text:style-name="T230_1"><text:tab/></text:span></text:p>
      <text:p text:style-name="P231"/>
      <text:p text:style-name="P232"><text:span text:style-name="T232_1">Homework</text:span></text:p>
      <text:p text:style-name="P233"/>
      <text:p text:style-name="P234"><text:span text:style-name="T234_1">1.<text:s text:c="2"/></text:span><text:span text:style-name="T234_2">Write</text:span><text:span text:style-name="T234_3"><text:s/></text:span><text:span text:style-name="T234_4">a</text:span><text:span text:style-name="T234_5"><text:s/></text:span><text:span text:style-name="T234_6">program</text:span><text:span text:style-name="T234_7"><text:s/></text:span><text:span text:style-name="T234_8">that</text:span><text:span text:style-name="T234_9"><text:s/></text:span><text:span text:style-name="T234_10">can</text:span><text:span text:style-name="T234_11"><text:s/></text:span><text:span text:style-name="T234_12">store</text:span><text:span text:style-name="T234_13"><text:s/></text:span><text:span text:style-name="T234_14">information</text:span><text:span text:style-name="T234_15"><text:s/></text:span><text:span text:style-name="T234_16">about</text:span><text:span text:style-name="T234_17"><text:s/></text:span><text:span text:style-name="T234_18">animals</text:span><text:span text:style-name="T234_19">.</text:span></text:p>
      <text:p text:style-name="P235"/>
      <text:p text:style-name="P236"><text:span text:style-name="T236_1">You</text:span><text:span text:style-name="T236_2"><text:s/></text:span><text:span text:style-name="T236_3">should</text:span><text:span text:style-name="T236_4"><text:s/></text:span><text:span text:style-name="T236_5">have</text:span><text:span text:style-name="T236_6"><text:s/></text:span><text:span text:style-name="T236_7">a</text:span><text:span text:style-name="T236_8"><text:s/></text:span><text:span text:style-name="T236_9">class</text:span><text:span text:style-name="T236_10"><text:s/></text:span><text:span text:style-name="T236_11">called</text:span><text:span text:style-name="T236_12"><text:s/></text:span><text:span text:style-name="T236_13">Animal</text:span><text:span text:style-name="T236_14"><text:s/></text:span><text:span text:style-name="T236_15">and</text:span><text:span text:style-name="T236_16"><text:s/></text:span><text:span text:style-name="T236_17">the</text:span><text:span text:style-name="T236_18"><text:s/></text:span><text:span text:style-name="T236_19">following</text:span><text:span text:style-name="T236_20"><text:s/></text:span><text:span text:style-name="T236_21">private</text:span><text:span text:style-name="T236_22"><text:s/></text:span><text:span text:style-name="T236_23">variables</text:span><text:span text:style-name="T236_24">.</text:span></text:p>
      <text:p text:style-name="P237"/>
      <text:p text:style-name="P238"><text:span text:style-name="T238_1">string</text:span><text:span text:style-name="T238_2"><text:s/></text:span><text:span text:style-name="T238_3">name</text:span><text:span text:style-name="T238_4">;</text:span></text:p>
      <text:p text:style-name="P239"><text:span text:style-name="T239_1">int</text:span><text:span text:style-name="T239_2"><text:s/></text:span><text:span text:style-name="T239_3">pounds</text:span><text:span text:style-name="T239_4">;</text:span></text:p>
      <text:p text:style-name="P240"><text:span text:style-name="T240_1">char</text:span><text:span text:style-name="T240_2"><text:s/></text:span><text:span text:style-name="T240_3">food</text:span><text:span text:style-name="T240_4">;</text:span></text:p>
      <text:p text:style-name="P241"/>
      <text:p text:style-name="P242"><text:span text:style-name="T242_1">The</text:span><text:span text:style-name="T242_2"><text:s/></text:span><text:span text:style-name="T242_3">name</text:span><text:span text:style-name="T242_4"><text:s/></text:span><text:span text:style-name="T242_5">is</text:span><text:span text:style-name="T242_6"><text:s/></text:span><text:span text:style-name="T242_7">the</text:span><text:span text:style-name="T242_8"><text:s/></text:span><text:span text:style-name="T242_9">name</text:span><text:span text:style-name="T242_10"><text:s/></text:span><text:span text:style-name="T242_11">of</text:span><text:span text:style-name="T242_12"><text:s/></text:span><text:span text:style-name="T242_13">the</text:span><text:span text:style-name="T242_14"><text:s/></text:span><text:span text:style-name="T242_15">animal</text:span><text:span text:style-name="T242_16">.<text:s/></text:span><text:span text:style-name="T242_17">Pounds</text:span><text:span text:style-name="T242_18"><text:s/></text:span><text:span text:style-name="T242_19">is</text:span><text:span text:style-name="T242_20"><text:s/></text:span><text:span text:style-name="T242_21">the</text:span><text:span text:style-name="T242_22"><text:s/></text:span><text:span text:style-name="T242_23">number</text:span><text:span text:style-name="T242_24"><text:s/></text:span><text:span text:style-name="T242_25">of</text:span><text:span text:style-name="T242_26"><text:s/></text:span><text:span text:style-name="T242_27">pounds</text:span><text:span text:style-name="T242_28"><text:s/></text:span><text:span text:style-name="T242_29">the</text:span><text:span text:style-name="T242_30"><text:s/></text:span><text:span text:style-name="T242_31">animal</text:span><text:span text:style-name="T242_32"><text:s/></text:span><text:span text:style-name="T242_33">eats</text:span><text:span text:style-name="T242_34">.<text:s text:c="2"/></text:span><text:span text:style-name="T242_35">Food</text:span><text:span text:style-name="T242_36"><text:s/></text:span><text:span text:style-name="T242_37">is</text:span><text:span text:style-name="T242_38"><text:s/></text:span><text:span text:style-name="T242_39">the</text:span><text:span text:style-name="T242_40"><text:s/></text:span><text:span text:style-name="T242_41">type</text:span><text:span text:style-name="T242_42"><text:s/></text:span><text:span text:style-name="T242_43">of</text:span><text:span text:style-name="T242_44"><text:s/></text:span><text:span text:style-name="T242_45">food</text:span><text:span text:style-name="T242_46"><text:s/></text:span><text:span text:style-name="T242_47">the</text:span><text:span text:style-name="T242_48"><text:s/></text:span><text:span text:style-name="T242_49">animals</text:span><text:span text:style-name="T242_50"><text:s/></text:span><text:span text:style-name="T242_51">eat</text:span><text:span text:style-name="T242_52"><text:s/>(</text:span><text:span text:style-name="T242_53">h</text:span><text:span text:style-name="T242_54"><text:s/></text:span><text:span text:style-name="T242_55">for</text:span><text:span text:style-name="T242_56"><text:s/></text:span><text:span text:style-name="T242_57">herbivores</text:span><text:span text:style-name="T242_58"><text:s/></text:span><text:span text:style-name="T242_59">and</text:span><text:span text:style-name="T242_60"><text:s/></text:span><text:span text:style-name="T242_61">c</text:span><text:span text:style-name="T242_62"><text:s/></text:span><text:span text:style-name="T242_63">for</text:span><text:span text:style-name="T242_64"><text:s/></text:span><text:span text:style-name="T242_65">carnivores</text:span><text:span text:style-name="T242_66">).<text:s/></text:span><text:span text:style-name="T242_67">You</text:span><text:span text:style-name="T242_68"><text:s/></text:span><text:span text:style-name="T242_69">should</text:span><text:span text:style-name="T242_70"><text:s/></text:span><text:span text:style-name="T242_71">have</text:span><text:span text:style-name="T242_72"><text:s/></text:span><text:span text:style-name="T242_73">class</text:span><text:span text:style-name="T242_74"><text:s/></text:span><text:span text:style-name="T242_75">member</text:span><text:span text:style-name="T242_76"><text:s/></text:span><text:span text:style-name="T242_77">functions</text:span><text:span text:style-name="T242_78"><text:s/></text:span><text:span text:style-name="T242_79">that</text:span><text:span text:style-name="T242_80"><text:s/></text:span><text:span text:style-name="T242_81">get</text:span><text:span text:style-name="T242_82"><text:s/></text:span><text:span text:style-name="T242_83">and</text:span><text:span text:style-name="T242_84"><text:s/></text:span><text:span text:style-name="T242_85">set</text:span><text:span text:style-name="T242_86"><text:s/></text:span><text:span text:style-name="T242_87">each</text:span><text:span text:style-name="T242_88"><text:s/></text:span><text:span text:style-name="T242_89">variable</text:span><text:span text:style-name="T242_90">,<text:s/></text:span><text:span text:style-name="T242_91">and</text:span><text:span text:style-name="T242_92"><text:s/></text:span><text:span text:style-name="T242_93">a</text:span><text:span text:style-name="T242_94"><text:s/></text:span><text:span text:style-name="T242_95">function</text:span><text:span text:style-name="T242_96"><text:s/></text:span><text:span text:style-name="T242_97">that</text:span><text:span text:style-name="T242_98"><text:s/></text:span><text:span text:style-name="T242_99">prints</text:span><text:span text:style-name="T242_100"><text:s/></text:span><text:span text:style-name="T242_101">all</text:span><text:span text:style-name="T242_102"><text:s/></text:span><text:span text:style-name="T242_103">the</text:span><text:span text:style-name="T242_104"><text:s/></text:span><text:span text:style-name="T242_105">information</text:span><text:span text:style-name="T242_106"><text:s/></text:span><text:span text:style-name="T242_107">about</text:span><text:span text:style-name="T242_108"><text:s/></text:span><text:span text:style-name="T242_109">the</text:span><text:span text:style-name="T242_110"><text:s/></text:span><text:span text:style-name="T242_111">animal</text:span><text:span text:style-name="T242_112">.</text:span></text:p>
      <text:p text:style-name="P243"/>
      <text:p text:style-name="P244"><text:span text:style-name="T244_1">2.<text:s/></text:span><text:span text:style-name="T244_2">This</text:span><text:span text:style-name="T244_3"><text:s/></text:span><text:span text:style-name="T244_4">program</text:span><text:span text:style-name="T244_5"><text:s/></text:span><text:span text:style-name="T244_6">will</text:span><text:span text:style-name="T244_7"><text:s/></text:span><text:span text:style-name="T244_8">require</text:span><text:span text:style-name="T244_9"><text:s/></text:span><text:span text:style-name="T244_10">a</text:span><text:span text:style-name="T244_11"><text:s/></text:span><text:span text:style-name="T244_12">struct</text:span><text:span text:style-name="T244_13"><text:s/></text:span><text:span text:style-name="T244_14">and</text:span><text:span text:style-name="T244_15"><text:s/></text:span><text:span text:style-name="T244_16">a</text:span><text:span text:style-name="T244_17"><text:s/></text:span><text:span text:style-name="T244_18">class</text:span><text:span text:style-name="T244_19">.</text:span></text:p>
      <text:p text:style-name="P245"/>
      <text:p text:style-name="P246"><text:span text:style-name="T246_1">Write</text:span><text:span text:style-name="T246_2"><text:s/></text:span><text:span text:style-name="T246_3">a</text:span><text:span text:style-name="T246_4"><text:s/></text:span><text:span text:style-name="T246_5">program</text:span><text:span text:style-name="T246_6"><text:s/></text:span><text:span text:style-name="T246_7">that</text:span><text:span text:style-name="T246_8"><text:s/></text:span><text:span text:style-name="T246_9">can</text:span><text:span text:style-name="T246_10"><text:s/></text:span><text:span text:style-name="T246_11">calculate</text:span><text:span text:style-name="T246_12"><text:s/></text:span><text:span text:style-name="T246_13">the</text:span><text:span text:style-name="T246_14"><text:s/></text:span><text:span text:style-name="T246_15">slope</text:span><text:span text:style-name="T246_16"><text:s/></text:span><text:span text:style-name="T246_17">of</text:span><text:span text:style-name="T246_18"><text:s/></text:span><text:span text:style-name="T246_19">a</text:span><text:span text:style-name="T246_20"><text:s/></text:span><text:span text:style-name="T246_21">line</text:span><text:span text:style-name="T246_22">.</text:span></text:p>
      <text:p text:style-name="P247"/>
      <text:p text:style-name="P248"><text:span text:style-name="T248_1">You</text:span><text:span text:style-name="T248_2"><text:s/></text:span><text:span text:style-name="T248_3">will</text:span><text:span text:style-name="T248_4"><text:s/></text:span><text:span text:style-name="T248_5">have</text:span><text:span text:style-name="T248_6"><text:s/></text:span><text:span text:style-name="T248_7">a</text:span><text:span text:style-name="T248_8"><text:s/></text:span><text:span text:style-name="T248_9">struct</text:span><text:span text:style-name="T248_10"><text:s/></text:span><text:span text:style-name="T248_11">called</text:span><text:span text:style-name="T248_12"><text:s/></text:span><text:span text:style-name="T248_13">Point</text:span><text:span text:style-name="T248_14"><text:s/></text:span><text:span text:style-name="T248_15">with</text:span><text:span text:style-name="T248_16"><text:s/></text:span><text:span text:style-name="T248_17">the</text:span><text:span text:style-name="T248_18"><text:s/></text:span><text:span text:style-name="T248_19">following</text:span><text:span text:style-name="T248_20"><text:s/></text:span><text:span text:style-name="T248_21">variables</text:span></text:p>
      <text:p text:style-name="P249"/>
      <text:p text:style-name="P250"><text:span text:style-name="T250_1">int</text:span><text:span text:style-name="T250_2"><text:s/></text:span><text:span text:style-name="T250_3">x</text:span><text:span text:style-name="T250_4">,<text:s/></text:span><text:span text:style-name="T250_5">y</text:span><text:span text:style-name="T250_6">;</text:span></text:p>
      <text:p text:style-name="P251"/>
      <text:p text:style-name="P252"><text:span text:style-name="T252_1">You</text:span><text:span text:style-name="T252_2"><text:s/></text:span><text:span text:style-name="T252_3">will</text:span><text:span text:style-name="T252_4"><text:s/></text:span><text:span text:style-name="T252_5">then</text:span><text:span text:style-name="T252_6"><text:s/></text:span><text:span text:style-name="T252_7">have</text:span><text:span text:style-name="T252_8"><text:s/></text:span><text:span text:style-name="T252_9">a</text:span><text:span text:style-name="T252_10"><text:s/></text:span><text:span text:style-name="T252_11">class</text:span><text:span text:style-name="T252_12"><text:s/></text:span><text:span text:style-name="T252_13">called</text:span><text:span text:style-name="T252_14"><text:s/></text:span><text:span text:style-name="T252_15">Math</text:span><text:span text:style-name="T252_16">,<text:s/></text:span><text:span text:style-name="T252_17">and</text:span><text:span text:style-name="T252_18"><text:s/></text:span><text:span text:style-name="T252_19">it</text:span><text:span text:style-name="T252_20"><text:s/></text:span><text:span text:style-name="T252_21">will</text:span><text:span text:style-name="T252_22"><text:s/></text:span><text:span text:style-name="T252_23">have</text:span><text:span text:style-name="T252_24"><text:s/></text:span><text:span text:style-name="T252_25">the</text:span><text:span text:style-name="T252_26"><text:s/></text:span><text:span text:style-name="T252_27">following</text:span><text:span text:style-name="T252_28"><text:s/></text:span><text:span text:style-name="T252_29">private</text:span><text:span text:style-name="T252_30"><text:s/></text:span><text:span text:style-name="T252_31">variables</text:span></text:p>
      <text:p text:style-name="P253"/>
      <text:p text:style-name="P254"><text:span text:style-name="T254_1">Point</text:span><text:span text:style-name="T254_2"><text:s/></text:span><text:span text:style-name="T254_3">a</text:span><text:span text:style-name="T254_4">,<text:s/></text:span><text:span text:style-name="T254_5">b</text:span><text:span text:style-name="T254_6">;</text:span></text:p>
      <text:p text:style-name="P255"/>
      <text:p text:style-name="P256"><text:span text:style-name="T256_1">Your</text:span><text:span text:style-name="T256_2"><text:s/></text:span><text:span text:style-name="T256_3">class</text:span><text:span text:style-name="T256_4"><text:s/></text:span><text:span text:style-name="T256_5">should</text:span><text:span text:style-name="T256_6"><text:s/></text:span><text:span text:style-name="T256_7">also</text:span><text:span text:style-name="T256_8"><text:s/></text:span><text:span text:style-name="T256_9">have</text:span><text:span text:style-name="T256_10"><text:s/></text:span><text:span text:style-name="T256_11">accessor</text:span><text:span text:style-name="T256_12"><text:s/></text:span><text:span text:style-name="T256_13">and</text:span><text:span text:style-name="T256_14"><text:s/></text:span><text:span text:style-name="T256_15">mutator</text:span><text:span text:style-name="T256_16"><text:s/></text:span><text:span text:style-name="T256_17">functions</text:span><text:span text:style-name="T256_18"><text:s/>(</text:span><text:span text:style-name="T256_19">set</text:span><text:span text:style-name="T256_20"><text:s/></text:span><text:span text:style-name="T256_21">and</text:span><text:span text:style-name="T256_22"><text:s/></text:span><text:span text:style-name="T256_23">get</text:span><text:span text:style-name="T256_24">)<text:s/></text:span><text:span text:style-name="T256_25">as</text:span><text:span text:style-name="T256_26"><text:s/></text:span><text:span text:style-name="T256_27">well</text:span><text:span text:style-name="T256_28"><text:s/></text:span><text:span text:style-name="T256_29">as</text:span><text:span text:style-name="T256_30"><text:s/></text:span><text:span text:style-name="T256_31">a</text:span><text:span text:style-name="T256_32"><text:s/></text:span><text:span text:style-name="T256_33">function</text:span><text:span text:style-name="T256_34"><text:s/></text:span><text:span text:style-name="T256_35">that</text:span><text:span text:style-name="T256_36"><text:s/></text:span><text:span text:style-name="T256_37">calculates</text:span><text:span text:style-name="T256_38"><text:s/></text:span><text:span text:style-name="T256_39">the</text:span><text:span text:style-name="T256_40"><text:s/></text:span><text:span text:style-name="T256_41">slope</text:span><text:span text:style-name="T256_42"><text:s/></text:span><text:span text:style-name="T256_43">of</text:span><text:span text:style-name="T256_44"><text:s/></text:span><text:span text:style-name="T256_45">a</text:span><text:span text:style-name="T256_46"><text:s/></text:span><text:span text:style-name="T256_47">line</text:span><text:span text:style-name="T256_48">,<text:s/></text:span><text:span text:style-name="T256_49">and</text:span><text:span text:style-name="T256_50"><text:s/></text:span><text:span text:style-name="T256_51">a</text:span><text:span text:style-name="T256_52"><text:s/></text:span><text:span text:style-name="T256_53">function</text:span><text:span text:style-name="T256_54"><text:s/></text:span><text:span text:style-name="T256_55">that</text:span><text:span text:style-name="T256_56"><text:s/></text:span><text:span text:style-name="T256_57">outputs</text:span><text:span text:style-name="T256_58"><text:s/></text:span><text:span text:style-name="T256_59">the</text:span><text:span text:style-name="T256_60"><text:s/></text:span><text:span text:style-name="T256_61">data</text:span><text:span text:style-name="T256_62"><text:s/></text:span><text:span text:style-name="T256_63">to</text:span><text:span text:style-name="T256_64"><text:s/></text:span><text:span text:style-name="T256_65">the</text:span><text:span text:style-name="T256_66"><text:s/></text:span><text:span text:style-name="T256_67">user</text:span><text:span text:style-name="T256_68"><text:s/>(</text:span><text:span text:style-name="T256_69">a</text:span><text:span text:style-name="T256_70"><text:s/></text:span><text:span text:style-name="T256_71">print</text:span><text:span text:style-name="T256_72"><text:s/></text:span><text:span text:style-name="T256_73">function</text:span><text:span text:style-name="T256_74">).</text:span></text:p>
      <text:p text:style-name="P257"/>
      <text:p text:style-name="P258"/>
      <text:p text:style-name="P259"/>
      <text:p text:style-name="P260"><text:span text:style-name="T260_1">Further</text:span><text:span text:style-name="T260_2"><text:s/></text:span><text:span text:style-name="T260_3">Reading</text:span></text:p>
      <text:p text:style-name="P261"><text:span text:style-name="T261_1">1.<text:s/></text:span><text:span text:style-name="T261_2"><text:a xlink:type="simple" xlink:href="http://pages.cpsc.ucalgary.ca/~jacob/Courses/Fall00/CPSC231/Slides/08-Arithmetic.pdf"><text:span text:style-name="T261_3">http</text:span></text:a></text:span><text:span text:style-name="T261_4"><text:a xlink:type="simple" xlink:href="http://pages.cpsc.ucalgary.ca/~jacob/Courses/Fall00/CPSC231/Slides/08-Arithmetic.pdf"><text:span text:style-name="T261_5">://</text:span></text:a></text:span><text:span text:style-name="T261_6"><text:a xlink:type="simple" xlink:href="http://pages.cpsc.ucalgary.ca/~jacob/Courses/Fall00/CPSC231/Slides/08-Arithmetic.pdf"><text:span text:style-name="T261_7">pages</text:span></text:a></text:span><text:span text:style-name="T261_8"><text:a xlink:type="simple" xlink:href="http://pages.cpsc.ucalgary.ca/~jacob/Courses/Fall00/CPSC231/Slides/08-Arithmetic.pdf"><text:span text:style-name="T261_9">.</text:span></text:a></text:span><text:span text:style-name="T261_10"><text:a xlink:type="simple" xlink:href="http://pages.cpsc.ucalgary.ca/~jacob/Courses/Fall00/CPSC231/Slides/08-Arithmetic.pdf"><text:span text:style-name="T261_11">cpsc</text:span></text:a></text:span><text:span text:style-name="T261_12"><text:a xlink:type="simple" xlink:href="http://pages.cpsc.ucalgary.ca/~jacob/Courses/Fall00/CPSC231/Slides/08-Arithmetic.pdf"><text:span text:style-name="T261_13">.</text:span></text:a></text:span><text:span text:style-name="T261_14"><text:a xlink:type="simple" xlink:href="http://pages.cpsc.ucalgary.ca/~jacob/Courses/Fall00/CPSC231/Slides/08-Arithmetic.pdf"><text:span text:style-name="T261_15">ucalgary</text:span></text:a></text:span><text:span text:style-name="T261_16"><text:a xlink:type="simple" xlink:href="http://pages.cpsc.ucalgary.ca/~jacob/Courses/Fall00/CPSC231/Slides/08-Arithmetic.pdf"><text:span text:style-name="T261_17">.</text:span></text:a></text:span><text:span text:style-name="T261_18"><text:a xlink:type="simple" xlink:href="http://pages.cpsc.ucalgary.ca/~jacob/Courses/Fall00/CPSC231/Slides/08-Arithmetic.pdf"><text:span text:style-name="T261_19">ca</text:span></text:a></text:span><text:span text:style-name="T261_20"><text:a xlink:type="simple" xlink:href="http://pages.cpsc.ucalgary.ca/~jacob/Courses/Fall00/CPSC231/Slides/08-Arithmetic.pdf"><text:span text:style-name="T261_21">/~</text:span></text:a></text:span><text:span text:style-name="T261_22"><text:a xlink:type="simple" xlink:href="http://pages.cpsc.ucalgary.ca/~jacob/Courses/Fall00/CPSC231/Slides/08-Arithmetic.pdf"><text:span text:style-name="T261_23">jacob</text:span></text:a></text:span><text:span text:style-name="T261_24"><text:a xlink:type="simple" xlink:href="http://pages.cpsc.ucalgary.ca/~jacob/Courses/Fall00/CPSC231/Slides/08-Arithmetic.pdf"><text:span text:style-name="T261_25">/</text:span></text:a></text:span><text:span text:style-name="T261_26"><text:a xlink:type="simple" xlink:href="http://pages.cpsc.ucalgary.ca/~jacob/Courses/Fall00/CPSC231/Slides/08-Arithmetic.pdf"><text:span text:style-name="T261_27">Courses</text:span></text:a></text:span><text:span text:style-name="T261_28"><text:a xlink:type="simple" xlink:href="http://pages.cpsc.ucalgary.ca/~jacob/Courses/Fall00/CPSC231/Slides/08-Arithmetic.pdf"><text:span text:style-name="T261_29">/</text:span></text:a></text:span><text:span text:style-name="T261_30"><text:a xlink:type="simple" xlink:href="http://pages.cpsc.ucalgary.ca/~jacob/Courses/Fall00/CPSC231/Slides/08-Arithmetic.pdf"><text:span text:style-name="T261_31">Fall</text:span></text:a></text:span><text:span text:style-name="T261_32"><text:a xlink:type="simple" xlink:href="http://pages.cpsc.ucalgary.ca/~jacob/Courses/Fall00/CPSC231/Slides/08-Arithmetic.pdf"><text:span text:style-name="T261_33">00/</text:span></text:a></text:span><text:span text:style-name="T261_34"><text:a xlink:type="simple" xlink:href="http://pages.cpsc.ucalgary.ca/~jacob/Courses/Fall00/CPSC231/Slides/08-Arithmetic.pdf"><text:span text:style-name="T261_35">CPSC</text:span></text:a></text:span><text:span text:style-name="T261_36"><text:a xlink:type="simple" xlink:href="http://pages.cpsc.ucalgary.ca/~jacob/Courses/Fall00/CPSC231/Slides/08-Arithmetic.pdf"><text:span text:style-name="T261_37">231/</text:span></text:a></text:span><text:span text:style-name="T261_38"><text:a xlink:type="simple" xlink:href="http://pages.cpsc.ucalgary.ca/~jacob/Courses/Fall00/CPSC231/Slides/08-Arithmetic.pdf"><text:span text:style-name="T261_39">Slides</text:span></text:a></text:span><text:span text:style-name="T261_40"><text:a xlink:type="simple" xlink:href="http://pages.cpsc.ucalgary.ca/~jacob/Courses/Fall00/CPSC231/Slides/08-Arithmetic.pdf"><text:span text:style-name="T261_41">/08-</text:span></text:a></text:span><text:span text:style-name="T261_42"><text:a xlink:type="simple" xlink:href="http://pages.cpsc.ucalgary.ca/~jacob/Courses/Fall00/CPSC231/Slides/08-Arithmetic.pdf"><text:span text:style-name="T261_43">Arithmetic</text:span></text:a></text:span><text:span text:style-name="T261_44"><text:a xlink:type="simple" xlink:href="http://pages.cpsc.ucalgary.ca/~jacob/Courses/Fall00/CPSC231/Slides/08-Arithmetic.pdf"><text:span text:style-name="T261_45">.</text:span></text:a></text:span><text:span text:style-name="T261_46"><text:a xlink:type="simple" xlink:href="http://pages.cpsc.ucalgary.ca/~jacob/Courses/Fall00/CPSC231/Slides/08-Arithmetic.pdf"><text:span text:style-name="T261_47">pdf</text:span></text:a></text:span></text:p>
      <text:p text:style-name="P262"><text:span text:style-name="T262_1">2.<text:s/></text:span><text:span text:style-name="T262_2"><text:a xlink:type="simple" xlink:href="http://www.tutorialspoint.com/cplusplus/cpp_classes_objects.htm"><text:span text:style-name="T262_3">http</text:span></text:a></text:span><text:span text:style-name="T262_4"><text:a xlink:type="simple" xlink:href="http://www.tutorialspoint.com/cplusplus/cpp_classes_objects.htm"><text:span text:style-name="T262_5">://</text:span></text:a></text:span><text:span text:style-name="T262_6"><text:a xlink:type="simple" xlink:href="http://www.tutorialspoint.com/cplusplus/cpp_classes_objects.htm"><text:span text:style-name="T262_7">www</text:span></text:a></text:span><text:span text:style-name="T262_8"><text:a xlink:type="simple" xlink:href="http://www.tutorialspoint.com/cplusplus/cpp_classes_objects.htm"><text:span text:style-name="T262_9">.</text:span></text:a></text:span><text:span text:style-name="T262_10"><text:a xlink:type="simple" xlink:href="http://www.tutorialspoint.com/cplusplus/cpp_classes_objects.htm"><text:span text:style-name="T262_11">tutorialspoint</text:span></text:a></text:span><text:span text:style-name="T262_12"><text:a xlink:type="simple" xlink:href="http://www.tutorialspoint.com/cplusplus/cpp_classes_objects.htm"><text:span text:style-name="T262_13">.</text:span></text:a></text:span><text:span text:style-name="T262_14"><text:a xlink:type="simple" xlink:href="http://www.tutorialspoint.com/cplusplus/cpp_classes_objects.htm"><text:span text:style-name="T262_15">com</text:span></text:a></text:span><text:span text:style-name="T262_16"><text:a xlink:type="simple" xlink:href="http://www.tutorialspoint.com/cplusplus/cpp_classes_objects.htm"><text:span text:style-name="T262_17">/</text:span></text:a></text:span><text:span text:style-name="T262_18"><text:a xlink:type="simple" xlink:href="http://www.tutorialspoint.com/cplusplus/cpp_classes_objects.htm"><text:span text:style-name="T262_19">cplusplus</text:span></text:a></text:span><text:span text:style-name="T262_20"><text:a xlink:type="simple" xlink:href="http://www.tutorialspoint.com/cplusplus/cpp_classes_objects.htm"><text:span text:style-name="T262_21">/</text:span></text:a></text:span><text:span text:style-name="T262_22"><text:a xlink:type="simple" xlink:href="http://www.tutorialspoint.com/cplusplus/cpp_classes_objects.htm"><text:span text:style-name="T262_23">cpp</text:span></text:a></text:span><text:span text:style-name="T262_24"><text:a xlink:type="simple" xlink:href="http://www.tutorialspoint.com/cplusplus/cpp_classes_objects.htm"><text:span text:style-name="T262_25">_</text:span></text:a></text:span><text:span text:style-name="T262_26"><text:a xlink:type="simple" xlink:href="http://www.tutorialspoint.com/cplusplus/cpp_classes_objects.htm"><text:span text:style-name="T262_27">classes</text:span></text:a></text:span><text:span text:style-name="T262_28"><text:a xlink:type="simple" xlink:href="http://www.tutorialspoint.com/cplusplus/cpp_classes_objects.htm"><text:span text:style-name="T262_29">_</text:span></text:a></text:span><text:span text:style-name="T262_30"><text:a xlink:type="simple" xlink:href="http://www.tutorialspoint.com/cplusplus/cpp_classes_objects.htm"><text:span text:style-name="T262_31">objects</text:span></text:a></text:span><text:span text:style-name="T262_32"><text:a xlink:type="simple" xlink:href="http://www.tutorialspoint.com/cplusplus/cpp_classes_objects.htm"><text:span text:style-name="T262_33">.</text:span></text:a></text:span><text:span text:style-name="T262_34"><text:a xlink:type="simple" xlink:href="http://www.tutorialspoint.com/cplusplus/cpp_classes_objects.htm"><text:span text:style-name="T262_35">htm</text:span></text:a></text:span></text:p>
      <text:p text:style-name="P263"><text:span text:style-name="T263_1">3.<text:s/></text:span><text:span text:style-name="T263_2"><text:a xlink:type="simple" xlink:href="http://www.cprogramming.com/tutorial/lesson7.html"><text:span text:style-name="T263_3">http</text:span></text:a></text:span><text:span text:style-name="T263_4"><text:a xlink:type="simple" xlink:href="http://www.cprogramming.com/tutorial/lesson7.html"><text:span text:style-name="T263_5">://</text:span></text:a></text:span><text:span text:style-name="T263_6"><text:a xlink:type="simple" xlink:href="http://www.cprogramming.com/tutorial/lesson7.html"><text:span text:style-name="T263_7">www</text:span></text:a></text:span><text:span text:style-name="T263_8"><text:a xlink:type="simple" xlink:href="http://www.cprogramming.com/tutorial/lesson7.html"><text:span text:style-name="T263_9">.</text:span></text:a></text:span><text:span text:style-name="T263_10"><text:a xlink:type="simple" xlink:href="http://www.cprogramming.com/tutorial/lesson7.html"><text:span text:style-name="T263_11">cprogramming</text:span></text:a></text:span><text:span text:style-name="T263_12"><text:a xlink:type="simple" xlink:href="http://www.cprogramming.com/tutorial/lesson7.html"><text:span text:style-name="T263_13">.</text:span></text:a></text:span><text:span text:style-name="T263_14"><text:a xlink:type="simple" xlink:href="http://www.cprogramming.com/tutorial/lesson7.html"><text:span text:style-name="T263_15">com</text:span></text:a></text:span><text:span text:style-name="T263_16"><text:a xlink:type="simple" xlink:href="http://www.cprogramming.com/tutorial/lesson7.html"><text:span text:style-name="T263_17">/</text:span></text:a></text:span><text:span text:style-name="T263_18"><text:a xlink:type="simple" xlink:href="http://www.cprogramming.com/tutorial/lesson7.html"><text:span text:style-name="T263_19">tutorial</text:span></text:a></text:span><text:span text:style-name="T263_20"><text:a xlink:type="simple" xlink:href="http://www.cprogramming.com/tutorial/lesson7.html"><text:span text:style-name="T263_21">/</text:span></text:a></text:span><text:span text:style-name="T263_22"><text:a xlink:type="simple" xlink:href="http://www.cprogramming.com/tutorial/lesson7.html"><text:span text:style-name="T263_23">lesson</text:span></text:a></text:span><text:span text:style-name="T263_24"><text:a xlink:type="simple" xlink:href="http://www.cprogramming.com/tutorial/lesson7.html"><text:span text:style-name="T263_25">7.</text:span></text:a></text:span><text:span text:style-name="T263_26"><text:a xlink:type="simple" xlink:href="http://www.cprogramming.com/tutorial/lesson7.html"><text:span text:style-name="T263_27">html</text:span></text:a></text:span></text:p>
      <text:p text:style-name="P264"/>
      <text:p text:style-name="P2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